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EB70000819B00003A653728BE2E112D5303.svg" manifest:media-type="image/svg+xml"/>
  <manifest:file-entry manifest:full-path="Pictures/10000201000001B9000001213E8B7A91CF864300.png" manifest:media-type="image/png"/>
  <manifest:file-entry manifest:full-path="Pictures/100002010000041E000001DBA002318E9994B0B7.png" manifest:media-type="image/png"/>
  <manifest:file-entry manifest:full-path="Pictures/10000000000007D00000060ADFD01664D17F7F3C.jpg" manifest:media-type="image/jpeg"/>
  <manifest:file-entry manifest:full-path="Pictures/10000000000000080000000804B398AF1D13287F.png" manifest:media-type="image/png"/>
  <manifest:file-entry manifest:full-path="Pictures/100002010000041E000001DBBD3DD6AA1C9FC508.png" manifest:media-type="image/png"/>
  <manifest:file-entry manifest:full-path="Pictures/10001A070000819B00003A65B4E95F85BABC18C4.svg" manifest:media-type="image/svg+xml"/>
  <manifest:file-entry manifest:full-path="Pictures/1000020100000162000000943D264FD9C4862A65.png" manifest:media-type="image/png"/>
  <manifest:file-entry manifest:full-path="Pictures/10000000000008A80000067E0718B814CD2AB836.jpg" manifest:media-type="image/jpe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, 'Arial Unicode MS'" style:font-charset="x-symbol"/>
    <style:font-face style:name="OpenSymbol2" svg:font-family="OpenSymbol, 'Arial Unicode MS'"/>
    <style:font-face style:name="Liberation Serif3" svg:font-family="'Liberation Serif'" style:font-family-generic="roman"/>
    <style:font-face style:name="Liberation Serif2" svg:font-family="'Liberation Serif'" style:font-adornments="Regular" style:font-family-generic="roman"/>
    <style:font-face style:name="FreeSans2" svg:font-family="FreeSans" style:font-family-generic="swiss"/>
    <style:font-face style:name="Liberation Sans3" svg:font-family="'Liberation Sans'" style:font-family-generic="swiss"/>
    <style:font-face style:name="Liberation Mono" svg:font-family="'Liberation Mono'" style:font-pitch="fixed"/>
    <style:font-face style:name="Liberation Mono3" svg:font-family="'Liberation Mono'" style:font-family-generic="modern" style:font-pitch="fixed"/>
    <style:font-face style:name="Liberation Mono4" svg:font-family="'Liberation Mono', 'Courier New'" style:font-family-generic="modern" style:font-pitch="fixed"/>
    <style:font-face style:name="Liberation Mono1" svg:font-family="'Liberation Mono'" style:font-pitch="variable"/>
    <style:font-face style:name="Liberation Sans5" svg:font-family="'Liberation Sans'" style:font-pitch="variable"/>
    <style:font-face style:name="Liberation Serif4" svg:font-family="'Liberation Serif'" style:font-pitch="variable"/>
    <style:font-face style:name="OpenSymbol3" svg:font-family="OpenSymbol, 'Arial Unicode MS'" style:font-pitch="variable"/>
    <style:font-face style:name="PT Mono" svg:font-family="'PT Mono'" style:font-pitch="variable"/>
    <style:font-face style:name="Liberation Mono2" svg:font-family="'Liberation Mono'" style:font-family-generic="modern" style:font-pitch="variable"/>
    <style:font-face style:name="Liberation Mono5" svg:font-family="'Liberation Mono', 'Courier New'" style:font-family-generic="modern" style:font-pitch="variable"/>
    <style:font-face style:name="Liberation Sans6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Droid Sans Fallback2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Mono6" svg:font-family="'Liberation Mono', 'Courier New'" style:font-family-generic="roman" style:font-pitch="variable"/>
    <style:font-face style:name="Liberation Sans4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7" svg:font-family="'Liberation Mono', 'Courier New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marker-end="Arrow_20_concave" draw:textarea-vertical-align="middle"/>
    </style:style>
    <style:style style:name="gr4" style:family="graphic" style:parent-style-name="standard">
      <style:graphic-properties svg:stroke-color="#000000" draw:fill-color="#f0e6ff" draw:textarea-horizontal-align="justify" draw:textarea-vertical-align="middle" draw:auto-grow-height="false" fo:min-height="1.104cm" fo:min-width="2.454cm"/>
      <style:paragraph-properties style:writing-mode="lr-tb"/>
    </style:style>
    <style:style style:name="gr5" style:family="graphic" style:parent-style-name="standard">
      <style:graphic-properties svg:stroke-color="#000000" draw:fill-color="#f0e6ff" draw:textarea-horizontal-align="justify" draw:textarea-vertical-align="middle" draw:auto-grow-height="false" fo:min-height="1.104cm" fo:min-width="2.194cm"/>
      <style:paragraph-properties style:writing-mode="lr-tb"/>
    </style:style>
    <style:style style:name="gr6" style:family="graphic" style:parent-style-name="standard">
      <style:graphic-properties svg:stroke-color="#000000" draw:fill-color="#f0e6ff" draw:textarea-horizontal-align="justify" draw:textarea-vertical-align="middle" draw:auto-grow-height="false" fo:min-height="1.104cm" fo:min-width="2.195cm"/>
      <style:paragraph-properties style:writing-mode="lr-tb"/>
    </style:style>
    <style:style style:name="gr7" style:family="graphic" style:parent-style-name="standard">
      <style:graphic-properties svg:stroke-color="#000000" draw:fill-color="#ffffcc" draw:textarea-horizontal-align="justify" draw:textarea-vertical-align="middle" draw:auto-grow-height="false" fo:min-height="1.084cm" fo:min-width="2.313cm" fo:wrap-option="no-wrap"/>
      <style:paragraph-properties style:writing-mode="lr-tb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 fo:min-height="1.36cm" fo:min-width="2.493cm" fo:wrap-option="no-wrap"/>
      <style:paragraph-properties style:writing-mode="lr-tb"/>
    </style:style>
    <style:style style:name="gr9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10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0.75cm" fo:min-width="1cm"/>
      <style:paragraph-properties style:writing-mode="lr-tb"/>
    </style:style>
    <style:style style:name="gr1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5cm" fo:min-width="1cm"/>
      <style:paragraph-properties style:writing-mode="lr-tb"/>
    </style:style>
    <style:style style:name="gr1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5cm" fo:min-width="5cm"/>
      <style:paragraph-properties style:writing-mode="lr-tb"/>
    </style:style>
    <style:style style:name="gr1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5cm" fo:min-width="1.614cm"/>
      <style:paragraph-properties style:writing-mode="lr-tb"/>
    </style:style>
    <style:style style:name="gr14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0.75cm" fo:min-width="1cm"/>
      <style:paragraph-properties style:writing-mode="lr-tb"/>
    </style:style>
    <style:style style:name="gr15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5cm"/>
      <style:paragraph-properties style:writing-mode="lr-tb"/>
    </style:style>
    <style:style style:name="gr16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17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1.614cm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75cm" fo:min-width="1cm"/>
      <style:paragraph-properties style:writing-mode="lr-tb"/>
    </style:style>
    <style:style style:name="gr1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2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5cm"/>
      <style:paragraph-properties style:writing-mode="lr-tb"/>
    </style:style>
    <style:style style:name="gr2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1.614cm"/>
      <style:paragraph-properties style:writing-mode="lr-tb"/>
    </style:style>
    <style:style style:name="gr22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1.314cm" fo:min-width="7.564cm"/>
    </style:style>
    <style:style style:name="gr23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1.314cm" fo:min-width="9.114cm"/>
    </style:style>
    <style:style style:name="gr24" style:family="graphic" style:parent-style-name="standard">
      <style:graphic-properties draw:stroke="solid" draw:stroke-dash="Fine_20_Dashed" svg:stroke-color="#000000" draw:fill="solid" draw:fill-color="#f0e6ff" draw:textarea-horizontal-align="justify" draw:textarea-vertical-align="middle" draw:auto-grow-height="false" fo:min-height="0.75cm" fo:min-width="1cm"/>
      <style:paragraph-properties style:writing-mode="lr-tb"/>
    </style:style>
    <style:style style:name="gr25" style:family="graphic" style:parent-style-name="standard">
      <style:graphic-properties draw:stroke="solid" draw:stroke-dash="Fine_20_Dashed" svg:stroke-color="#000000" draw:fill="solid" draw:fill-color="#ffe1ff" draw:textarea-horizontal-align="justify" draw:textarea-vertical-align="middle" draw:auto-grow-height="false" fo:min-height="0.75cm" fo:min-width="1cm"/>
      <style:paragraph-properties style:writing-mode="lr-tb"/>
    </style:style>
    <style:style style:name="gr26" style:family="graphic" style:parent-style-name="standard">
      <style:graphic-properties draw:stroke="solid" draw:stroke-dash="Fine_20_Dashed" svg:stroke-color="#000000" draw:fill-color="#f0e6ff" draw:textarea-horizontal-align="justify" draw:textarea-vertical-align="middle" draw:auto-grow-height="false" fo:min-height="0.75cm" fo:min-width="5cm"/>
      <style:paragraph-properties style:writing-mode="lr-tb"/>
    </style:style>
    <style:style style:name="gr27" style:family="graphic" style:parent-style-name="standard">
      <style:graphic-properties draw:stroke="solid" draw:stroke-dash="Fine_20_Dashed" svg:stroke-color="#000000" draw:fill-color="#ffe1ff" draw:textarea-horizontal-align="justify" draw:textarea-vertical-align="middle" draw:auto-grow-height="false" fo:min-height="0.75cm" fo:min-width="5.5cm"/>
      <style:paragraph-properties style:writing-mode="lr-tb"/>
    </style:style>
    <style:style style:name="gr28" style:family="graphic" style:parent-style-name="standard">
      <style:graphic-properties draw:stroke="solid" draw:stroke-dash="Fine_20_Dashed" svg:stroke-color="#000000" draw:fill-color="#f0e6ff" draw:textarea-horizontal-align="justify" draw:textarea-vertical-align="middle" draw:auto-grow-height="false" fo:min-height="0.75cm" fo:min-width="1.614cm"/>
      <style:paragraph-properties style:writing-mode="lr-tb"/>
    </style:style>
    <style:style style:name="gr29" style:family="graphic" style:parent-style-name="standard">
      <style:graphic-properties svg:stroke-color="#000000" draw:marker-start="Arrow_20_concave" draw:marker-end="Arrow_20_concave" draw:textarea-vertical-align="middle"/>
    </style:style>
    <style:style style:name="gr30" style:family="graphic" style:parent-style-name="standard">
      <style:graphic-properties draw:stroke="solid" draw:stroke-dash="Fine_20_Dashed" svg:stroke-color="#000000" draw:fill="solid" draw:fill-color="#eeeeee" draw:textarea-horizontal-align="justify" draw:textarea-vertical-align="middle" draw:auto-grow-height="false" fo:min-height="0.75cm" fo:min-width="1cm"/>
      <style:paragraph-properties style:writing-mode="lr-tb"/>
    </style:style>
    <style:style style:name="gr31" style:family="graphic" style:parent-style-name="standard">
      <style:graphic-properties draw:stroke="solid" draw:stroke-dash="Fine_20_Dashed" svg:stroke-color="#000000" draw:fill-color="#eeeeee" draw:textarea-horizontal-align="justify" draw:textarea-vertical-align="middle" draw:auto-grow-height="false" fo:min-height="0.75cm" fo:min-width="5.5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f0e6ff" draw:textarea-horizontal-align="justify" draw:textarea-vertical-align="middle" draw:auto-grow-height="false" fo:min-height="0.75cm" fo:min-width="1cm"/>
      <style:paragraph-properties style:writing-mode="lr-tb"/>
    </style:style>
    <style:style style:name="gr33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75cm" fo:min-width="5cm"/>
      <style:paragraph-properties style:writing-mode="lr-tb"/>
    </style:style>
    <style:style style:name="gr34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75cm" fo:min-width="1.614cm"/>
      <style:paragraph-properties style:writing-mode="lr-tb"/>
    </style:style>
    <style:style style:name="gr35" style:family="graphic" style:parent-style-name="standard">
      <style:graphic-properties draw:stroke="solid" draw:stroke-dash="Fine_20_Dashed" svg:stroke-color="#000000" draw:fill-color="#eeeeee" draw:textarea-horizontal-align="justify" draw:textarea-vertical-align="middle" draw:auto-grow-height="false" fo:min-height="0.75cm" fo:min-width="5cm"/>
      <style:paragraph-properties style:writing-mode="lr-tb"/>
    </style:style>
    <style:style style:name="gr36" style:family="graphic" style:parent-style-name="standard">
      <style:graphic-properties draw:stroke="solid" draw:stroke-dash="Fine_20_Dashed" svg:stroke-color="#000000" draw:fill-color="#eeeeee" draw:textarea-horizontal-align="justify" draw:textarea-vertical-align="middle" draw:auto-grow-height="false" fo:min-height="0.75cm" fo:min-width="1.614cm"/>
      <style:paragraph-properties style:writing-mode="lr-tb"/>
    </style:style>
    <style:style style:name="gr37" style:family="graphic" style:parent-style-name="standard">
      <style:graphic-properties draw:stroke="solid" svg:stroke-color="#000000" draw:fill="solid" draw:fill-color="#ffe1ff" draw:textarea-horizontal-align="justify" draw:textarea-vertical-align="middle" draw:auto-grow-height="false" fo:min-height="0.75cm" fo:min-width="1cm"/>
      <style:paragraph-properties style:writing-mode="lr-tb"/>
    </style:style>
    <style:style style:name="gr38" style:family="graphic" style:parent-style-name="standard">
      <style:graphic-properties draw:stroke="solid" svg:stroke-color="#000000" draw:fill-color="#ffe1ff" draw:textarea-horizontal-align="justify" draw:textarea-vertical-align="middle" draw:auto-grow-height="false" fo:min-height="0.75cm" fo:min-width="5.5cm"/>
      <style:paragraph-properties style:writing-mode="lr-tb"/>
    </style:style>
    <style:style style:name="gr39" style:family="graphic" style:parent-style-name="standard">
      <style:graphic-properties draw:stroke="solid" svg:stroke-color="#000000" draw:fill="solid" draw:fill-color="#eeeeee" draw:textarea-horizontal-align="justify" draw:textarea-vertical-align="middle" draw:auto-grow-height="false" fo:min-height="0.75cm" fo:min-width="1cm"/>
      <style:paragraph-properties style:writing-mode="lr-tb"/>
    </style:style>
    <style:style style:name="gr40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5cm" fo:min-width="5.5cm"/>
      <style:paragraph-properties style:writing-mode="lr-tb"/>
    </style:style>
    <style:style style:name="gr41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5cm" fo:min-width="5cm"/>
      <style:paragraph-properties style:writing-mode="lr-tb"/>
    </style:style>
    <style:style style:name="gr42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5cm" fo:min-width="1.614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4" style:family="graphic" style:parent-style-name="standard">
      <style:graphic-properties svg:stroke-color="#000000" draw:fill-color="#f0e6ff" draw:textarea-horizontal-align="justify" draw:textarea-vertical-align="middle" draw:auto-grow-height="false" fo:min-height="1.104cm" fo:min-width="1.454cm"/>
      <style:paragraph-properties style:writing-mode="lr-tb"/>
    </style:style>
    <style:style style:name="gr45" style:family="graphic" style:parent-style-name="standard">
      <style:graphic-properties svg:stroke-color="#000000" draw:fill-color="#ffe1ff" draw:textarea-horizontal-align="justify" draw:textarea-vertical-align="middle" draw:auto-grow-height="false" fo:min-height="1.104cm" fo:min-width="2.454cm"/>
      <style:paragraph-properties style:writing-mode="lr-tb"/>
    </style:style>
    <style:style style:name="gr46" style:family="graphic" style:parent-style-name="standard">
      <style:graphic-properties svg:stroke-color="#000000" draw:fill-color="#ffe1ff" draw:textarea-horizontal-align="justify" draw:textarea-vertical-align="middle" draw:auto-grow-height="false" fo:min-height="1.104cm" fo:min-width="2.195cm"/>
      <style:paragraph-properties style:writing-mode="lr-tb"/>
    </style:style>
    <style:style style:name="gr47" style:family="graphic" style:parent-style-name="standard">
      <style:graphic-properties svg:stroke-color="#000000" draw:fill-color="#ccffcc" draw:textarea-horizontal-align="justify" draw:textarea-vertical-align="middle" draw:auto-grow-height="false" fo:min-height="1.104cm" fo:min-width="2.454cm"/>
      <style:paragraph-properties style:writing-mode="lr-tb"/>
    </style:style>
    <style:style style:name="gr48" style:family="graphic" style:parent-style-name="standard">
      <style:graphic-properties svg:stroke-color="#000000" draw:fill-color="#ccffcc" draw:textarea-horizontal-align="justify" draw:textarea-vertical-align="middle" draw:auto-grow-height="false" fo:min-height="1.104cm" fo:min-width="2.195cm"/>
      <style:paragraph-properties style:writing-mode="lr-tb"/>
    </style:style>
    <style:style style:name="gr49" style:family="graphic" style:parent-style-name="standard">
      <style:graphic-properties svg:stroke-color="#000000" draw:fill-color="#ccffcc" draw:textarea-horizontal-align="justify" draw:textarea-vertical-align="middle" draw:auto-grow-height="false" fo:min-height="1.104cm" fo:min-width="2.194cm"/>
      <style:paragraph-properties style:writing-mode="lr-tb"/>
    </style:style>
    <style:style style:name="gr50" style:family="graphic" style:parent-style-name="standard">
      <style:graphic-properties svg:stroke-color="#000000" draw:fill-color="#ffe1ff" draw:textarea-horizontal-align="justify" draw:textarea-vertical-align="middle" draw:auto-grow-height="false" fo:min-height="1.104cm" fo:min-width="2.194cm"/>
      <style:paragraph-properties style:writing-mode="lr-tb"/>
    </style:style>
    <style:style style:name="gr51" style:family="graphic" style:parent-style-name="standard">
      <style:graphic-properties draw:stroke="dash" draw:stroke-dash="Fine_20_Dashed" svg:stroke-color="#000000" draw:fill="solid" draw:fill-color="#ffe1ff" draw:textarea-horizontal-align="justify" draw:textarea-vertical-align="middle" draw:auto-grow-height="false" fo:min-height="2.545cm" fo:min-width="9.73cm"/>
    </style:style>
    <style:style style:name="gr52" style:family="graphic" style:parent-style-name="standard">
      <style:graphic-properties svg:stroke-color="#000000" draw:fill-color="#ffe1ff" draw:textarea-horizontal-align="justify" draw:textarea-vertical-align="middle" draw:auto-grow-height="false" fo:min-height="0.75cm" fo:min-width="1cm"/>
      <style:paragraph-properties style:writing-mode="lr-tb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cm"/>
      <style:paragraph-properties style:writing-mode="lr-tb"/>
    </style:style>
    <style:style style:name="gr54" style:family="graphic" style:parent-style-name="standard">
      <style:graphic-properties svg:stroke-color="#000000" draw:fill-color="#ffe1ff" draw:textarea-horizontal-align="justify" draw:textarea-vertical-align="middle" draw:auto-grow-height="false" fo:min-height="0.75cm" fo:min-width="5cm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cm"/>
      <style:paragraph-properties style:writing-mode="lr-tb"/>
    </style:style>
    <style:style style:name="gr56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1cm"/>
      <style:paragraph-properties style:writing-mode="lr-tb"/>
    </style:style>
    <style:style style:name="gr57" style:family="graphic" style:parent-style-name="standard">
      <style:graphic-properties draw:stroke="solid" svg:stroke-color="#000000" draw:fill-color="#ffe1ff" draw:textarea-horizontal-align="justify" draw:textarea-vertical-align="middle" draw:auto-grow-height="false" fo:min-height="0.75cm" fo:min-width="1cm"/>
      <style:paragraph-properties style:writing-mode="lr-tb"/>
    </style:style>
    <style:style style:name="gr5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1cm"/>
      <style:paragraph-properties style:writing-mode="lr-tb"/>
    </style:style>
    <style:style style:name="gr59" style:family="graphic" style:parent-style-name="standard">
      <style:graphic-properties draw:stroke="solid" svg:stroke-color="#000000" draw:fill-color="#ffe1ff" draw:textarea-horizontal-align="justify" draw:textarea-vertical-align="middle" draw:auto-grow-height="false" fo:min-height="0.75cm" fo:min-width="1.614cm"/>
      <style:paragraph-properties style:writing-mode="lr-tb"/>
    </style:style>
    <style:style style:name="gr60" style:family="graphic" style:parent-style-name="standard">
      <style:graphic-properties draw:stroke="dash" draw:stroke-dash="Fine_20_Dashed" svg:stroke-color="#000000" draw:fill="solid" draw:fill-color="#ccffcc" draw:textarea-horizontal-align="justify" draw:textarea-vertical-align="middle" draw:auto-grow-height="false" fo:min-height="2.545cm" fo:min-width="9.73cm"/>
    </style:style>
    <style:style style:name="gr61" style:family="graphic" style:parent-style-name="standard">
      <style:graphic-properties draw:stroke="dash" draw:stroke-dash="Fine_20_Dashed" svg:stroke-color="#000000" draw:fill="solid" draw:fill-color="#f0e6ff" draw:textarea-horizontal-align="justify" draw:textarea-vertical-align="middle" draw:auto-grow-height="false" fo:min-height="2.545cm" fo:min-width="9.73cm"/>
    </style:style>
    <style:style style:name="gr62" style:family="graphic" style:parent-style-name="standard">
      <style:graphic-properties svg:stroke-color="#000000" draw:fill-color="#f0e6ff" draw:textarea-horizontal-align="justify" draw:textarea-vertical-align="middle" draw:auto-grow-height="false" fo:min-height="0.75cm" fo:min-width="1cm"/>
      <style:paragraph-properties style:writing-mode="lr-tb"/>
    </style:style>
    <style:style style:name="gr63" style:family="graphic" style:parent-style-name="standard">
      <style:graphic-properties svg:stroke-color="#000000" draw:fill-color="#f0e6ff" draw:textarea-horizontal-align="justify" draw:textarea-vertical-align="middle" draw:auto-grow-height="false" fo:min-height="0.75cm" fo:min-width="5cm"/>
      <style:paragraph-properties style:writing-mode="lr-tb"/>
    </style:style>
    <style:style style:name="gr64" style:family="graphic" style:parent-style-name="standard">
      <style:graphic-properties svg:stroke-color="#000000" draw:fill-color="#ccffcc" draw:textarea-horizontal-align="justify" draw:textarea-vertical-align="middle" draw:auto-grow-height="false" fo:min-height="0.75cm" fo:min-width="1cm"/>
      <style:paragraph-properties style:writing-mode="lr-tb"/>
    </style:style>
    <style:style style:name="gr65" style:family="graphic" style:parent-style-name="standard">
      <style:graphic-properties svg:stroke-color="#000000" draw:fill-color="#ccffcc" draw:textarea-horizontal-align="justify" draw:textarea-vertical-align="middle" draw:auto-grow-height="false" fo:min-height="0.75cm" fo:min-width="5cm"/>
      <style:paragraph-properties style:writing-mode="lr-tb"/>
    </style:style>
    <style:style style:name="gr66" style:family="graphic" style:parent-style-name="standard">
      <style:graphic-properties draw:stroke="solid" draw:stroke-dash="Fine_20_Dashed" svg:stroke-color="#000000" draw:fill-color="#ccffcc" draw:textarea-horizontal-align="justify" draw:textarea-vertical-align="middle" draw:auto-grow-height="false" fo:min-height="0.75cm" fo:min-width="1.614cm"/>
      <style:paragraph-properties style:writing-mode="lr-tb"/>
    </style:style>
    <style:style style:name="gr67" style:family="graphic" style:parent-style-name="standard">
      <style:graphic-properties svg:stroke-color="#000000" draw:fill-color="#ffffcc" draw:textarea-horizontal-align="justify" draw:textarea-vertical-align="middle" draw:auto-grow-height="false" fo:min-height="0.867cm" fo:min-width="2.964cm" fo:wrap-option="no-wrap"/>
      <style:paragraph-properties style:writing-mode="lr-tb"/>
    </style:style>
    <style:style style:name="gr68" style:family="graphic" style:parent-style-name="standard" style:list-style-name="L1">
      <style:graphic-properties svg:stroke-color="#000000" draw:fill-color="#ffe1ff" draw:textarea-horizontal-align="justify" draw:textarea-vertical-align="middle" draw:auto-grow-height="false" fo:min-height="0.75cm" fo:min-width="5cm"/>
      <style:paragraph-properties style:writing-mode="lr-tb"/>
    </style:style>
    <style:style style:name="gr69" style:family="graphic" style:parent-style-name="standard">
      <style:graphic-properties draw:stroke="solid" svg:stroke-color="#000000" draw:fill-color="#ccffcc" draw:textarea-horizontal-align="justify" draw:textarea-vertical-align="middle" draw:auto-grow-height="false" fo:min-height="0.75cm" fo:min-width="1cm"/>
      <style:paragraph-properties style:writing-mode="lr-tb"/>
    </style:style>
    <style:style style:name="gr70" style:family="graphic" style:parent-style-name="standard">
      <style:graphic-properties draw:stroke="solid" svg:stroke-color="#000000" draw:fill-color="#ccffcc" draw:textarea-horizontal-align="justify" draw:textarea-vertical-align="middle" draw:auto-grow-height="false" fo:min-height="0.75cm" fo:min-width="5.5cm"/>
      <style:paragraph-properties style:writing-mode="lr-tb"/>
    </style:style>
    <style:style style:name="gr71" style:family="graphic" style:parent-style-name="standard" style:list-style-name="L1">
      <style:graphic-properties svg:stroke-color="#000000" draw:fill-color="#ffe1ff" draw:textarea-horizontal-align="justify" draw:textarea-vertical-align="middle" draw:auto-grow-height="false" fo:min-height="0.75cm" fo:min-width="5cm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_5f_-title">
      <style:graphic-properties draw:auto-grow-height="true" fo:min-height="1.741cm"/>
      <style:paragraph-properties style:writing-mode="lr-tb"/>
    </style:style>
    <style:style style:name="pr4" style:family="presentation" style:parent-style-name="master_5f_-outline1">
      <style:graphic-properties fo:min-height="1.857cm"/>
      <style:paragraph-properties style:writing-mode="lr-tb"/>
    </style:style>
    <style:style style:name="pr5" style:family="presentation" style:parent-style-name="master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_5f_-notes">
      <style:graphic-properties draw:fill-color="#ffffff" draw:auto-grow-height="true" fo:min-height="14.521cm"/>
      <style:paragraph-properties style:writing-mode="lr-tb"/>
    </style:style>
    <style:style style:name="pr7" style:family="presentation" style:parent-style-name="master_5f__5f_-title">
      <style:graphic-properties draw:auto-grow-height="true" fo:min-height="1.741cm"/>
      <style:paragraph-properties style:writing-mode="lr-tb"/>
    </style:style>
    <style:style style:name="pr8" style:family="presentation" style:parent-style-name="master_5f__5f_-outline1">
      <style:graphic-properties fo:min-height="1.857cm"/>
      <style:paragraph-properties style:writing-mode="lr-tb"/>
    </style:style>
    <style:style style:name="pr9" style:family="presentation" style:parent-style-name="master_5f_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aster_5f__5f_-title">
      <style:graphic-properties fo:min-height="1.741cm"/>
      <style:paragraph-properties style:writing-mode="lr-tb"/>
    </style:style>
    <style:style style:name="pr11" style:family="presentation" style:parent-style-name="master_5f__5f_-outline1">
      <style:graphic-properties fo:min-height="14.15cm"/>
      <style:paragraph-properties style:writing-mode="lr-tb"/>
    </style:style>
    <style:style style:name="pr12" style:family="presentation" style:parent-style-name="master_5f__5f_-notes">
      <style:graphic-properties draw:fill-color="#ffffff" fo:min-height="13.364cm"/>
      <style:paragraph-properties style:writing-mode="lr-tb"/>
    </style:style>
    <style:style style:name="pr13" style:family="presentation" style:parent-style-name="master_5f_-title">
      <style:graphic-properties draw:auto-grow-height="true" fo:min-height="1.737cm"/>
      <style:paragraph-properties style:writing-mode="lr-tb"/>
    </style:style>
    <style:style style:name="pr14" style:family="presentation" style:parent-style-name="master_5f_-title">
      <style:graphic-properties draw:auto-grow-height="true" fo:min-height="1.803cm"/>
      <style:paragraph-properties style:writing-mode="lr-tb"/>
    </style:style>
    <style:style style:name="pr15" style:family="presentation" style:parent-style-name="master_5f__5f_-title">
      <style:graphic-properties draw:auto-grow-height="true" fo:min-height="2.057cm"/>
      <style:paragraph-properties style:writing-mode="lr-tb"/>
    </style:style>
    <style:style style:name="pr16" style:family="presentation" style:parent-style-name="master_5f__5f_-notes">
      <style:graphic-properties draw:fill-color="#ffffff" draw:auto-grow-height="true" fo:min-height="13.566cm"/>
      <style:paragraph-properties style:writing-mode="lr-tb"/>
    </style:style>
    <style:style style:name="pr17" style:family="presentation" style:parent-style-name="master_5f_-title">
      <style:graphic-properties fo:min-height="1.741cm"/>
      <style:paragraph-properties style:writing-mode="lr-tb"/>
    </style:style>
    <style:style style:name="pr18" style:family="presentation" style:parent-style-name="master_5f_-outline1" style:list-style-name="L4">
      <style:graphic-properties fo:min-height="14.15cm"/>
      <style:paragraph-properties style:writing-mode="lr-tb"/>
    </style:style>
    <style:style style:name="pr19" style:family="presentation" style:parent-style-name="master_5f_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style:font-name="Liberation Sans2"/>
    </style:style>
    <style:style style:name="P3" style:family="paragraph">
      <style:paragraph-properties fo:text-align="center" style:writing-mode="lr-tb"/>
      <style:text-properties fo:color="#ffffff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paragraph-properties style:writing-mode="lr-tb"/>
      <style:text-properties fo:color="#000000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4cm"/>
    </style:style>
    <style:style style:name="P13" style:family="paragraph">
      <style:paragraph-properties fo:margin-top="0cm" fo:margin-bottom="1.6cm"/>
    </style:style>
    <style:style style:name="P14" style:family="paragraph">
      <style:paragraph-properties style:writing-mode="lr-tb"/>
      <style:text-properties fo:color="#000000" style:font-name="Liberation Mono" fo:font-size="22pt" style:font-size-asian="22pt" style:font-size-complex="22pt"/>
    </style:style>
    <style:style style:name="P15" style:family="paragraph">
      <style:paragraph-properties style:writing-mode="lr-tb"/>
      <style:text-properties fo:color="#000000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f0e6ff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-color="#ffffcc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cm" fo:margin-bottom="0.2cm" fo:text-indent="0cm"/>
    </style:style>
    <style:style style:name="P21" style:family="paragraph">
      <style:paragraph-properties fo:margin-left="0cm" fo:margin-right="0cm" fo:margin-top="0cm" fo:margin-bottom="0.2cm" fo:text-indent="-0.6cm"/>
    </style:style>
    <style:style style:name="P22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23" style:family="paragraph">
      <style:paragraph-properties fo:text-align="center" style:writing-mode="lr-tb"/>
      <style:text-properties fo:color="#000000" fo:font-size="16pt" style:font-size-asian="16pt" style:font-size-complex="16pt"/>
    </style:style>
    <style:style style:name="P24" style:family="paragraph">
      <loext:graphic-properties draw:fill-color="#ffffff"/>
      <style:paragraph-properties fo:text-align="center" style:writing-mode="lr-tb"/>
      <style:text-properties fo:color="#000000" fo:font-size="16pt" style:font-size-asian="16pt" style:font-size-complex="16pt"/>
    </style:style>
    <style:style style:name="P25" style:family="paragraph"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loext:graphic-properties draw:fill="solid" draw:fill-color="#ffffff"/>
      <style:paragraph-properties fo:text-align="center" style:writing-mode="lr-tb"/>
      <style:text-properties fo:color="#000000" fo:font-size="16pt" style:font-size-asian="16pt" style:font-size-complex="16pt"/>
    </style:style>
    <style:style style:name="P28" style:family="paragraph">
      <style:paragraph-properties fo:text-align="start" style:writing-mode="lr-tb"/>
      <style:text-properties fo:color="#000000" fo:font-size="16pt" style:font-size-asian="16pt" style:font-size-complex="16pt"/>
    </style:style>
    <style:style style:name="P29" style:family="paragraph">
      <loext:graphic-properties draw:fill-color="#ffffff"/>
      <style:paragraph-properties fo:text-align="start" style:writing-mode="lr-tb"/>
      <style:text-properties fo:color="#000000" fo:font-size="16pt" style:font-size-asian="16pt" style:font-size-complex="16pt"/>
    </style:style>
    <style:style style:name="P30" style:family="paragraph">
      <loext:graphic-properties draw:fill="solid" draw:fill-color="#ffffff"/>
      <style:paragraph-properties fo:text-align="center" style:writing-mode="lr-tb"/>
      <style:text-properties fo:font-size="16pt" style:font-size-asian="16pt" style:font-size-complex="16pt"/>
    </style:style>
    <style:style style:name="P31" style:family="paragraph">
      <style:paragraph-properties fo:text-align="start" style:writing-mode="lr-tb"/>
      <style:text-properties fo:font-size="16pt" style:font-size-asian="16pt" style:font-size-complex="16pt"/>
    </style:style>
    <style:style style:name="P32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33" style:family="paragraph">
      <loext:graphic-properties draw:fill="solid" draw:fill-color="#ffcc00" draw:opacity-name="Transparency_20_5"/>
      <style:paragraph-properties fo:text-align="center"/>
    </style:style>
    <style:style style:name="P34" style:family="paragraph">
      <loext:graphic-properties draw:fill="solid" draw:fill-color="#f0e6ff"/>
      <style:paragraph-properties fo:text-align="center" style:writing-mode="lr-tb"/>
      <style:text-properties fo:color="#000000" fo:font-size="16pt" style:font-size-asian="16pt" style:font-size-complex="16pt"/>
    </style:style>
    <style:style style:name="P35" style:family="paragraph">
      <loext:graphic-properties draw:fill="solid" draw:fill-color="#ffe1ff"/>
      <style:paragraph-properties fo:text-align="center" style:writing-mode="lr-tb"/>
      <style:text-properties fo:color="#000000" fo:font-size="16pt" style:font-size-asian="16pt" style:font-size-complex="16pt"/>
    </style:style>
    <style:style style:name="P36" style:family="paragraph">
      <loext:graphic-properties draw:fill-color="#f0e6ff"/>
      <style:paragraph-properties fo:text-align="start" style:writing-mode="lr-tb"/>
      <style:text-properties fo:color="#000000" fo:font-size="16pt" style:font-size-asian="16pt" style:font-size-complex="16pt"/>
    </style:style>
    <style:style style:name="P37" style:family="paragraph">
      <loext:graphic-properties draw:fill-color="#ffe1ff"/>
      <style:paragraph-properties fo:text-align="start" style:writing-mode="lr-tb"/>
      <style:text-properties fo:color="#000000" fo:font-size="16pt" style:font-size-asian="16pt" style:font-size-complex="16pt"/>
    </style:style>
    <style:style style:name="P38" style:family="paragraph">
      <loext:graphic-properties draw:fill-color="#f0e6ff"/>
      <style:paragraph-properties fo:text-align="center" style:writing-mode="lr-tb"/>
      <style:text-properties fo:color="#000000" fo:font-size="16pt" style:font-size-asian="16pt" style:font-size-complex="16pt"/>
    </style:style>
    <style:style style:name="P39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20pt"/>
    </style:style>
    <style:style style:name="P40" style:family="paragraph">
      <loext:graphic-properties draw:fill="solid" draw:fill-color="#eeeeee"/>
      <style:paragraph-properties fo:text-align="center" style:writing-mode="lr-tb"/>
      <style:text-properties fo:color="#000000" fo:font-size="16pt" style:font-size-asian="16pt" style:font-size-complex="16pt"/>
    </style:style>
    <style:style style:name="P41" style:family="paragraph">
      <loext:graphic-properties draw:fill-color="#eeeeee"/>
      <style:paragraph-properties fo:text-align="start" style:writing-mode="lr-tb"/>
      <style:text-properties fo:color="#000000" fo:font-size="16pt" style:font-size-asian="16pt" style:font-size-complex="16pt"/>
    </style:style>
    <style:style style:name="P42" style:family="paragraph">
      <loext:graphic-properties draw:fill="solid" draw:fill-color="#f0e6ff"/>
      <style:paragraph-properties fo:text-align="center" style:writing-mode="lr-tb"/>
      <style:text-properties fo:font-size="16pt" style:font-size-asian="16pt" style:font-size-complex="16pt"/>
    </style:style>
    <style:style style:name="P43" style:family="paragraph">
      <loext:graphic-properties draw:fill-color="#f0e6ff"/>
      <style:paragraph-properties fo:text-align="start" style:writing-mode="lr-tb"/>
      <style:text-properties fo:font-size="16pt" style:font-size-asian="16pt" style:font-size-complex="16pt"/>
    </style:style>
    <style:style style:name="P44" style:family="paragraph">
      <loext:graphic-properties draw:fill-color="#f0e6ff"/>
      <style:paragraph-properties fo:text-align="center" style:writing-mode="lr-tb"/>
      <style:text-properties fo:font-size="16pt" style:font-size-asian="16pt" style:font-size-complex="16pt"/>
    </style:style>
    <style:style style:name="P45" style:family="paragraph">
      <loext:graphic-properties draw:fill-color="#eeeeee"/>
      <style:paragraph-properties fo:text-align="center" style:writing-mode="lr-tb"/>
      <style:text-properties fo:color="#000000" fo:font-size="16pt" style:font-size-asian="16pt" style:font-size-complex="16pt"/>
    </style:style>
    <style:style style:name="P46" style:family="paragraph">
      <loext:graphic-properties draw:fill="solid" draw:fill-color="#eeeeee"/>
      <style:paragraph-properties fo:text-align="center" style:writing-mode="lr-tb"/>
      <style:text-properties fo:font-size="16pt" style:font-size-asian="16pt" style:font-size-complex="16pt"/>
    </style:style>
    <style:style style:name="P47" style:family="paragraph">
      <loext:graphic-properties draw:fill-color="#eeeeee"/>
      <style:paragraph-properties fo:text-align="start" style:writing-mode="lr-tb"/>
      <style:text-properties fo:font-size="16pt" style:font-size-asian="16pt" style:font-size-complex="16pt"/>
    </style:style>
    <style:style style:name="P48" style:family="paragraph">
      <loext:graphic-properties draw:fill-color="#eeeeee"/>
      <style:paragraph-properties fo:text-align="center" style:writing-mode="lr-tb"/>
      <style:text-properties fo:font-size="16pt" style:font-size-asian="16pt" style:font-size-complex="16pt"/>
    </style:style>
    <style:style style:name="P49" style:family="paragraph">
      <loext:graphic-properties draw:fill="none"/>
      <style:paragraph-properties fo:text-align="start" style:writing-mode="lr-tb"/>
      <style:text-properties style:font-name="Liberation Mono3" fo:font-size="18pt"/>
    </style:style>
    <style:style style:name="P50" style:family="paragraph">
      <style:paragraph-properties fo:margin-top="0cm" fo:margin-bottom="0.5cm"/>
    </style:style>
    <style:style style:name="P51" style:family="paragraph">
      <style:paragraph-properties fo:margin-top="0cm" fo:margin-bottom="0.2cm"/>
    </style:style>
    <style:style style:name="P52" style:family="paragraph">
      <loext:graphic-properties draw:fill-color="#ffe1ff"/>
      <style:paragraph-properties fo:text-align="center" style:writing-mode="lr-tb"/>
      <style:text-properties fo:font-size="14pt" style:font-size-asian="14pt" style:font-size-complex="14pt"/>
    </style:style>
    <style:style style:name="P53" style:family="paragraph">
      <loext:graphic-properties draw:fill-color="#ccffcc"/>
      <style:paragraph-properties fo:text-align="center" style:writing-mode="lr-tb"/>
      <style:text-properties fo:font-size="14pt" style:font-size-asian="14pt" style:font-size-complex="14pt"/>
    </style:style>
    <style:style style:name="P54" style:family="paragraph">
      <loext:graphic-properties draw:fill="solid" draw:fill-color="#ffe1ff"/>
      <style:paragraph-properties fo:text-align="center"/>
    </style:style>
    <style:style style:name="P55" style:family="paragraph">
      <loext:graphic-properties draw:fill-color="#ffe1ff"/>
      <style:paragraph-properties fo:text-align="center" style:writing-mode="lr-tb"/>
      <style:text-properties fo:font-size="16pt" style:font-size-asian="16pt" style:font-size-complex="16pt"/>
    </style:style>
    <style:style style:name="P5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57" style:family="paragraph">
      <loext:graphic-properties draw:fill-color="#ffe1ff"/>
      <style:paragraph-properties fo:text-align="start" style:writing-mode="lr-tb"/>
      <style:text-properties fo:font-size="16pt" style:font-size-asian="16pt" style:font-size-complex="16pt"/>
    </style:style>
    <style:style style:name="P58" style:family="paragraph">
      <loext:graphic-properties draw:fill-color="#ffe1ff"/>
      <style:paragraph-properties fo:text-align="center" style:writing-mode="lr-tb"/>
      <style:text-properties fo:color="#000000" fo:font-size="16pt" style:font-size-asian="16pt" style:font-size-complex="16pt"/>
    </style:style>
    <style:style style:name="P59" style:family="paragraph">
      <loext:graphic-properties draw:fill="solid" draw:fill-color="#ccffcc"/>
      <style:paragraph-properties fo:text-align="center"/>
    </style:style>
    <style:style style:name="P60" style:family="paragraph">
      <loext:graphic-properties draw:fill="solid" draw:fill-color="#f0e6ff"/>
      <style:paragraph-properties fo:text-align="center"/>
    </style:style>
    <style:style style:name="P61" style:family="paragraph">
      <loext:graphic-properties draw:fill-color="#ccffcc"/>
      <style:paragraph-properties fo:text-align="center" style:writing-mode="lr-tb"/>
      <style:text-properties fo:font-size="16pt" style:font-size-asian="16pt" style:font-size-complex="16pt"/>
    </style:style>
    <style:style style:name="P62" style:family="paragraph">
      <loext:graphic-properties draw:fill-color="#ccffcc"/>
      <style:paragraph-properties fo:text-align="start" style:writing-mode="lr-tb"/>
      <style:text-properties fo:font-size="16pt" style:font-size-asian="16pt" style:font-size-complex="16pt"/>
    </style:style>
    <style:style style:name="P63" style:family="paragraph">
      <loext:graphic-properties draw:fill-color="#ccffcc"/>
      <style:paragraph-properties fo:text-align="center" style:writing-mode="lr-tb"/>
      <style:text-properties fo:color="#000000" fo:font-size="16pt" style:font-size-asian="16pt" style:font-size-complex="16pt"/>
    </style:style>
    <style:style style:name="P64" style:family="paragraph">
      <loext:graphic-properties draw:fill-color="#ffe1ff"/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65" style:family="paragraph">
      <loext:graphic-properties draw:fill-color="#ccffcc"/>
      <style:paragraph-properties fo:text-align="start" style:writing-mode="lr-tb"/>
      <style:text-properties fo:color="#000000" fo:font-size="16pt" style:font-size-asian="16pt" style:font-size-complex="16pt"/>
    </style:style>
    <style:style style:name="P66" style:family="paragraph">
      <style:paragraph-properties fo:margin-top="0cm" fo:margin-bottom="0.4cm">
        <style:tab-stops>
          <style:tab-stop style:position="5.009cm"/>
        </style:tab-stops>
      </style:paragraph-properties>
    </style:style>
    <style:style style:name="P67" style:family="paragraph">
      <style:paragraph-properties>
        <style:tab-stops>
          <style:tab-stop style:position="5.009cm"/>
        </style:tab-stops>
      </style:paragraph-properties>
    </style:style>
    <style:style style:name="P68" style:family="paragraph">
      <style:paragraph-properties fo:margin-top="0cm" fo:margin-bottom="0.3cm"/>
    </style:style>
    <style:style style:name="P69" style:family="paragraph">
      <style:paragraph-properties fo:margin-left="0cm" fo:margin-right="0cm" fo:margin-top="0cm" fo:margin-bottom="0.3cm" fo:text-indent="0cm"/>
    </style:style>
    <style:style style:name="P70" style:family="paragraph">
      <style:paragraph-properties fo:margin-top="0cm" fo:margin-bottom="0.2cm" style:writing-mode="lr-tb"/>
      <style:text-properties fo:color="#000000" fo:font-size="26pt" style:font-size-asian="26pt" style:font-size-complex="26pt"/>
    </style:style>
    <style:style style:name="P71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000000" style:font-name="Liberation Sans2" fo:font-size="14pt" style:font-size-asian="14pt" style:font-size-complex="14pt"/>
    </style:style>
    <style:style style:name="T1" style:family="text">
      <style:text-properties fo:color="#ffffff" style:font-name="Liberation Sans2" fo:font-size="32pt" fo:language="ru" fo:country="RU" style:font-size-asian="32pt" style:font-size-complex="32pt"/>
    </style:style>
    <style:style style:name="T2" style:family="text">
      <style:text-properties fo:color="#ffffff" style:font-name="Liberation Sans2" fo:language="ru" fo:country="RU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7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color="#000000" fo:font-size="28pt" fo:language="ru" fo:country="RU" style:font-size-asian="28pt" style:font-size-complex="28pt"/>
    </style:style>
    <style:style style:name="T11" style:family="text">
      <style:text-properties fo:color="#000000" style:font-name="Liberation Serif" fo:font-size="28pt" fo:language="ru" fo:country="RU" style:font-size-asian="28pt" style:font-size-complex="28pt"/>
    </style:style>
    <style:style style:name="T12" style:family="text">
      <style:text-properties fo:color="#000000" fo:language="ru" fo:country="RU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3pt" style:font-size-asian="3pt" style:font-size-complex="3pt"/>
    </style:style>
    <style:style style:name="T15" style:family="text">
      <style:text-properties fo:color="#000000"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fo:font-size="14pt" fo:letter-spacing="0.106cm" fo:language="ru" fo:country="RU" fo:font-style="italic" style:font-size-asian="14pt" style:font-style-asian="italic" style:font-size-complex="14pt" style:font-style-complex="italic"/>
    </style:style>
    <style:style style:name="T18" style:family="text">
      <style:text-properties fo:color="#000000" fo:font-size="14pt" fo:letter-spacing="0.106cm" fo:language="ru" fo:country="RU" style:font-size-asian="14pt" style:font-size-complex="14pt"/>
    </style:style>
    <style:style style:name="T19" style:family="text">
      <style:text-properties fo:color="#000000" fo:font-size="14pt" fo:language="ru" fo:country="RU" fo:font-style="italic" style:font-size-asian="14pt" style:font-style-asian="italic" style:font-size-complex="14pt" style:font-style-complex="italic"/>
    </style:style>
    <style:style style:name="T20" style:family="text">
      <style:text-properties fo:color="#000000" fo:font-size="14pt" fo:language="ru" fo:country="RU" fo:font-style="normal" style:font-size-asian="14pt" style:font-style-asian="normal" style:font-size-complex="14pt" style:font-style-complex="normal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000000" style:font-name="Liberation Mono" fo:font-size="22pt" fo:language="ru" fo:country="RU" style:font-size-asian="22pt" style:font-size-complex="22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fo:font-size="14pt" fo:language="ru" fo:country="RU" style:text-underline-style="solid" style:text-underline-width="auto" style:text-underline-color="font-color" style:font-size-asian="14pt" style:font-size-complex="14pt"/>
    </style:style>
    <style:style style:name="T26" style:family="text">
      <style:text-properties style:font-name="Liberation Mono3" fo:font-size="18pt"/>
    </style:style>
    <style:style style:name="T27" style:family="text">
      <style:text-properties fo:color="#000000" style:font-name="Liberation Serif2" fo:font-size="28pt" fo:language="ru" fo:country="RU" style:font-name-asian="Liberation Serif2" style:font-size-asian="28pt" style:font-name-complex="Liberation Serif2" style:font-size-complex="28pt"/>
    </style:style>
    <style:style style:name="T28" style:family="text">
      <style:text-properties fo:color="#000000" style:font-name="Liberation Serif2" fo:font-size="28pt" fo:letter-spacing="0.106cm" fo:language="ru" fo:country="RU" fo:font-style="italic" style:font-name-asian="Liberation Serif2" style:font-size-asian="28pt" style:font-style-asian="italic" style:font-name-complex="Liberation Serif2" style:font-size-complex="28pt" style:font-style-complex="italic"/>
    </style:style>
    <style:style style:name="T29" style:family="text">
      <style:text-properties fo:color="#000000" style:font-name="Liberation Serif2" fo:font-size="28pt" fo:language="ru" fo:country="RU" fo:font-style="italic" style:font-name-asian="Liberation Serif2" style:font-size-asian="28pt" style:font-style-asian="italic" style:font-name-complex="Liberation Serif2" style:font-size-complex="28pt" style:font-style-complex="italic"/>
    </style:style>
    <style:style style:name="T30" style:family="text">
      <style:text-properties fo:color="#000000" style:font-name="Liberation Serif2" fo:font-size="28pt" fo:language="ru" fo:country="RU" fo:font-style="normal" style:font-name-asian="Liberation Serif2" style:font-size-asian="28pt" style:font-style-asian="normal" style:font-name-complex="Liberation Serif2" style:font-size-complex="28pt" style:font-style-complex="normal"/>
    </style:style>
    <style:style style:name="T31" style:family="text">
      <style:text-properties fo:color="#000000" fo:font-size="22pt" fo:language="ru" fo:country="RU" fo:font-style="italic" style:font-size-asian="22pt" style:font-style-asian="italic" style:font-size-complex="22pt" style:font-style-complex="italic"/>
    </style:style>
    <style:style style:name="T32" style:family="text">
      <style:text-properties fo:color="#000000" fo:font-size="22pt" fo:language="ru" fo:country="RU" fo:font-style="normal" style:font-size-asian="22pt" style:font-style-asian="normal" style:font-size-complex="22pt" style:font-style-complex="normal"/>
    </style:style>
    <style:style style:name="T33" style:family="text">
      <style:text-properties fo:color="#000000" fo:font-size="22pt" fo:language="ru" fo:country="RU" style:font-size-asian="22pt" style:font-size-complex="22pt"/>
    </style:style>
    <style:style style:name="T34" style:family="text">
      <style:text-properties fo:color="#000000" style:font-name="Liberation Serif2" fo:font-size="28pt" fo:letter-spacing="normal" fo:language="ru" fo:country="RU" fo:font-style="normal" style:font-name-asian="Liberation Serif2" style:font-size-asian="28pt" style:font-style-asian="normal" style:font-name-complex="Liberation Serif2" style:font-size-complex="28pt" style:font-style-complex="normal"/>
    </style:style>
    <style:style style:name="T35" style:family="text">
      <style:text-properties fo:color="#000000" style:font-name="Liberation Serif2" fo:font-size="28pt" fo:letter-spacing="0.106cm" fo:language="ru" fo:country="RU" fo:font-style="normal" style:font-name-asian="Liberation Serif2" style:font-size-asian="28pt" style:font-style-asian="normal" style:font-name-complex="Liberation Serif2" style:font-size-complex="28pt" style:font-style-complex="normal"/>
    </style:style>
    <style:style style:name="T36" style:family="text">
      <style:text-properties fo:color="#000000" style:font-name="Liberation Serif2" fo:font-size="28pt" fo:letter-spacing="normal" fo:language="ru" fo:country="RU" fo:font-style="italic" style:font-name-asian="Liberation Serif2" style:font-size-asian="28pt" style:font-style-asian="italic" style:font-name-complex="Liberation Serif2" style:font-size-complex="28pt" style:font-style-complex="italic"/>
    </style:style>
    <style:style style:name="T37" style:family="text">
      <style:text-properties fo:color="#000000" fo:font-size="26pt" fo:language="ru" fo:country="RU" style:font-size-asian="26pt" style:font-size-complex="26pt"/>
    </style:style>
    <style:style style:name="T38" style:family="text">
      <style:text-properties fo:color="#000000" style:font-name="Liberation Mono2" fo:font-size="22pt" fo:language="ru" fo:country="RU" style:font-size-asian="22pt" style:font-size-complex="22pt"/>
    </style:style>
    <style:style style:name="T39" style:family="text">
      <style:text-properties fo:color="#000000" fo:font-size="26pt" fo:language="ru" fo:country="RU" fo:font-style="italic" style:font-size-asian="26pt" style:font-style-asian="italic" style:font-size-complex="26pt" style:font-style-complex="italic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Liberation Serif" fo:font-size="26pt" fo:language="ru" fo:country="RU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font-name="Liberation Sans2" fo:font-size="14pt" style:font-size-asian="14pt" style:font-size-complex="14pt"/>
    </style:style>
    <style:style style:name="T42" style:family="text">
      <style:text-properties fo:color="#000000" style:font-name="Liberation Mono2" fo:font-size="12pt" style:font-size-asian="12pt" style:font-size-complex="12pt"/>
    </style:style>
    <style:style style:name="T43" style:family="text">
      <style:text-properties fo:color="#000000" style:font-name="PT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Способы соединения</text:span><text:span text:style-name="T2"><text:line-break/></text:span><text:span text:style-name="T2">Соединение слиянием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 Postgres Professional, 2019–2024</text:span></text:p>
              <text:p text:style-name="P5"><text:span text:style-name="T5">Авторы: Егор Рогов, Павел Лузанов, Павел Толмачев, Илья Баштанов</text:span></text:p>
              <text:p text:style-name="P5"><text:span text:style-name="T6">Фото: Олег Бартунов (монастырь Пху и пик Бхрикути, Непал)</text:span></text:p>
              <text:p text:style-name="P5"><text:span text:style-name="T5"/></text:p>
              <text:p text:style-name="P5"><text:span text:style-name="T7">Использование материалов курса</text:span></text:p>
              <text:p text:style-name="P5"><text:span text:style-name="T5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5"/></text:p>
              <text:p text:style-name="P5"><text:span text:style-name="T7">Обратная</text:span><text:span text:style-name="T8"> </text:span><text:span text:style-name="T7">связь</text:span></text:p>
              <text:p text:style-name="P6"><text:span text:style-name="T5">Отзывы, замечания и предложения направляйте по адресу: </text:span><text:span text:style-name="T5"><text:a xlink:href="mailto:edu@postgrespro.ru" xlink:type="simple">edu@postgrespro.ru</text:a></text:span></text:p>
              <text:p text:style-name="P5"><text:span text:style-name="T5"/></text:p>
              <text:p text:style-name="P5"><text:span text:style-name="T7">Отказ от ответственности</text:span></text:p>
              <text:p text:style-name="P5"><text:span text:style-name="T5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Алгоритм соединения слиянием</text:span></text:p>
              </text:list-item>
              <text:list-item>
                <text:p text:style-name="P9"><text:span text:style-name="T10">Вычислительная сложность</text:span></text:p>
              </text:list-item>
              <text:list-item>
                <text:p text:style-name="P9"><text:span text:style-name="T10">Соединение слиянием в параллельных планах</text:span></text:p>
              </text:list-item>
              <text:list-item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2"><text:span text:style-name="T11">Слияние двух отсортированных наборов строк</text:span></text:p>
              </text:list-item>
              <text:list-item>
                <text:p text:style-name="P13"><text:span text:style-name="T11">Результат соединения автоматически отсортирован</text:span></text:p>
              </text:list-item>
            </text:list>
          </draw:text-box>
        </draw:frame>
        <draw:frame presentation:style-name="pr3" draw:text-style-name="P15" draw:layer="layout" svg:width="19.8cm" svg:height="1.741cm" svg:x="1.2cm" svg:y="0.737cm" presentation:class="title" presentation:user-transformed="true">
          <draw:text-box>
            <text:p><text:span text:style-name="T12">Соединение слиянием</text:span></text:p>
          </draw:text-box>
        </draw:frame>
        <draw:connector draw:style-name="gr3" draw:text-style-name="P16" draw:layer="layout" draw:type="curve" svg:x1="14.429cm" svg:y1="15.635cm" svg:x2="14.429cm" svg:y2="14.485cm" draw:start-shape="id1" draw:start-glue-point="0" draw:end-shape="id2" draw:end-glue-point="2" svg:d="M14429 15635v-1150" svg:viewBox="0 0 1 1151">
          <text:p/>
        </draw:connector>
        <draw:connector draw:style-name="gr3" draw:text-style-name="P16" draw:layer="layout" draw:type="curve" svg:x1="14.429cm" svg:y1="12.985cm" svg:x2="12.6cm" svg:y2="11.632cm" draw:start-shape="id2" draw:start-glue-point="0" draw:end-shape="id3" draw:end-glue-point="2" svg:d="M14429 12985c0-1014-1829-338-1829-1353" svg:viewBox="0 0 1830 1354">
          <text:p/>
        </draw:connector>
        <draw:connector draw:style-name="gr3" draw:text-style-name="P16" draw:layer="layout" draw:type="curve" svg:x1="10.626cm" svg:y1="12.985cm" svg:x2="12.6cm" svg:y2="11.632cm" draw:start-shape="id4" draw:start-glue-point="0" draw:end-shape="id3" draw:end-glue-point="2" svg:d="M10626 12985c0-1014 1974-338 1974-1353" svg:viewBox="0 0 1975 1354">
          <text:p/>
        </draw:connector>
        <draw:custom-shape draw:style-name="gr4" draw:text-style-name="P18" xml:id="id3" draw:id="id3" draw:layer="layout" svg:width="3.1cm" svg:height="1.5cm" svg:x="11.05cm" svg:y="10.132cm">
          <text:p text:style-name="P17"><text:span text:style-name="T13">Merge 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xml:id="id2" draw:id="id2" draw:layer="layout" svg:width="2.84cm" svg:height="1.5cm" svg:x="13.009cm" svg:y="12.985cm">
          <text:p text:style-name="P17"><text:span text:style-name="T13">S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8" xml:id="id1" draw:id="id1" draw:layer="layout" svg:width="2.841cm" svg:height="1.5cm" svg:x="13.009cm" svg:y="15.635cm">
          <text:p text:style-name="P17"><text:span text:style-name="T13">Seq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8" xml:id="id4" draw:id="id4" draw:layer="layout" svg:width="2.841cm" svg:height="1.5cm" svg:x="9.206cm" svg:y="12.985cm">
          <text:p text:style-name="P17"><text:span text:style-name="T13"><text:s/></text:span><text:span text:style-name="T13">Index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3.997cm" svg:height="1.894cm" svg:x="16.831cm" svg:y="12.954cm">
          <text:p text:style-name="P17"><text:span text:style-name="T13">либо</text:span></text:p>
          <text:p text:style-name="P17"><text:span text:style-name="T13">сортировка</text:span></text:p>
          <text:p text:style-name="P17"><text:span text:style-name="T14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21.86093046523 9460.6860158311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9" draw:layer="layout" svg:width="4.251cm" svg:height="2.286cm" svg:x="4.13cm" svg:y="13.462cm">
          <text:p text:style-name="P17"><text:span text:style-name="T13">либо</text:span></text:p>
          <text:p text:style-name="P17"><text:span text:style-name="T13">упорядоченные</text:span></text:p>
          <text:p text:style-name="P17"><text:span text:style-name="T13">данные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435.3715898401 2606.73371228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2" draw:layer="layout" svg:width="16.799cm" svg:height="14.521cm" svg:x="2.1cm" svg:y="14.107cm" presentation:class="notes" presentation:user-transformed="true">
            <draw:text-box>
              <text:p text:style-name="P20"><text:span text:style-name="T15">Третий, и последний, способ соединения — соединение слиянием.</text:span></text:p>
              <text:p text:style-name="P20"><text:span text:style-name="T16">Идея этого способа состоит в том, что два предварительно отсортированных набора данных нетрудно объединить в один общий — и точно так же отсортированный </text:span><text:span text:style-name="T15">— набор. Похожим образом работает узел Gather Merge.</text:span></text:p>
              <text:p text:style-name="P20"><text:span text:style-name="T15">Подготовительным этапом для соединения слиянием служит сортировка обоих наборов строк. Сортировка — дорогая операция,</text:span><text:span text:style-name="T15"><text:line-break/></text:span><text:span text:style-name="T15">она имеет сложность O(</text:span><text:span text:style-name="T17">N</text:span><text:span text:style-name="T15">lo</text:span><text:span text:style-name="T18">g</text:span><text:span text:style-name="T19">N</text:span><text:span text:style-name="T20">). </text:span></text:p>
              <text:p text:style-name="P21"><text:span text:style-name="T15">Но иногда этого этапа удается избежать, если можно сразу получить отсортированные по нужным столбцам наборы строк, например, за счет индексного доступа к таблице.</text:span></text:p>
            </draw:text-box>
          </draw:frame>
        </presentation:notes>
      </draw:page>
      <draw:page draw:name="page4" draw:style-name="dp1" draw:master-page-name="master_5f_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Слияние</text:p>
          </draw:text-box>
        </draw:frame>
        <draw:custom-shape draw:style-name="gr9" draw:text-style-name="P24" draw:layer="layout" svg:width="6cm" svg:height="1cm" svg:x="18.315cm" svg:y="8.101cm">
          <text:p text:style-name="P23"><text:span text:style-name="T21">name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draw:layer="layout" svg:width="1.5cm" svg:height="1cm" svg:x="16.815cm" svg:y="8.101cm">
          <text:p text:style-name="P23"><text:span text:style-name="T21">album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.5cm" svg:height="1cm" svg:x="1.302cm" svg:y="8.102cm">
          <text:p text:style-name="P25"><text:span text:style-name="T22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5.5cm" svg:height="1cm" svg:x="2.802cm" svg:y="8.102cm">
          <text:p text:style-name="P25"><text:span text:style-name="T22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.114cm" svg:height="1cm" svg:x="8.302cm" svg:y="8.102cm">
          <text:p text:style-name="P25"><text:span text:style-name="T22">year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.301cm" svg:y="12.101cm">
          <text:p text:style-name="P23"><text:span text:style-name="T21">6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.301cm" svg:y="11.101cm">
          <text:p text:style-name="P23"><text:span text:style-name="T2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6.801cm" svg:y="14.101cm">
          <text:p text:style-name="P23"><text:span text:style-name="T21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6.801cm" svg:y="11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6.801cm" svg:y="10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6.801cm" svg:y="12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5.5cm" svg:height="1cm" svg:x="2.801cm" svg:y="12.101cm">
          <text:p text:style-name="P28"><text:span text:style-name="T21">Abbey Road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5.5cm" svg:height="1cm" svg:x="2.801cm" svg:y="11.101cm">
          <text:p text:style-name="P28"><text:span text:style-name="T21">The Beatles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01cm" svg:y="14.101cm">
          <text:p text:style-name="P28"><text:span text:style-name="T21">A Day in the Life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01cm" svg:y="11.101cm">
          <text:p text:style-name="P28"><text:span text:style-name="T21">Another Girl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01cm" svg:y="10.101cm">
          <text:p text:style-name="P28"><text:span text:style-name="T21">All You Need Is Love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01cm" svg:y="12.101cm">
          <text:p text:style-name="P28"><text:span text:style-name="T21">Act Naturally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302cm" svg:y="12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302cm" svg:y="11.102cm">
          <text:p text:style-name="P23"><text:span text:style-name="T21">1968</text:span></text:p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1.5cm" svg:height="1cm" svg:x="16.801cm" svg:y="13.101cm">
          <text:p text:style-name="P23"><text:span text:style-name="T2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6cm" svg:height="1cm" svg:x="18.301cm" svg:y="13.101cm">
          <text:p text:style-name="P28"><text:span text:style-name="T21">Across the Universe</text:span></text:p>
          <draw:enhanced-geometry svg:viewBox="0 0 21600 21600" draw:type="rectangle" draw:enhanced-path="M 0 0 L 21600 0 21600 21600 0 21600 0 0 Z N"/>
        </draw:custom-shape>
        <draw:custom-shape draw:style-name="gr18" draw:text-style-name="P30" draw:layer="layout" svg:width="1.5cm" svg:height="1cm" svg:x="1.301cm" svg:y="10.101cm">
          <text:p text:style-name="P25"><text:span text:style-name="T22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2" draw:layer="layout" svg:width="5.5cm" svg:height="1cm" svg:x="2.801cm" svg:y="10.101cm">
          <text:p text:style-name="P31"><text:span text:style-name="T22">Let It Be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2.114cm" svg:height="1cm" svg:x="8.302cm" svg:y="10.102cm">
          <text:p text:style-name="P25"><text:span text:style-name="T22">1970</text:span></text:p>
          <draw:enhanced-geometry svg:viewBox="0 0 21600 21600" draw:type="rectangle" draw:enhanced-path="M 0 0 L 21600 0 21600 21600 0 21600 0 0 Z N"/>
        </draw:custom-shape>
        <draw:frame presentation:style-name="pr8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23">SELECT a.title, s.name</text:span><text:span text:style-name="T23"><text:line-break/></text:span><text:span text:style-name="T23">FROM albums a JOIN songs s ON a.id = s.album_id;</text:span></text:p>
              </text:list-item>
            </text:list>
          </draw:text-box>
        </draw:frame>
        <draw:custom-shape draw:style-name="gr22" draw:text-style-name="P33" draw:layer="layout" svg:width="8.3cm" svg:height="1.8cm" svg:x="16.399cm" svg:y="8.726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3" draw:layer="layout" svg:width="9.85cm" svg:height="1.8cm" svg:x="0.899cm" svg:y="8.727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1.5cm" svg:height="1cm" svg:x="1.3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35" xml:id="id5" draw:id="id5" draw:layer="layout" svg:width="1.5cm" svg:height="1cm" svg:x="16.8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36" draw:layer="layout" svg:width="5.5cm" svg:height="1cm" svg:x="2.801cm" svg:y="9.101cm">
          <text:p text:style-name="P28"><text:span text:style-name="T21">Yellow Submarine</text:span></text:p>
          <draw:enhanced-geometry svg:viewBox="0 0 21600 21600" draw:type="rectangle" draw:enhanced-path="M 0 0 L 21600 0 21600 21600 0 21600 0 0 Z N"/>
        </draw:custom-shape>
        <draw:custom-shape draw:style-name="gr27" draw:text-style-name="P37" draw:layer="layout" svg:width="6cm" svg:height="1cm" svg:x="18.301cm" svg:y="9.101cm">
          <text:p text:style-name="P28"><text:span text:style-name="T21">All Together Now</text:span></text:p>
          <draw:enhanced-geometry svg:viewBox="0 0 21600 21600" draw:type="rectangle" draw:enhanced-path="M 0 0 L 21600 0 21600 21600 0 21600 0 0 Z N"/>
        </draw:custom-shape>
        <draw:custom-shape draw:style-name="gr28" draw:text-style-name="P38" xml:id="id6" draw:id="id6" draw:layer="layout" svg:width="2.114cm" svg:height="1cm" svg:x="8.302cm" svg:y="9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onnector draw:style-name="gr29" draw:text-style-name="P16" draw:layer="layout" draw:type="curve" svg:x1="16.801cm" svg:y1="9.601cm" svg:x2="10.416cm" svg:y2="9.602cm" draw:start-shape="id5" draw:start-glue-point="3" draw:end-shape="id6" draw:end-glue-point="1" svg:d="M16801 9601c-4788 0-1596 1-6385 1" svg:viewBox="0 0 6386 2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9" draw:layer="layout" svg:width="16.799cm" svg:height="13.364cm" svg:x="2.1cm" svg:y="14.107cm" presentation:class="notes" presentation:user-transformed="true">
            <draw:text-box>
              <text:p text:style-name="P21"><text:span text:style-name="T5">Само слияние устроено просто. Сначала берем первые строки обоих наборов и сравниваем их между собой. В данном случае мы сразу нашли соответствие и можем вернуть первую строку результата: («Yellow Submarine», «All Together Now»).</text:span></text:p>
              <text:p text:style-name="P21"><text:span text:style-name="T5">Общий алгоритм таков: читаем следующую строку того набора, для которого значение поля, по которому происходит соединение, меньше (один набор «догоняет» другой). Если же значения одинаковы, как</text:span><text:span text:style-name="T5"><text:line-break/></text:span><text:span text:style-name="T5">в нашем примере, то читаем следующую строку второго (внутреннего) набора.</text:span></text:p>
              <text:p text:style-name="P21"><text:span text:style-name="T5"/></text:p>
              <text:p text:style-name="P21"><text:span text:style-name="T5"/></text:p>
              <text:p text:style-name="P21"><text:span text:style-name="T5"/></text:p>
            </draw:text-box>
          </draw:frame>
        </presentation:notes>
      </draw:page>
      <draw:page draw:name="page5" draw:style-name="dp1" draw:master-page-name="master_5f_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Слияние</text:p>
          </draw:text-box>
        </draw:frame>
        <draw:custom-shape draw:style-name="gr9" draw:text-style-name="P24" draw:layer="layout" svg:width="6cm" svg:height="1cm" svg:x="18.315cm" svg:y="8.101cm">
          <text:p text:style-name="P23"><text:span text:style-name="T21">name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draw:layer="layout" svg:width="1.5cm" svg:height="1cm" svg:x="16.815cm" svg:y="8.101cm">
          <text:p text:style-name="P23"><text:span text:style-name="T21">album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.5cm" svg:height="1cm" svg:x="1.302cm" svg:y="8.102cm">
          <text:p text:style-name="P25"><text:span text:style-name="T22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5.5cm" svg:height="1cm" svg:x="2.802cm" svg:y="8.102cm">
          <text:p text:style-name="P25"><text:span text:style-name="T22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.114cm" svg:height="1cm" svg:x="8.302cm" svg:y="8.102cm">
          <text:p text:style-name="P25"><text:span text:style-name="T22">year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.301cm" svg:y="12.101cm">
          <text:p text:style-name="P23"><text:span text:style-name="T21">6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.301cm" svg:y="11.101cm">
          <text:p text:style-name="P23"><text:span text:style-name="T2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6.801cm" svg:y="14.101cm">
          <text:p text:style-name="P23"><text:span text:style-name="T21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6.801cm" svg:y="11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6.801cm" svg:y="12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5.5cm" svg:height="1cm" svg:x="2.801cm" svg:y="12.101cm">
          <text:p text:style-name="P28"><text:span text:style-name="T21">Abbey Road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5.5cm" svg:height="1cm" svg:x="2.801cm" svg:y="11.101cm">
          <text:p text:style-name="P28"><text:span text:style-name="T21">The Beatles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01cm" svg:y="14.101cm">
          <text:p text:style-name="P28"><text:span text:style-name="T21">A Day in the Life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01cm" svg:y="11.101cm">
          <text:p text:style-name="P28"><text:span text:style-name="T21">Another Girl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01cm" svg:y="12.101cm">
          <text:p text:style-name="P28"><text:span text:style-name="T21">Act Naturally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302cm" svg:y="12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302cm" svg:y="11.102cm">
          <text:p text:style-name="P23"><text:span text:style-name="T21">1968</text:span></text:p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1.5cm" svg:height="1cm" svg:x="16.801cm" svg:y="13.101cm">
          <text:p text:style-name="P23"><text:span text:style-name="T2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6cm" svg:height="1cm" svg:x="18.301cm" svg:y="13.101cm">
          <text:p text:style-name="P28"><text:span text:style-name="T21">Across the Universe</text:span></text:p>
          <draw:enhanced-geometry svg:viewBox="0 0 21600 21600" draw:type="rectangle" draw:enhanced-path="M 0 0 L 21600 0 21600 21600 0 21600 0 0 Z N"/>
        </draw:custom-shape>
        <draw:custom-shape draw:style-name="gr18" draw:text-style-name="P30" draw:layer="layout" svg:width="1.5cm" svg:height="1cm" svg:x="1.301cm" svg:y="10.101cm">
          <text:p text:style-name="P25"><text:span text:style-name="T22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2" draw:layer="layout" svg:width="5.5cm" svg:height="1cm" svg:x="2.801cm" svg:y="10.101cm">
          <text:p text:style-name="P31"><text:span text:style-name="T22">Let It Be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2.114cm" svg:height="1cm" svg:x="8.302cm" svg:y="10.102cm">
          <text:p text:style-name="P25"><text:span text:style-name="T22">1970</text:span></text:p>
          <draw:enhanced-geometry svg:viewBox="0 0 21600 21600" draw:type="rectangle" draw:enhanced-path="M 0 0 L 21600 0 21600 21600 0 21600 0 0 Z N"/>
        </draw:custom-shape>
        <draw:frame presentation:style-name="pr8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23">SELECT a.title, s.name</text:span><text:span text:style-name="T23"><text:line-break/></text:span><text:span text:style-name="T23">FROM albums a JOIN songs s ON a.id = s.album_id;</text:span></text:p>
              </text:list-item>
            </text:list>
          </draw:text-box>
        </draw:frame>
        <draw:custom-shape draw:style-name="gr23" draw:text-style-name="P33" draw:layer="layout" svg:width="9.85cm" svg:height="1.8cm" svg:x="0.899cm" svg:y="8.727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1.5cm" svg:height="1cm" svg:x="1.3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36" draw:layer="layout" svg:width="5.5cm" svg:height="1cm" svg:x="2.801cm" svg:y="9.101cm">
          <text:p text:style-name="P28"><text:span text:style-name="T21">Yellow Submarine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9.101cm">
          <text:p text:style-name="P28"><text:span text:style-name="T21">All Together Now</text:span></text:p>
          <draw:enhanced-geometry svg:viewBox="0 0 21600 21600" draw:type="rectangle" draw:enhanced-path="M 0 0 L 21600 0 21600 21600 0 21600 0 0 Z N"/>
        </draw:custom-shape>
        <draw:custom-shape draw:style-name="gr28" draw:text-style-name="P38" xml:id="id8" draw:id="id8" draw:layer="layout" svg:width="2.114cm" svg:height="1cm" svg:x="8.302cm" svg:y="9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onnector draw:style-name="gr29" draw:text-style-name="P16" draw:layer="layout" draw:type="curve" svg:x1="16.801cm" svg:y1="10.601cm" svg:x2="10.416cm" svg:y2="9.602cm" draw:start-shape="id7" draw:start-glue-point="3" draw:end-shape="id8" draw:end-glue-point="1" svg:d="M16801 10601c-4788 0-1596-999-6385-999" svg:viewBox="0 0 6386 1000">
          <text:p/>
        </draw:connector>
        <draw:custom-shape draw:style-name="gr22" draw:text-style-name="P33" draw:layer="layout" svg:width="8.3cm" svg:height="1.8cm" svg:x="16.399cm" svg:y="9.726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5" xml:id="id7" draw:id="id7" draw:layer="layout" svg:width="1.5cm" svg:height="1cm" svg:x="16.801cm" svg:y="10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37" draw:layer="layout" svg:width="6cm" svg:height="1cm" svg:x="18.301cm" svg:y="10.101cm">
          <text:p text:style-name="P28"><text:span text:style-name="T21">All You Need Is Lo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9" draw:layer="layout" svg:width="16.799cm" svg:height="13.364cm" svg:x="2.1cm" svg:y="14.107cm" presentation:class="notes" presentation:user-transformed="true">
            <draw:text-box>
              <text:p text:style-name="P21"><text:span text:style-name="T5">Вновь соответствие: («Yellow Submarine», «All You Need Is Love»).</text:span></text:p>
              <text:p text:style-name="P21"><text:span text:style-name="T5">Снова читаем следующую строку второго набора.</text:span></text:p>
              <text:p text:style-name="P21"><text:span text:style-name="T5"/></text:p>
            </draw:text-box>
          </draw:frame>
        </presentation:notes>
      </draw:page>
      <draw:page draw:name="page6" draw:style-name="dp1" draw:master-page-name="master_5f__5f_" presentation:presentation-page-layout-name="AL1T1">
        <office:forms form:automatic-focus="false" form:apply-design-mode="false"/>
        <draw:frame presentation:style-name="pr8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23">SELECT a.title, s.name</text:span><text:span text:style-name="T23"><text:line-break/></text:span><text:span text:style-name="T23">FROM albums a JOIN songs s ON a.id = s.album_id;</text:span></text:p>
              </text:list-item>
            </text:list>
          </draw:text-box>
        </draw:frame>
        <draw:frame presentation:style-name="pr7" draw:text-style-name="P8" draw:layer="layout" svg:width="19.8cm" svg:height="1.741cm" svg:x="1.2cm" svg:y="0.737cm" presentation:class="title" presentation:user-transformed="true">
          <draw:text-box>
            <text:p>Слияние</text:p>
          </draw:text-box>
        </draw:frame>
        <draw:custom-shape draw:style-name="gr9" draw:text-style-name="P24" draw:layer="layout" svg:width="6cm" svg:height="1cm" svg:x="18.315cm" svg:y="8.101cm">
          <text:p text:style-name="P23"><text:span text:style-name="T21">name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draw:layer="layout" svg:width="1.5cm" svg:height="1cm" svg:x="16.815cm" svg:y="8.101cm">
          <text:p text:style-name="P23"><text:span text:style-name="T21">album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.5cm" svg:height="1cm" svg:x="1.302cm" svg:y="8.102cm">
          <text:p text:style-name="P25"><text:span text:style-name="T22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5.5cm" svg:height="1cm" svg:x="2.802cm" svg:y="8.102cm">
          <text:p text:style-name="P25"><text:span text:style-name="T22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.114cm" svg:height="1cm" svg:x="8.302cm" svg:y="8.102cm">
          <text:p text:style-name="P25"><text:span text:style-name="T22">year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.301cm" svg:y="12.101cm">
          <text:p text:style-name="P23"><text:span text:style-name="T21">6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.301cm" svg:y="11.101cm">
          <text:p text:style-name="P23"><text:span text:style-name="T2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6.801cm" svg:y="14.101cm">
          <text:p text:style-name="P23"><text:span text:style-name="T21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35" xml:id="id9" draw:id="id9" draw:layer="layout" svg:width="1.5cm" svg:height="1cm" svg:x="16.801cm" svg:y="11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6.801cm" svg:y="12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5.5cm" svg:height="1cm" svg:x="2.801cm" svg:y="12.101cm">
          <text:p text:style-name="P28"><text:span text:style-name="T21">Abbey Road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5.5cm" svg:height="1cm" svg:x="2.801cm" svg:y="11.101cm">
          <text:p text:style-name="P28"><text:span text:style-name="T21">The Beatles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01cm" svg:y="14.101cm">
          <text:p text:style-name="P28"><text:span text:style-name="T21">A Day in the Life</text:span></text:p>
          <draw:enhanced-geometry svg:viewBox="0 0 21600 21600" draw:type="rectangle" draw:enhanced-path="M 0 0 L 21600 0 21600 21600 0 21600 0 0 Z N"/>
        </draw:custom-shape>
        <draw:custom-shape draw:style-name="gr27" draw:text-style-name="P37" draw:layer="layout" svg:width="6cm" svg:height="1cm" svg:x="18.301cm" svg:y="11.101cm">
          <text:p text:style-name="P28"><text:span text:style-name="T21">Another Girl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01cm" svg:y="12.101cm">
          <text:p text:style-name="P28"><text:span text:style-name="T21">Act Naturally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302cm" svg:y="12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302cm" svg:y="11.102cm">
          <text:p text:style-name="P23"><text:span text:style-name="T21">1968</text:span></text:p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1.5cm" svg:height="1cm" svg:x="16.801cm" svg:y="13.101cm">
          <text:p text:style-name="P23"><text:span text:style-name="T2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6cm" svg:height="1cm" svg:x="18.301cm" svg:y="13.101cm">
          <text:p text:style-name="P28"><text:span text:style-name="T21">Across the Universe</text:span></text:p>
          <draw:enhanced-geometry svg:viewBox="0 0 21600 21600" draw:type="rectangle" draw:enhanced-path="M 0 0 L 21600 0 21600 21600 0 21600 0 0 Z N"/>
        </draw:custom-shape>
        <draw:custom-shape draw:style-name="gr18" draw:text-style-name="P30" draw:layer="layout" svg:width="1.5cm" svg:height="1cm" svg:x="1.301cm" svg:y="10.101cm">
          <text:p text:style-name="P25"><text:span text:style-name="T22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2" draw:layer="layout" svg:width="5.5cm" svg:height="1cm" svg:x="2.801cm" svg:y="10.101cm">
          <text:p text:style-name="P31"><text:span text:style-name="T22">Let It Be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2.114cm" svg:height="1cm" svg:x="8.302cm" svg:y="10.102cm">
          <text:p text:style-name="P25"><text:span text:style-name="T22">1970</text:span></text:p>
          <draw:enhanced-geometry svg:viewBox="0 0 21600 21600" draw:type="rectangle" draw:enhanced-path="M 0 0 L 21600 0 21600 21600 0 21600 0 0 Z N"/>
        </draw:custom-shape>
        <draw:custom-shape draw:style-name="gr24" draw:text-style-name="P34" draw:layer="layout" svg:width="1.5cm" svg:height="1cm" svg:x="1.3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36" draw:layer="layout" svg:width="5.5cm" svg:height="1cm" svg:x="2.801cm" svg:y="9.101cm">
          <text:p text:style-name="P28"><text:span text:style-name="T21">Yellow Submarine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9.101cm">
          <text:p text:style-name="P28"><text:span text:style-name="T21">All Together Now</text:span></text:p>
          <draw:enhanced-geometry svg:viewBox="0 0 21600 21600" draw:type="rectangle" draw:enhanced-path="M 0 0 L 21600 0 21600 21600 0 21600 0 0 Z N"/>
        </draw:custom-shape>
        <draw:custom-shape draw:style-name="gr28" draw:text-style-name="P38" xml:id="id10" draw:id="id10" draw:layer="layout" svg:width="2.114cm" svg:height="1cm" svg:x="8.302cm" svg:y="9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onnector draw:style-name="gr29" draw:text-style-name="P16" draw:layer="layout" draw:type="curve" svg:x1="16.801cm" svg:y1="11.601cm" svg:x2="10.416cm" svg:y2="9.602cm" draw:start-shape="id9" draw:start-glue-point="3" draw:end-shape="id10" draw:end-glue-point="1" svg:d="M16801 11601c-4788 0-1596-1999-6385-1999" svg:viewBox="0 0 6386 2000">
          <text:p/>
        </draw:connector>
        <draw:custom-shape draw:style-name="gr30" draw:text-style-name="P40" draw:layer="layout" svg:width="1.5cm" svg:height="1cm" svg:x="16.801cm" svg:y="10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10.101cm">
          <text:p text:style-name="P28"><text:span text:style-name="T21">All You Need Is Lo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9" draw:layer="layout" svg:width="16.799cm" svg:height="13.364cm" svg:x="2.1cm" svg:y="14.107cm" presentation:class="notes" presentation:user-transformed="true">
            <draw:text-box>
              <text:p text:style-name="P21"><text:span text:style-name="T5">В данном случае соответствия нет.</text:span></text:p>
              <text:p text:style-name="P21"><text:span text:style-name="T5">Поскольку 1 &lt; 2, читаем следующую строку первого набора.</text:span></text:p>
              <text:p text:style-name="P21"><text:span text:style-name="T5"/></text:p>
            </draw:text-box>
          </draw:frame>
        </presentation:notes>
      </draw:page>
      <draw:page draw:name="page7" draw:style-name="dp1" draw:master-page-name="master_5f__5f_" presentation:presentation-page-layout-name="AL1T1">
        <office:forms form:automatic-focus="false" form:apply-design-mode="false"/>
        <draw:frame presentation:style-name="pr8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23">SELECT a.title, s.name</text:span><text:span text:style-name="T23"><text:line-break/></text:span><text:span text:style-name="T23">FROM albums a JOIN songs s ON a.id = s.album_id;</text:span></text:p>
              </text:list-item>
            </text:list>
          </draw:text-box>
        </draw:frame>
        <draw:frame presentation:style-name="pr7" draw:text-style-name="P8" draw:layer="layout" svg:width="19.8cm" svg:height="1.741cm" svg:x="1.2cm" svg:y="0.737cm" presentation:class="title" presentation:user-transformed="true">
          <draw:text-box>
            <text:p>Слияние</text:p>
          </draw:text-box>
        </draw:frame>
        <draw:custom-shape draw:style-name="gr9" draw:text-style-name="P24" draw:layer="layout" svg:width="6cm" svg:height="1cm" svg:x="18.315cm" svg:y="8.101cm">
          <text:p text:style-name="P23"><text:span text:style-name="T21">name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draw:layer="layout" svg:width="1.5cm" svg:height="1cm" svg:x="16.815cm" svg:y="8.101cm">
          <text:p text:style-name="P23"><text:span text:style-name="T21">album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.5cm" svg:height="1cm" svg:x="1.302cm" svg:y="8.102cm">
          <text:p text:style-name="P25"><text:span text:style-name="T22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5.5cm" svg:height="1cm" svg:x="2.802cm" svg:y="8.102cm">
          <text:p text:style-name="P25"><text:span text:style-name="T22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.114cm" svg:height="1cm" svg:x="8.302cm" svg:y="8.102cm">
          <text:p text:style-name="P25"><text:span text:style-name="T22">year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.301cm" svg:y="12.101cm">
          <text:p text:style-name="P23"><text:span text:style-name="T21">6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.301cm" svg:y="11.101cm">
          <text:p text:style-name="P23"><text:span text:style-name="T2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6.801cm" svg:y="14.101cm">
          <text:p text:style-name="P23"><text:span text:style-name="T21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35" xml:id="id11" draw:id="id11" draw:layer="layout" svg:width="1.5cm" svg:height="1cm" svg:x="16.801cm" svg:y="11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6.801cm" svg:y="12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5.5cm" svg:height="1cm" svg:x="2.801cm" svg:y="12.101cm">
          <text:p text:style-name="P28"><text:span text:style-name="T21">Abbey Road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5.5cm" svg:height="1cm" svg:x="2.801cm" svg:y="11.101cm">
          <text:p text:style-name="P28"><text:span text:style-name="T21">The Beatles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01cm" svg:y="14.101cm">
          <text:p text:style-name="P28"><text:span text:style-name="T21">A Day in the Life</text:span></text:p>
          <draw:enhanced-geometry svg:viewBox="0 0 21600 21600" draw:type="rectangle" draw:enhanced-path="M 0 0 L 21600 0 21600 21600 0 21600 0 0 Z N"/>
        </draw:custom-shape>
        <draw:custom-shape draw:style-name="gr27" draw:text-style-name="P37" draw:layer="layout" svg:width="6cm" svg:height="1cm" svg:x="18.301cm" svg:y="11.101cm">
          <text:p text:style-name="P28"><text:span text:style-name="T21">Another Girl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01cm" svg:y="12.101cm">
          <text:p text:style-name="P28"><text:span text:style-name="T21">Act Naturally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302cm" svg:y="12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302cm" svg:y="11.102cm">
          <text:p text:style-name="P23"><text:span text:style-name="T21">1968</text:span></text:p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1.5cm" svg:height="1cm" svg:x="16.801cm" svg:y="13.101cm">
          <text:p text:style-name="P23"><text:span text:style-name="T2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6cm" svg:height="1cm" svg:x="18.301cm" svg:y="13.101cm">
          <text:p text:style-name="P28"><text:span text:style-name="T21">Across the Universe</text:span></text:p>
          <draw:enhanced-geometry svg:viewBox="0 0 21600 21600" draw:type="rectangle" draw:enhanced-path="M 0 0 L 21600 0 21600 21600 0 21600 0 0 Z N"/>
        </draw:custom-shape>
        <draw:custom-shape draw:style-name="gr32" draw:text-style-name="P42" draw:layer="layout" svg:width="1.5cm" svg:height="1cm" svg:x="1.301cm" svg:y="10.101cm">
          <text:p text:style-name="P25"><text:span text:style-name="T22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43" draw:layer="layout" svg:width="5.5cm" svg:height="1cm" svg:x="2.801cm" svg:y="10.101cm">
          <text:p text:style-name="P31"><text:span text:style-name="T22">Let It Be</text:span></text:p>
          <draw:enhanced-geometry svg:viewBox="0 0 21600 21600" draw:type="rectangle" draw:enhanced-path="M 0 0 L 21600 0 21600 21600 0 21600 0 0 Z N"/>
        </draw:custom-shape>
        <draw:custom-shape draw:style-name="gr34" draw:text-style-name="P44" xml:id="id12" draw:id="id12" draw:layer="layout" svg:width="2.114cm" svg:height="1cm" svg:x="8.302cm" svg:y="10.102cm">
          <text:p text:style-name="P25"><text:span text:style-name="T22">1970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.3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41" draw:layer="layout" svg:width="5.5cm" svg:height="1cm" svg:x="2.801cm" svg:y="9.101cm">
          <text:p text:style-name="P28"><text:span text:style-name="T21">Yellow Submarine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9.101cm">
          <text:p text:style-name="P28"><text:span text:style-name="T21">All Together Now</text:span></text:p>
          <draw:enhanced-geometry svg:viewBox="0 0 21600 21600" draw:type="rectangle" draw:enhanced-path="M 0 0 L 21600 0 21600 21600 0 21600 0 0 Z N"/>
        </draw:custom-shape>
        <draw:custom-shape draw:style-name="gr36" draw:text-style-name="P45" draw:layer="layout" svg:width="2.114cm" svg:height="1cm" svg:x="8.302cm" svg:y="9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onnector draw:style-name="gr29" draw:text-style-name="P16" draw:layer="layout" draw:type="curve" svg:x1="16.801cm" svg:y1="11.601cm" svg:x2="10.416cm" svg:y2="10.602cm" draw:start-shape="id11" draw:start-glue-point="3" draw:end-shape="id12" draw:end-glue-point="1" svg:d="M16801 11601c-4788 0-1596-999-6385-999" svg:viewBox="0 0 6386 1000">
          <text:p/>
        </draw:connector>
        <draw:custom-shape draw:style-name="gr30" draw:text-style-name="P40" draw:layer="layout" svg:width="1.5cm" svg:height="1cm" svg:x="16.801cm" svg:y="10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10.101cm">
          <text:p text:style-name="P28"><text:span text:style-name="T21">All You Need Is Lo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9" draw:layer="layout" svg:width="16.799cm" svg:height="13.364cm" svg:x="2.1cm" svg:y="14.107cm" presentation:class="notes" presentation:user-transformed="true">
            <draw:text-box>
              <text:p text:style-name="P21"><text:span text:style-name="T5">Соответствия нет.</text:span></text:p>
              <text:p text:style-name="P21"><text:span text:style-name="T5">3 &gt; 2, поэтому читаем следующую строку второго набора.</text:span></text:p>
              <text:p text:style-name="P21"><text:span text:style-name="T5"/></text:p>
            </draw:text-box>
          </draw:frame>
        </presentation:notes>
      </draw:page>
      <draw:page draw:name="page8" draw:style-name="dp1" draw:master-page-name="master_5f__5f_" presentation:presentation-page-layout-name="AL1T1">
        <office:forms form:automatic-focus="false" form:apply-design-mode="false"/>
        <draw:frame presentation:style-name="pr8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23">SELECT a.title, s.name</text:span><text:span text:style-name="T23"><text:line-break/></text:span><text:span text:style-name="T23">FROM albums a JOIN songs s ON a.id = s.album_id;</text:span></text:p>
              </text:list-item>
            </text:list>
          </draw:text-box>
        </draw:frame>
        <draw:frame presentation:style-name="pr7" draw:text-style-name="P8" draw:layer="layout" svg:width="19.8cm" svg:height="1.741cm" svg:x="1.2cm" svg:y="0.737cm" presentation:class="title" presentation:user-transformed="true">
          <draw:text-box>
            <text:p>Слияние</text:p>
          </draw:text-box>
        </draw:frame>
        <draw:custom-shape draw:style-name="gr9" draw:text-style-name="P24" draw:layer="layout" svg:width="6cm" svg:height="1cm" svg:x="18.315cm" svg:y="8.101cm">
          <text:p text:style-name="P23"><text:span text:style-name="T21">name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draw:layer="layout" svg:width="1.5cm" svg:height="1cm" svg:x="16.815cm" svg:y="8.101cm">
          <text:p text:style-name="P23"><text:span text:style-name="T21">album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.5cm" svg:height="1cm" svg:x="1.302cm" svg:y="8.102cm">
          <text:p text:style-name="P25"><text:span text:style-name="T22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5.5cm" svg:height="1cm" svg:x="2.802cm" svg:y="8.102cm">
          <text:p text:style-name="P25"><text:span text:style-name="T22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.114cm" svg:height="1cm" svg:x="8.302cm" svg:y="8.102cm">
          <text:p text:style-name="P25"><text:span text:style-name="T22">year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.301cm" svg:y="12.101cm">
          <text:p text:style-name="P23"><text:span text:style-name="T21">6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.301cm" svg:y="11.101cm">
          <text:p text:style-name="P23"><text:span text:style-name="T2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6.801cm" svg:y="14.101cm">
          <text:p text:style-name="P23"><text:span text:style-name="T21">5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11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35" xml:id="id13" draw:id="id13" draw:layer="layout" svg:width="1.5cm" svg:height="1cm" svg:x="16.801cm" svg:y="12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5.5cm" svg:height="1cm" svg:x="2.801cm" svg:y="12.101cm">
          <text:p text:style-name="P28"><text:span text:style-name="T21">Abbey Road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5.5cm" svg:height="1cm" svg:x="2.801cm" svg:y="11.101cm">
          <text:p text:style-name="P28"><text:span text:style-name="T21">The Beatles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01cm" svg:y="14.101cm">
          <text:p text:style-name="P28"><text:span text:style-name="T21">A Day in the Life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11.101cm">
          <text:p text:style-name="P28"><text:span text:style-name="T21">Another Girl</text:span></text:p>
          <draw:enhanced-geometry svg:viewBox="0 0 21600 21600" draw:type="rectangle" draw:enhanced-path="M 0 0 L 21600 0 21600 21600 0 21600 0 0 Z N"/>
        </draw:custom-shape>
        <draw:custom-shape draw:style-name="gr27" draw:text-style-name="P37" draw:layer="layout" svg:width="6cm" svg:height="1cm" svg:x="18.301cm" svg:y="12.101cm">
          <text:p text:style-name="P28"><text:span text:style-name="T21">Act Naturally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302cm" svg:y="12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302cm" svg:y="11.102cm">
          <text:p text:style-name="P23"><text:span text:style-name="T21">1968</text:span></text:p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1.5cm" svg:height="1cm" svg:x="16.801cm" svg:y="13.101cm">
          <text:p text:style-name="P23"><text:span text:style-name="T2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6cm" svg:height="1cm" svg:x="18.301cm" svg:y="13.101cm">
          <text:p text:style-name="P28"><text:span text:style-name="T21">Across the Universe</text:span></text:p>
          <draw:enhanced-geometry svg:viewBox="0 0 21600 21600" draw:type="rectangle" draw:enhanced-path="M 0 0 L 21600 0 21600 21600 0 21600 0 0 Z N"/>
        </draw:custom-shape>
        <draw:custom-shape draw:style-name="gr32" draw:text-style-name="P42" draw:layer="layout" svg:width="1.5cm" svg:height="1cm" svg:x="1.301cm" svg:y="10.101cm">
          <text:p text:style-name="P25"><text:span text:style-name="T22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43" draw:layer="layout" svg:width="5.5cm" svg:height="1cm" svg:x="2.801cm" svg:y="10.101cm">
          <text:p text:style-name="P31"><text:span text:style-name="T22">Let It Be</text:span></text:p>
          <draw:enhanced-geometry svg:viewBox="0 0 21600 21600" draw:type="rectangle" draw:enhanced-path="M 0 0 L 21600 0 21600 21600 0 21600 0 0 Z N"/>
        </draw:custom-shape>
        <draw:custom-shape draw:style-name="gr34" draw:text-style-name="P44" xml:id="id14" draw:id="id14" draw:layer="layout" svg:width="2.114cm" svg:height="1cm" svg:x="8.302cm" svg:y="10.102cm">
          <text:p text:style-name="P25"><text:span text:style-name="T22">1970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.3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41" draw:layer="layout" svg:width="5.5cm" svg:height="1cm" svg:x="2.801cm" svg:y="9.101cm">
          <text:p text:style-name="P28"><text:span text:style-name="T21">Yellow Submarine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9.101cm">
          <text:p text:style-name="P28"><text:span text:style-name="T21">All Together Now</text:span></text:p>
          <draw:enhanced-geometry svg:viewBox="0 0 21600 21600" draw:type="rectangle" draw:enhanced-path="M 0 0 L 21600 0 21600 21600 0 21600 0 0 Z N"/>
        </draw:custom-shape>
        <draw:custom-shape draw:style-name="gr36" draw:text-style-name="P45" draw:layer="layout" svg:width="2.114cm" svg:height="1cm" svg:x="8.302cm" svg:y="9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onnector draw:style-name="gr29" draw:text-style-name="P16" draw:layer="layout" draw:type="curve" svg:x1="16.801cm" svg:y1="12.601cm" svg:x2="10.416cm" svg:y2="10.602cm" draw:start-shape="id13" draw:start-glue-point="3" draw:end-shape="id14" draw:end-glue-point="1" svg:d="M16801 12601c-4788 0-1596-1999-6385-1999" svg:viewBox="0 0 6386 2000">
          <text:p/>
        </draw:connector>
        <draw:custom-shape draw:style-name="gr30" draw:text-style-name="P40" draw:layer="layout" svg:width="1.5cm" svg:height="1cm" svg:x="16.801cm" svg:y="10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10.101cm">
          <text:p text:style-name="P28"><text:span text:style-name="T21">All You Need Is Lo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9" draw:layer="layout" svg:width="16.799cm" svg:height="13.364cm" svg:x="2.1cm" svg:y="14.107cm" presentation:class="notes" presentation:user-transformed="true">
            <draw:text-box>
              <text:p text:style-name="P21"><text:span text:style-name="T5">Снова нет соответствия, снова 3 &gt; 2, снова читаем строку второго набора.</text:span></text:p>
              <text:p text:style-name="P21"><text:span text:style-name="T5"/></text:p>
            </draw:text-box>
          </draw:frame>
        </presentation:notes>
      </draw:page>
      <draw:page draw:name="page9" draw:style-name="dp1" draw:master-page-name="master_5f_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Слияние</text:p>
          </draw:text-box>
        </draw:frame>
        <draw:custom-shape draw:style-name="gr9" draw:text-style-name="P24" draw:layer="layout" svg:width="6cm" svg:height="1cm" svg:x="18.315cm" svg:y="8.101cm">
          <text:p text:style-name="P23"><text:span text:style-name="T21">name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draw:layer="layout" svg:width="1.5cm" svg:height="1cm" svg:x="16.815cm" svg:y="8.101cm">
          <text:p text:style-name="P23"><text:span text:style-name="T21">album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.5cm" svg:height="1cm" svg:x="1.302cm" svg:y="8.102cm">
          <text:p text:style-name="P25"><text:span text:style-name="T22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5.5cm" svg:height="1cm" svg:x="2.802cm" svg:y="8.102cm">
          <text:p text:style-name="P25"><text:span text:style-name="T22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.114cm" svg:height="1cm" svg:x="8.302cm" svg:y="8.102cm">
          <text:p text:style-name="P25"><text:span text:style-name="T22">year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.301cm" svg:y="12.101cm">
          <text:p text:style-name="P23"><text:span text:style-name="T21">6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.301cm" svg:y="11.101cm">
          <text:p text:style-name="P23"><text:span text:style-name="T2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6.801cm" svg:y="14.101cm">
          <text:p text:style-name="P23"><text:span text:style-name="T21">5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11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12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5.5cm" svg:height="1cm" svg:x="2.801cm" svg:y="12.101cm">
          <text:p text:style-name="P28"><text:span text:style-name="T21">Abbey Road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5.5cm" svg:height="1cm" svg:x="2.801cm" svg:y="11.101cm">
          <text:p text:style-name="P28"><text:span text:style-name="T21">The Beatles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01cm" svg:y="14.101cm">
          <text:p text:style-name="P28"><text:span text:style-name="T21">A Day in the Life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11.101cm">
          <text:p text:style-name="P28"><text:span text:style-name="T21">Another Girl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12.101cm">
          <text:p text:style-name="P28"><text:span text:style-name="T21">Act Naturally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302cm" svg:y="12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302cm" svg:y="11.102cm">
          <text:p text:style-name="P23"><text:span text:style-name="T21">1968</text:span></text:p>
          <draw:enhanced-geometry svg:viewBox="0 0 21600 21600" draw:type="rectangle" draw:enhanced-path="M 0 0 L 21600 0 21600 21600 0 21600 0 0 Z N"/>
        </draw:custom-shape>
        <draw:frame presentation:style-name="pr8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23">SELECT a.title, s.name</text:span><text:span text:style-name="T23"><text:line-break/></text:span><text:span text:style-name="T23">FROM albums a JOIN songs s ON a.id = s.album_id;</text:span></text:p>
              </text:list-item>
            </text:list>
          </draw:text-box>
        </draw:frame>
        <draw:custom-shape draw:style-name="gr30" draw:text-style-name="P40" draw:layer="layout" svg:width="1.5cm" svg:height="1cm" svg:x="1.3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41" draw:layer="layout" svg:width="5.5cm" svg:height="1cm" svg:x="2.801cm" svg:y="9.101cm">
          <text:p text:style-name="P28"><text:span text:style-name="T21">Yellow Submarine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9.101cm">
          <text:p text:style-name="P28"><text:span text:style-name="T21">All Together Now</text:span></text:p>
          <draw:enhanced-geometry svg:viewBox="0 0 21600 21600" draw:type="rectangle" draw:enhanced-path="M 0 0 L 21600 0 21600 21600 0 21600 0 0 Z N"/>
        </draw:custom-shape>
        <draw:custom-shape draw:style-name="gr36" draw:text-style-name="P45" draw:layer="layout" svg:width="2.114cm" svg:height="1cm" svg:x="8.302cm" svg:y="9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onnector draw:style-name="gr29" draw:text-style-name="P16" draw:layer="layout" draw:type="curve" svg:x1="16.801cm" svg:y1="13.601cm" svg:x2="10.416cm" svg:y2="10.602cm" draw:start-shape="id15" draw:start-glue-point="3" draw:end-shape="id16" draw:end-glue-point="1" svg:d="M16801 13601c-4788 0-1596-2999-6385-2999" svg:viewBox="0 0 6386 3000">
          <text:p/>
        </draw:connector>
        <draw:custom-shape draw:style-name="gr22" draw:text-style-name="P33" draw:layer="layout" svg:width="8.3cm" svg:height="1.8cm" svg:x="16.399cm" svg:y="12.726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.5cm" svg:height="1cm" svg:x="16.801cm" svg:y="10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10.101cm">
          <text:p text:style-name="P28"><text:span text:style-name="T21">All You Need Is Love</text:span></text:p>
          <draw:enhanced-geometry svg:viewBox="0 0 21600 21600" draw:type="rectangle" draw:enhanced-path="M 0 0 L 21600 0 21600 21600 0 21600 0 0 Z N"/>
        </draw:custom-shape>
        <draw:custom-shape draw:style-name="gr23" draw:text-style-name="P33" draw:layer="layout" svg:width="9.85cm" svg:height="1.8cm" svg:x="0.899cm" svg:y="9.727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2" draw:layer="layout" svg:width="1.5cm" svg:height="1cm" svg:x="1.301cm" svg:y="10.101cm">
          <text:p text:style-name="P25"><text:span text:style-name="T22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43" draw:layer="layout" svg:width="5.5cm" svg:height="1cm" svg:x="2.801cm" svg:y="10.101cm">
          <text:p text:style-name="P31"><text:span text:style-name="T22">Let It Be</text:span></text:p>
          <draw:enhanced-geometry svg:viewBox="0 0 21600 21600" draw:type="rectangle" draw:enhanced-path="M 0 0 L 21600 0 21600 21600 0 21600 0 0 Z N"/>
        </draw:custom-shape>
        <draw:custom-shape draw:style-name="gr34" draw:text-style-name="P44" xml:id="id16" draw:id="id16" draw:layer="layout" svg:width="2.114cm" svg:height="1cm" svg:x="8.302cm" svg:y="10.102cm">
          <text:p text:style-name="P25"><text:span text:style-name="T22">1970</text:span></text:p>
          <draw:enhanced-geometry svg:viewBox="0 0 21600 21600" draw:type="rectangle" draw:enhanced-path="M 0 0 L 21600 0 21600 21600 0 21600 0 0 Z N"/>
        </draw:custom-shape>
        <draw:custom-shape draw:style-name="gr37" draw:text-style-name="P35" xml:id="id15" draw:id="id15" draw:layer="layout" svg:width="1.5cm" svg:height="1cm" svg:x="16.801cm" svg:y="13.101cm">
          <text:p text:style-name="P23"><text:span text:style-name="T21">3</text:span></text:p>
          <draw:enhanced-geometry svg:viewBox="0 0 21600 21600" draw:type="rectangle" draw:enhanced-path="M 0 0 L 21600 0 21600 21600 0 21600 0 0 Z N"/>
        </draw:custom-shape>
        <draw:custom-shape draw:style-name="gr38" draw:text-style-name="P37" draw:layer="layout" svg:width="6cm" svg:height="1cm" svg:x="18.301cm" svg:y="13.101cm">
          <text:p text:style-name="P28"><text:span text:style-name="T21">Across the Univer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39" draw:layer="layout" svg:width="16.799cm" svg:height="13.364cm" svg:x="2.1cm" svg:y="14.107cm" presentation:class="notes" presentation:user-transformed="true">
            <draw:text-box>
              <text:p text:style-name="P21"><text:span text:style-name="T5">Есть соответствие: («Let It Be», «Across the Universe»).</text:span></text:p>
              <text:p text:style-name="P21"><text:span text:style-name="T5">3 = 3, читаем следующую строку второго набора.</text:span></text:p>
              <text:p text:style-name="P21"><text:span text:style-name="T5"/></text:p>
            </draw:text-box>
          </draw:frame>
        </presentation:notes>
      </draw:page>
      <draw:page draw:name="page10" draw:style-name="dp1" draw:master-page-name="master_5f__5f_" presentation:presentation-page-layout-name="AL1T1">
        <office:forms form:automatic-focus="false" form:apply-design-mode="false"/>
        <draw:frame presentation:style-name="pr8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23">SELECT a.title, s.name</text:span><text:span text:style-name="T23"><text:line-break/></text:span><text:span text:style-name="T23">FROM albums a JOIN songs s ON a.id = s.album_id;</text:span></text:p>
              </text:list-item>
            </text:list>
          </draw:text-box>
        </draw:frame>
        <draw:frame presentation:style-name="pr7" draw:text-style-name="P8" draw:layer="layout" svg:width="19.8cm" svg:height="1.741cm" svg:x="1.2cm" svg:y="0.737cm" presentation:class="title" presentation:user-transformed="true">
          <draw:text-box>
            <text:p>Слияние</text:p>
          </draw:text-box>
        </draw:frame>
        <draw:custom-shape draw:style-name="gr9" draw:text-style-name="P24" draw:layer="layout" svg:width="6cm" svg:height="1cm" svg:x="18.315cm" svg:y="8.101cm">
          <text:p text:style-name="P23"><text:span text:style-name="T21">name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draw:layer="layout" svg:width="1.5cm" svg:height="1cm" svg:x="16.815cm" svg:y="8.101cm">
          <text:p text:style-name="P23"><text:span text:style-name="T21">album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.5cm" svg:height="1cm" svg:x="1.302cm" svg:y="8.102cm">
          <text:p text:style-name="P25"><text:span text:style-name="T22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5.5cm" svg:height="1cm" svg:x="2.802cm" svg:y="8.102cm">
          <text:p text:style-name="P25"><text:span text:style-name="T22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.114cm" svg:height="1cm" svg:x="8.302cm" svg:y="8.102cm">
          <text:p text:style-name="P25"><text:span text:style-name="T22">year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.301cm" svg:y="12.101cm">
          <text:p text:style-name="P23"><text:span text:style-name="T21">6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.301cm" svg:y="11.101cm">
          <text:p text:style-name="P23"><text:span text:style-name="T21">4</text:span></text:p>
          <draw:enhanced-geometry svg:viewBox="0 0 21600 21600" draw:type="rectangle" draw:enhanced-path="M 0 0 L 21600 0 21600 21600 0 21600 0 0 Z N"/>
        </draw:custom-shape>
        <draw:custom-shape draw:style-name="gr25" draw:text-style-name="P35" xml:id="id17" draw:id="id17" draw:layer="layout" svg:width="1.5cm" svg:height="1cm" svg:x="16.801cm" svg:y="14.101cm">
          <text:p text:style-name="P23"><text:span text:style-name="T21">5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11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12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5.5cm" svg:height="1cm" svg:x="2.801cm" svg:y="12.101cm">
          <text:p text:style-name="P28"><text:span text:style-name="T21">Abbey Road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5.5cm" svg:height="1cm" svg:x="2.801cm" svg:y="11.101cm">
          <text:p text:style-name="P28"><text:span text:style-name="T21">The Beat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37" draw:layer="layout" svg:width="6cm" svg:height="1cm" svg:x="18.301cm" svg:y="14.101cm">
          <text:p text:style-name="P28"><text:span text:style-name="T21">A Day in the Life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11.101cm">
          <text:p text:style-name="P28"><text:span text:style-name="T21">Another Girl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12.101cm">
          <text:p text:style-name="P28"><text:span text:style-name="T21">Act Naturally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302cm" svg:y="12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302cm" svg:y="11.102cm">
          <text:p text:style-name="P23"><text:span text:style-name="T21">1968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1.5cm" svg:height="1cm" svg:x="16.801cm" svg:y="13.101cm">
          <text:p text:style-name="P23"><text:span text:style-name="T21">3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6cm" svg:height="1cm" svg:x="18.301cm" svg:y="13.101cm">
          <text:p text:style-name="P28"><text:span text:style-name="T21">Across the Universe</text:span></text:p>
          <draw:enhanced-geometry svg:viewBox="0 0 21600 21600" draw:type="rectangle" draw:enhanced-path="M 0 0 L 21600 0 21600 21600 0 21600 0 0 Z N"/>
        </draw:custom-shape>
        <draw:custom-shape draw:style-name="gr32" draw:text-style-name="P42" draw:layer="layout" svg:width="1.5cm" svg:height="1cm" svg:x="1.301cm" svg:y="10.101cm">
          <text:p text:style-name="P25"><text:span text:style-name="T22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43" draw:layer="layout" svg:width="5.5cm" svg:height="1cm" svg:x="2.801cm" svg:y="10.101cm">
          <text:p text:style-name="P31"><text:span text:style-name="T22">Let It Be</text:span></text:p>
          <draw:enhanced-geometry svg:viewBox="0 0 21600 21600" draw:type="rectangle" draw:enhanced-path="M 0 0 L 21600 0 21600 21600 0 21600 0 0 Z N"/>
        </draw:custom-shape>
        <draw:custom-shape draw:style-name="gr34" draw:text-style-name="P44" xml:id="id18" draw:id="id18" draw:layer="layout" svg:width="2.114cm" svg:height="1cm" svg:x="8.302cm" svg:y="10.102cm">
          <text:p text:style-name="P25"><text:span text:style-name="T22">1970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.3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41" draw:layer="layout" svg:width="5.5cm" svg:height="1cm" svg:x="2.801cm" svg:y="9.101cm">
          <text:p text:style-name="P28"><text:span text:style-name="T21">Yellow Submarine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9.101cm">
          <text:p text:style-name="P28"><text:span text:style-name="T21">All Together Now</text:span></text:p>
          <draw:enhanced-geometry svg:viewBox="0 0 21600 21600" draw:type="rectangle" draw:enhanced-path="M 0 0 L 21600 0 21600 21600 0 21600 0 0 Z N"/>
        </draw:custom-shape>
        <draw:custom-shape draw:style-name="gr36" draw:text-style-name="P45" draw:layer="layout" svg:width="2.114cm" svg:height="1cm" svg:x="8.302cm" svg:y="9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onnector draw:style-name="gr29" draw:text-style-name="P16" draw:layer="layout" draw:type="curve" svg:x1="16.801cm" svg:y1="14.601cm" svg:x2="10.416cm" svg:y2="10.602cm" draw:start-shape="id17" draw:start-glue-point="3" draw:end-shape="id18" draw:end-glue-point="1" svg:d="M16801 14601c-4788 0-1596-3999-6385-3999" svg:viewBox="0 0 6386 4000">
          <text:p/>
        </draw:connector>
        <draw:custom-shape draw:style-name="gr30" draw:text-style-name="P40" draw:layer="layout" svg:width="1.5cm" svg:height="1cm" svg:x="16.801cm" svg:y="10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10.101cm">
          <text:p text:style-name="P28"><text:span text:style-name="T21">All You Need Is Lo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39" draw:layer="layout" svg:width="16.799cm" svg:height="13.364cm" svg:x="2.1cm" svg:y="14.107cm" presentation:class="notes" presentation:user-transformed="true">
            <draw:text-box>
              <text:p text:style-name="P21"><text:span text:style-name="T5">Соответствия нет.</text:span></text:p>
              <text:p text:style-name="P21"><text:span text:style-name="T5">3 &lt; 5, читаем строку первого набора.</text:span></text:p>
              <text:p text:style-name="P21"><text:span text:style-name="T5"/></text:p>
            </draw:text-box>
          </draw:frame>
        </presentation:notes>
      </draw:page>
      <draw:page draw:name="page11" draw:style-name="dp1" draw:master-page-name="master_5f__5f_" presentation:presentation-page-layout-name="AL1T1">
        <office:forms form:automatic-focus="false" form:apply-design-mode="false"/>
        <draw:frame presentation:style-name="pr8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23">SELECT a.title, s.name</text:span><text:span text:style-name="T23"><text:line-break/></text:span><text:span text:style-name="T23">FROM albums a JOIN songs s ON a.id = s.album_id;</text:span></text:p>
              </text:list-item>
            </text:list>
          </draw:text-box>
        </draw:frame>
        <draw:frame presentation:style-name="pr7" draw:text-style-name="P8" draw:layer="layout" svg:width="19.8cm" svg:height="1.741cm" svg:x="1.2cm" svg:y="0.737cm" presentation:class="title" presentation:user-transformed="true">
          <draw:text-box>
            <text:p>Слияние</text:p>
          </draw:text-box>
        </draw:frame>
        <draw:custom-shape draw:style-name="gr9" draw:text-style-name="P24" draw:layer="layout" svg:width="6cm" svg:height="1cm" svg:x="18.315cm" svg:y="8.101cm">
          <text:p text:style-name="P23"><text:span text:style-name="T21">name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draw:layer="layout" svg:width="1.5cm" svg:height="1cm" svg:x="16.815cm" svg:y="8.101cm">
          <text:p text:style-name="P23"><text:span text:style-name="T21">album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.5cm" svg:height="1cm" svg:x="1.302cm" svg:y="8.102cm">
          <text:p text:style-name="P25"><text:span text:style-name="T22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5.5cm" svg:height="1cm" svg:x="2.802cm" svg:y="8.102cm">
          <text:p text:style-name="P25"><text:span text:style-name="T22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.114cm" svg:height="1cm" svg:x="8.302cm" svg:y="8.102cm">
          <text:p text:style-name="P25"><text:span text:style-name="T22">year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5cm" svg:height="1cm" svg:x="1.301cm" svg:y="12.101cm">
          <text:p text:style-name="P23"><text:span text:style-name="T21">6</text:span></text:p>
          <draw:enhanced-geometry svg:viewBox="0 0 21600 21600" draw:type="rectangle" draw:enhanced-path="M 0 0 L 21600 0 21600 21600 0 21600 0 0 Z N"/>
        </draw:custom-shape>
        <draw:custom-shape draw:style-name="gr24" draw:text-style-name="P34" draw:layer="layout" svg:width="1.5cm" svg:height="1cm" svg:x="1.301cm" svg:y="11.101cm">
          <text:p text:style-name="P23"><text:span text:style-name="T21">4</text:span></text:p>
          <draw:enhanced-geometry svg:viewBox="0 0 21600 21600" draw:type="rectangle" draw:enhanced-path="M 0 0 L 21600 0 21600 21600 0 21600 0 0 Z N"/>
        </draw:custom-shape>
        <draw:custom-shape draw:style-name="gr25" draw:text-style-name="P35" xml:id="id19" draw:id="id19" draw:layer="layout" svg:width="1.5cm" svg:height="1cm" svg:x="16.801cm" svg:y="14.101cm">
          <text:p text:style-name="P23"><text:span text:style-name="T21">5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11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12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5.5cm" svg:height="1cm" svg:x="2.801cm" svg:y="12.101cm">
          <text:p text:style-name="P28"><text:span text:style-name="T21">Abbey Road</text:span></text:p>
          <draw:enhanced-geometry svg:viewBox="0 0 21600 21600" draw:type="rectangle" draw:enhanced-path="M 0 0 L 21600 0 21600 21600 0 21600 0 0 Z N"/>
        </draw:custom-shape>
        <draw:custom-shape draw:style-name="gr26" draw:text-style-name="P36" draw:layer="layout" svg:width="5.5cm" svg:height="1cm" svg:x="2.801cm" svg:y="11.101cm">
          <text:p text:style-name="P28"><text:span text:style-name="T21">The Beat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37" draw:layer="layout" svg:width="6cm" svg:height="1cm" svg:x="18.301cm" svg:y="14.101cm">
          <text:p text:style-name="P28"><text:span text:style-name="T21">A Day in the Life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11.101cm">
          <text:p text:style-name="P28"><text:span text:style-name="T21">Another Girl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12.101cm">
          <text:p text:style-name="P28"><text:span text:style-name="T21">Act Naturally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302cm" svg:y="12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ustom-shape draw:style-name="gr28" draw:text-style-name="P38" xml:id="id20" draw:id="id20" draw:layer="layout" svg:width="2.114cm" svg:height="1cm" svg:x="8.302cm" svg:y="11.102cm">
          <text:p text:style-name="P23"><text:span text:style-name="T21">1968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1.5cm" svg:height="1cm" svg:x="16.801cm" svg:y="13.101cm">
          <text:p text:style-name="P23"><text:span text:style-name="T21">3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6cm" svg:height="1cm" svg:x="18.301cm" svg:y="13.101cm">
          <text:p text:style-name="P28"><text:span text:style-name="T21">Across the Universe</text:span></text:p>
          <draw:enhanced-geometry svg:viewBox="0 0 21600 21600" draw:type="rectangle" draw:enhanced-path="M 0 0 L 21600 0 21600 21600 0 21600 0 0 Z N"/>
        </draw:custom-shape>
        <draw:custom-shape draw:style-name="gr39" draw:text-style-name="P46" draw:layer="layout" svg:width="1.5cm" svg:height="1cm" svg:x="1.301cm" svg:y="10.101cm">
          <text:p text:style-name="P25"><text:span text:style-name="T22">3</text:span></text:p>
          <draw:enhanced-geometry svg:viewBox="0 0 21600 21600" draw:type="rectangle" draw:enhanced-path="M 0 0 L 21600 0 21600 21600 0 21600 0 0 Z N"/>
        </draw:custom-shape>
        <draw:custom-shape draw:style-name="gr41" draw:text-style-name="P47" draw:layer="layout" svg:width="5.5cm" svg:height="1cm" svg:x="2.801cm" svg:y="10.101cm">
          <text:p text:style-name="P31"><text:span text:style-name="T22">Let It Be</text:span></text:p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2.114cm" svg:height="1cm" svg:x="8.302cm" svg:y="10.102cm">
          <text:p text:style-name="P25"><text:span text:style-name="T22">1970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.3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41" draw:layer="layout" svg:width="5.5cm" svg:height="1cm" svg:x="2.801cm" svg:y="9.101cm">
          <text:p text:style-name="P28"><text:span text:style-name="T21">Yellow Submarine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9.101cm">
          <text:p text:style-name="P28"><text:span text:style-name="T21">All Together Now</text:span></text:p>
          <draw:enhanced-geometry svg:viewBox="0 0 21600 21600" draw:type="rectangle" draw:enhanced-path="M 0 0 L 21600 0 21600 21600 0 21600 0 0 Z N"/>
        </draw:custom-shape>
        <draw:custom-shape draw:style-name="gr36" draw:text-style-name="P45" draw:layer="layout" svg:width="2.114cm" svg:height="1cm" svg:x="8.302cm" svg:y="9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onnector draw:style-name="gr29" draw:text-style-name="P16" draw:layer="layout" draw:type="curve" svg:x1="16.801cm" svg:y1="14.601cm" svg:x2="10.416cm" svg:y2="11.602cm" draw:start-shape="id19" draw:start-glue-point="3" draw:end-shape="id20" draw:end-glue-point="1" svg:d="M16801 14601c-4788 0-1596-2999-6385-2999" svg:viewBox="0 0 6386 3000">
          <text:p/>
        </draw:connector>
        <draw:custom-shape draw:style-name="gr30" draw:text-style-name="P40" draw:layer="layout" svg:width="1.5cm" svg:height="1cm" svg:x="16.801cm" svg:y="10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10.101cm">
          <text:p text:style-name="P28"><text:span text:style-name="T21">All You Need Is Lo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39" draw:layer="layout" svg:width="16.799cm" svg:height="13.364cm" svg:x="2.1cm" svg:y="14.107cm" presentation:class="notes" presentation:user-transformed="true">
            <draw:text-box>
              <text:p text:style-name="P21"><text:span text:style-name="T5">Соответствия нет.</text:span></text:p>
              <text:p text:style-name="P21"><text:span text:style-name="T5">4 &lt; 5, читаем строку первого набора.</text:span></text:p>
              <text:p text:style-name="P21"><text:span text:style-name="T5"/></text:p>
            </draw:text-box>
          </draw:frame>
        </presentation:notes>
      </draw:page>
      <draw:page draw:name="page12" draw:style-name="dp1" draw:master-page-name="master_5f__5f_" presentation:presentation-page-layout-name="AL1T1">
        <office:forms form:automatic-focus="false" form:apply-design-mode="false"/>
        <draw:frame presentation:style-name="pr8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23">SELECT a.title, s.name</text:span><text:span text:style-name="T23"><text:line-break/></text:span><text:span text:style-name="T23">FROM albums a JOIN songs s ON a.id = s.album_id;</text:span></text:p>
              </text:list-item>
            </text:list>
          </draw:text-box>
        </draw:frame>
        <draw:frame presentation:style-name="pr7" draw:text-style-name="P8" draw:layer="layout" svg:width="19.8cm" svg:height="1.741cm" svg:x="1.2cm" svg:y="0.737cm" presentation:class="title" presentation:user-transformed="true">
          <draw:text-box>
            <text:p>Слияние</text:p>
          </draw:text-box>
        </draw:frame>
        <draw:custom-shape draw:style-name="gr9" draw:text-style-name="P24" draw:layer="layout" svg:width="6cm" svg:height="1cm" svg:x="18.315cm" svg:y="8.101cm">
          <text:p text:style-name="P23"><text:span text:style-name="T21">name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draw:layer="layout" svg:width="1.5cm" svg:height="1cm" svg:x="16.815cm" svg:y="8.101cm">
          <text:p text:style-name="P23"><text:span text:style-name="T21">album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.5cm" svg:height="1cm" svg:x="1.302cm" svg:y="8.102cm">
          <text:p text:style-name="P25"><text:span text:style-name="T22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5.5cm" svg:height="1cm" svg:x="2.802cm" svg:y="8.102cm">
          <text:p text:style-name="P25"><text:span text:style-name="T22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.114cm" svg:height="1cm" svg:x="8.302cm" svg:y="8.102cm">
          <text:p text:style-name="P25"><text:span text:style-name="T22">year</text:span></text:p>
          <draw:enhanced-geometry svg:viewBox="0 0 21600 21600" draw:type="rectangle" draw:enhanced-path="M 0 0 L 21600 0 21600 21600 0 21600 0 0 Z N"/>
        </draw:custom-shape>
        <draw:custom-shape draw:style-name="gr24" draw:text-style-name="P34" draw:layer="layout" svg:width="1.5cm" svg:height="1cm" svg:x="1.301cm" svg:y="12.101cm">
          <text:p text:style-name="P23"><text:span text:style-name="T21">6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.301cm" svg:y="11.101cm">
          <text:p text:style-name="P23"><text:span text:style-name="T21">4</text:span></text:p>
          <draw:enhanced-geometry svg:viewBox="0 0 21600 21600" draw:type="rectangle" draw:enhanced-path="M 0 0 L 21600 0 21600 21600 0 21600 0 0 Z N"/>
        </draw:custom-shape>
        <draw:custom-shape draw:style-name="gr25" draw:text-style-name="P35" xml:id="id21" draw:id="id21" draw:layer="layout" svg:width="1.5cm" svg:height="1cm" svg:x="16.801cm" svg:y="14.101cm">
          <text:p text:style-name="P23"><text:span text:style-name="T21">5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11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12.1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26" draw:text-style-name="P36" draw:layer="layout" svg:width="5.5cm" svg:height="1cm" svg:x="2.801cm" svg:y="12.101cm">
          <text:p text:style-name="P28"><text:span text:style-name="T21">Abbey Road</text:span></text:p>
          <draw:enhanced-geometry svg:viewBox="0 0 21600 21600" draw:type="rectangle" draw:enhanced-path="M 0 0 L 21600 0 21600 21600 0 21600 0 0 Z N"/>
        </draw:custom-shape>
        <draw:custom-shape draw:style-name="gr35" draw:text-style-name="P41" draw:layer="layout" svg:width="5.5cm" svg:height="1cm" svg:x="2.801cm" svg:y="11.101cm">
          <text:p text:style-name="P28"><text:span text:style-name="T21">The Beat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37" draw:layer="layout" svg:width="6cm" svg:height="1cm" svg:x="18.301cm" svg:y="14.101cm">
          <text:p text:style-name="P28"><text:span text:style-name="T21">A Day in the Life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11.101cm">
          <text:p text:style-name="P28"><text:span text:style-name="T21">Another Girl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12.101cm">
          <text:p text:style-name="P28"><text:span text:style-name="T21">Act Naturally</text:span></text:p>
          <draw:enhanced-geometry svg:viewBox="0 0 21600 21600" draw:type="rectangle" draw:enhanced-path="M 0 0 L 21600 0 21600 21600 0 21600 0 0 Z N"/>
        </draw:custom-shape>
        <draw:custom-shape draw:style-name="gr28" draw:text-style-name="P38" xml:id="id22" draw:id="id22" draw:layer="layout" svg:width="2.114cm" svg:height="1cm" svg:x="8.302cm" svg:y="12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ustom-shape draw:style-name="gr36" draw:text-style-name="P45" draw:layer="layout" svg:width="2.114cm" svg:height="1cm" svg:x="8.302cm" svg:y="11.102cm">
          <text:p text:style-name="P23"><text:span text:style-name="T21">1968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1.5cm" svg:height="1cm" svg:x="16.801cm" svg:y="13.101cm">
          <text:p text:style-name="P23"><text:span text:style-name="T21">3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6cm" svg:height="1cm" svg:x="18.301cm" svg:y="13.101cm">
          <text:p text:style-name="P28"><text:span text:style-name="T21">Across the Universe</text:span></text:p>
          <draw:enhanced-geometry svg:viewBox="0 0 21600 21600" draw:type="rectangle" draw:enhanced-path="M 0 0 L 21600 0 21600 21600 0 21600 0 0 Z N"/>
        </draw:custom-shape>
        <draw:custom-shape draw:style-name="gr39" draw:text-style-name="P46" draw:layer="layout" svg:width="1.5cm" svg:height="1cm" svg:x="1.301cm" svg:y="10.101cm">
          <text:p text:style-name="P25"><text:span text:style-name="T22">3</text:span></text:p>
          <draw:enhanced-geometry svg:viewBox="0 0 21600 21600" draw:type="rectangle" draw:enhanced-path="M 0 0 L 21600 0 21600 21600 0 21600 0 0 Z N"/>
        </draw:custom-shape>
        <draw:custom-shape draw:style-name="gr41" draw:text-style-name="P47" draw:layer="layout" svg:width="5.5cm" svg:height="1cm" svg:x="2.801cm" svg:y="10.101cm">
          <text:p text:style-name="P31"><text:span text:style-name="T22">Let It Be</text:span></text:p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2.114cm" svg:height="1cm" svg:x="8.302cm" svg:y="10.102cm">
          <text:p text:style-name="P25"><text:span text:style-name="T22">1970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.3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.5cm" svg:height="1cm" svg:x="16.801cm" svg:y="9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41" draw:layer="layout" svg:width="5.5cm" svg:height="1cm" svg:x="2.801cm" svg:y="9.101cm">
          <text:p text:style-name="P28"><text:span text:style-name="T21">Yellow Submarine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9.101cm">
          <text:p text:style-name="P28"><text:span text:style-name="T21">All Together Now</text:span></text:p>
          <draw:enhanced-geometry svg:viewBox="0 0 21600 21600" draw:type="rectangle" draw:enhanced-path="M 0 0 L 21600 0 21600 21600 0 21600 0 0 Z N"/>
        </draw:custom-shape>
        <draw:custom-shape draw:style-name="gr36" draw:text-style-name="P45" draw:layer="layout" svg:width="2.114cm" svg:height="1cm" svg:x="8.302cm" svg:y="9.102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onnector draw:style-name="gr29" draw:text-style-name="P16" draw:layer="layout" draw:type="curve" svg:x1="16.801cm" svg:y1="14.601cm" svg:x2="10.416cm" svg:y2="12.602cm" draw:start-shape="id21" draw:start-glue-point="3" draw:end-shape="id22" draw:end-glue-point="1" svg:d="M16801 14601c-4788 0-1596-1999-6385-1999" svg:viewBox="0 0 6386 2000">
          <text:p/>
        </draw:connector>
        <draw:custom-shape draw:style-name="gr30" draw:text-style-name="P40" draw:layer="layout" svg:width="1.5cm" svg:height="1cm" svg:x="16.801cm" svg:y="10.1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6cm" svg:height="1cm" svg:x="18.301cm" svg:y="10.101cm">
          <text:p text:style-name="P28"><text:span text:style-name="T21">All You Need Is Lo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39" draw:layer="layout" svg:width="16.799cm" svg:height="13.364cm" svg:x="2.1cm" svg:y="14.107cm" presentation:class="notes" presentation:user-transformed="true">
            <draw:text-box>
              <text:p text:style-name="P21"><text:span text:style-name="T5">И последний шаг: снова нет соответствия.</text:span></text:p>
              <text:p text:style-name="P21"><text:span text:style-name="T5">На этом соединение слиянием окончено.</text:span></text:p>
              <text:p text:style-name="P21"><text:span text:style-name="T24">На самом деле алгоритм сложнее — если в первом (внешнем) наборе строк встречается несколько одинаковых значений, нужно </text:span><text:span text:style-name="T5">иметь возможность перечитать строки второго (внутреннего) набора</text:span><text:span text:style-name="T5"><text:line-break/></text:span><text:span text:style-name="T5">с тем же ключом соединения.</text:span></text:p>
              <text:p text:style-name="P21"><text:span text:style-name="T5">Псевдокод алгоритма можно посмотреть в файле </text:span><text:span text:style-name="T25"><text:a xlink:href="https://git.postgresql.org/gitweb/?p=postgresql.git;a=blob;f=src/backend/executor/nodeMergejoin.c" xlink:type="simple">src/backend/executor/nodeMergejoin.c</text:a></text:span><text:span text:style-name="T5">.</text:span></text:p>
              <text:p text:style-name="P21"><text:span text:style-name="T5">Важно, что алгоритм слияния возвращает результат соединения</text:span><text:span text:style-name="T5"><text:line-break/></text:span><text:span text:style-name="T5">в отсортированном виде. В частности, полученный набор строк </text:span><text:span text:style-name="T5"><text:line-break/></text:span><text:span text:style-name="T5">можно использовать для следующего соединения слиянием без дополнительной сортировки.</text:span></text:p>
            </draw:text-box>
          </draw:frame>
        </presentation:notes>
      </draw:page>
      <draw:page draw:name="page13" draw:style-name="dp1" draw:master-page-name="master_5f__5f_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43" draw:text-style-name="P49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_5f_" presentation:presentation-page-layout-name="AL1T1">
        <office:forms form:automatic-focus="false" form:apply-design-mode="false"/>
        <draw:frame presentation:style-name="pr13" draw:text-style-name="P8" draw:layer="layout" svg:width="20.39cm" svg:height="1.737cm" svg:x="1.2cm" svg:y="0.737cm" presentation:class="title" presentation:user-transformed="true">
          <draw:text-box>
            <text:p><text:span text:style-name="T9">Вычислительная сложность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2"><text:span text:style-name="T27">~ </text:span><text:span text:style-name="T28">N+</text:span><text:span text:style-name="T29">M</text:span><text:span text:style-name="T30">, где</text:span></text:p>
                <text:list>
                  <text:list-item>
                    <text:p text:style-name="P50"><text:span text:style-name="T31">N </text:span><text:span text:style-name="T32">и</text:span><text:span text:style-name="T31"> M</text:span><text:span text:style-name="T33"> — число строк в первом и втором наборах данных,</text:span><text:span text:style-name="T33"><text:line-break/></text:span><text:span text:style-name="T33">если не требуется сортировка</text:span></text:p>
                  </text:list-item>
                </text:list>
              </text:list-item>
              <text:list-item>
                <text:p text:style-name="P12"><text:span text:style-name="T27">~ </text:span><text:span text:style-name="T28">N</text:span><text:span text:style-name="T34">lo</text:span><text:span text:style-name="T35">g</text:span><text:span text:style-name="T28">N+M</text:span><text:span text:style-name="T34">lo</text:span><text:span text:style-name="T35">g</text:span><text:span text:style-name="T36">M</text:span><text:span text:style-name="T34">,</text:span></text:p>
                <text:list>
                  <text:list-item>
                    <text:p text:style-name="P51"><text:span text:style-name="T33">если сортировка нужна</text:span></text:p>
                  </text:list-item>
                  <text:list-item>
                    <text:p text:style-name="P51"><text:span text:style-name="T33"/></text:p>
                  </text:list-item>
                </text:list>
              </text:list-item>
              <text:list-item>
                <text:p text:style-name="P12"><text:span text:style-name="T10">Возможные начальные затраты на сортировку</text:span></text:p>
              </text:list-item>
              <text:list-item>
                <text:p text:style-name="P12"><text:span text:style-name="T10">Эффективно для большого числа стро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2" draw:layer="layout" svg:width="16.799cm" svg:height="13.364cm" svg:x="2.1cm" svg:y="14.107cm" presentation:class="notes" presentation:user-transformed="true">
            <draw:text-box>
              <text:p text:style-name="P21"><text:span text:style-name="T5">В случае, когда не требуется сортировать данные, общая сложность соединения слиянием пропорциональна сумме числа строк в обоих наборах данных. Но, в отличие от соединения хешированием, здесь</text:span><text:span text:style-name="T5"><text:line-break/></text:span><text:span text:style-name="T5">не требуются накладные расходы на построение хеш-таблицы.</text:span></text:p>
              <text:p text:style-name="P21"><text:span text:style-name="T5">Поэтому соединение слиянием может успешно применяться как</text:span><text:span text:style-name="T5"><text:line-break/></text:span><text:span text:style-name="T5">в OLTP-, так и в OLAP-запросах.</text:span></text:p>
              <text:p text:style-name="P21"><text:span text:style-name="T5">Однако если сортировка требуется, то стоимость становится пропорциональной произведению количества строк на логарифм этого количества, и на больших объемах такой способ скорее всего <text:s/>проиграет соединению хешированием.</text:span></text:p>
              <text:p text:style-name="P21"><text:span text:style-name="T5"/></text:p>
            </draw:text-box>
          </draw:frame>
        </presentation:notes>
      </draw:page>
      <draw:page draw:name="page15" draw:style-name="dp1" draw:master-page-name="master_5f__5f_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43" draw:text-style-name="P49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_5f_" presentation:presentation-page-layout-name="AL1T1">
        <office:forms form:automatic-focus="false" form:apply-design-mode="false"/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2"><text:span text:style-name="T11">Внешний набор строк сканируется параллельно,</text:span><text:span text:style-name="T11"><text:line-break/></text:span><text:span text:style-name="T11">внутренний — последовательно каждым процессом</text:span></text:p>
              </text:list-item>
              <text:list-item>
                <text:p text:style-name="P13"><text:span text:style-name="T11"/></text:p>
              </text:list-item>
            </text:list>
          </draw:text-box>
        </draw:frame>
        <draw:frame presentation:style-name="pr3" draw:text-style-name="P15" draw:layer="layout" svg:width="19.8cm" svg:height="1.741cm" svg:x="1.2cm" svg:y="0.737cm" presentation:class="title" presentation:user-transformed="true">
          <draw:text-box>
            <text:p text:style-name="P16"><text:span text:style-name="T12">В параллельных планах</text:span></text:p>
          </draw:text-box>
        </draw:frame>
        <draw:connector draw:style-name="gr3" draw:text-style-name="P16" draw:layer="layout" draw:type="curve" svg:x1="14.429cm" svg:y1="14.585cm" svg:x2="12.6cm" svg:y2="13.232cm" draw:start-shape="id23" draw:start-glue-point="0" draw:end-shape="id24" draw:end-glue-point="2" svg:d="M14429 14585c0-1014-1829-338-1829-1353" svg:viewBox="0 0 1830 1354">
          <text:p/>
        </draw:connector>
        <draw:connector draw:style-name="gr3" draw:text-style-name="P16" draw:layer="layout" draw:type="curve" svg:x1="10.626cm" svg:y1="14.585cm" svg:x2="12.6cm" svg:y2="13.232cm" draw:start-shape="id25" draw:start-glue-point="0" draw:end-shape="id24" draw:end-glue-point="2" svg:d="M10626 14585c0-1014 1974-338 1974-1353" svg:viewBox="0 0 1975 1354">
          <text:p/>
        </draw:connector>
        <draw:custom-shape draw:style-name="gr4" draw:text-style-name="P18" xml:id="id24" draw:id="id24" draw:layer="layout" svg:width="3.1cm" svg:height="1.5cm" svg:x="11.05cm" svg:y="11.732cm">
          <text:p text:style-name="P17"><text:span text:style-name="T13">Merge 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8" xml:id="id25" draw:id="id25" draw:layer="layout" svg:width="2.841cm" svg:height="1.5cm" svg:x="9.206cm" svg:y="14.585cm">
          <text:p text:style-name="P17"><text:span text:style-name="T13"><text:s/></text:span><text:span text:style-name="T13">Parallel</text:span></text:p>
          <text:p text:style-name="P17"><text:span text:style-name="T13">Index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8" xml:id="id26" draw:id="id26" draw:layer="layout" svg:width="2.1cm" svg:height="1.5cm" svg:x="11.55cm" svg:y="8.89cm">
          <text:p text:style-name="P17"><text:span text:style-name="T13">Gat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6" draw:layer="layout" draw:type="curve" svg:x1="12.6cm" svg:y1="11.732cm" svg:x2="12.6cm" svg:y2="10.39cm" draw:start-shape="id24" draw:start-glue-point="0" draw:end-shape="id26" draw:end-glue-point="2" svg:d="M12600 11732v-1342" svg:viewBox="0 0 1 1343">
          <text:p/>
        </draw:connector>
        <draw:connector draw:style-name="gr3" draw:text-style-name="P16" draw:layer="layout" draw:type="curve" svg:x1="6.429cm" svg:y1="14.586cm" svg:x2="4.601cm" svg:y2="13.233cm" draw:start-shape="id27" draw:start-glue-point="0" draw:end-shape="id28" draw:end-glue-point="2" svg:d="M6429 14586c0-1014-1828-338-1828-1353" svg:viewBox="0 0 1829 1354">
          <text:p/>
        </draw:connector>
        <draw:connector draw:style-name="gr3" draw:text-style-name="P16" draw:layer="layout" draw:type="curve" svg:x1="2.627cm" svg:y1="14.586cm" svg:x2="4.601cm" svg:y2="13.233cm" draw:start-shape="id29" draw:start-glue-point="0" draw:end-shape="id28" draw:end-glue-point="2" svg:d="M2627 14586c0-1014 1974-338 1974-1353" svg:viewBox="0 0 1975 1354">
          <text:p/>
        </draw:connector>
        <draw:custom-shape draw:style-name="gr45" draw:text-style-name="P52" xml:id="id28" draw:id="id28" draw:layer="layout" svg:width="3.1cm" svg:height="1.5cm" svg:x="3.051cm" svg:y="11.733cm">
          <text:p text:style-name="P17"><text:span text:style-name="T13">Merge 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2" xml:id="id29" draw:id="id29" draw:layer="layout" svg:width="2.841cm" svg:height="1.5cm" svg:x="1.207cm" svg:y="14.586cm">
          <text:p text:style-name="P17"><text:span text:style-name="T13"><text:s/></text:span><text:span text:style-name="T13">Parallel</text:span></text:p>
          <text:p text:style-name="P17"><text:span text:style-name="T13">Index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6" draw:layer="layout" draw:type="curve" svg:x1="22.429cm" svg:y1="14.586cm" svg:x2="20.601cm" svg:y2="13.233cm" draw:start-shape="id30" draw:start-glue-point="0" draw:end-shape="id31" draw:end-glue-point="2" svg:d="M22429 14586c0-1014-1828-338-1828-1353" svg:viewBox="0 0 1829 1354">
          <text:p/>
        </draw:connector>
        <draw:connector draw:style-name="gr3" draw:text-style-name="P16" draw:layer="layout" draw:type="curve" svg:x1="18.627cm" svg:y1="14.586cm" svg:x2="20.601cm" svg:y2="13.233cm" draw:start-shape="id32" draw:start-glue-point="0" draw:end-shape="id31" draw:end-glue-point="2" svg:d="M18627 14586c0-1014 1974-338 1974-1353" svg:viewBox="0 0 1975 1354">
          <text:p/>
        </draw:connector>
        <draw:custom-shape draw:style-name="gr47" draw:text-style-name="P53" xml:id="id31" draw:id="id31" draw:layer="layout" svg:width="3.1cm" svg:height="1.5cm" svg:x="19.051cm" svg:y="11.733cm">
          <text:p text:style-name="P17"><text:span text:style-name="T13">Merge 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32" draw:id="id32" draw:layer="layout" svg:width="2.841cm" svg:height="1.5cm" svg:x="17.207cm" svg:y="14.586cm">
          <text:p text:style-name="P17"><text:span text:style-name="T13"><text:s/></text:span><text:span text:style-name="T13">Parallel</text:span></text:p>
          <text:p text:style-name="P17"><text:span text:style-name="T13">Index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6" draw:layer="layout" draw:type="curve" svg:x1="4.601cm" svg:y1="11.733cm" svg:x2="11.55cm" svg:y2="9.64cm" draw:start-shape="id28" draw:start-glue-point="0" draw:end-shape="id26" draw:end-glue-point="3" svg:d="M4601 11733c0-1396 2316-2093 6949-2093" svg:viewBox="0 0 6950 2094">
          <text:p/>
        </draw:connector>
        <draw:connector draw:style-name="gr3" draw:text-style-name="P16" draw:layer="layout" draw:type="curve" svg:x1="20.601cm" svg:y1="11.733cm" svg:x2="13.65cm" svg:y2="9.64cm" draw:start-shape="id31" draw:start-glue-point="0" draw:end-shape="id26" draw:end-glue-point="1" svg:d="M20601 11733c0-1396-2317-2093-6951-2093" svg:viewBox="0 0 6952 2094">
          <text:p/>
        </draw:connector>
        <draw:connector draw:style-name="gr3" draw:text-style-name="P16" draw:layer="layout" draw:type="curve" svg:x1="14.429cm" svg:y1="17.25cm" svg:x2="14.429cm" svg:y2="16.085cm" draw:start-shape="id33" draw:start-glue-point="0" draw:end-shape="id23" draw:end-glue-point="2" svg:d="M14429 17250v-1165" svg:viewBox="0 0 1 1166">
          <text:p/>
        </draw:connector>
        <draw:custom-shape draw:style-name="gr5" draw:text-style-name="P18" xml:id="id23" draw:id="id23" draw:layer="layout" svg:width="2.84cm" svg:height="1.5cm" svg:x="13.009cm" svg:y="14.585cm">
          <text:p text:style-name="P17"><text:span text:style-name="T13">S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8" xml:id="id33" draw:id="id33" draw:layer="layout" svg:width="2.841cm" svg:height="1.5cm" svg:x="13.009cm" svg:y="17.25cm">
          <text:p text:style-name="P17"><text:span text:style-name="T13">Seq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6" draw:layer="layout" draw:type="curve" svg:x1="22.429cm" svg:y1="17.251cm" svg:x2="22.429cm" svg:y2="16.086cm" draw:start-shape="id34" draw:start-glue-point="0" draw:end-shape="id30" draw:end-glue-point="2" svg:d="M22429 17251v-1165" svg:viewBox="0 0 1 1166">
          <text:p/>
        </draw:connector>
        <draw:custom-shape draw:style-name="gr49" draw:text-style-name="P53" xml:id="id30" draw:id="id30" draw:layer="layout" svg:width="2.84cm" svg:height="1.5cm" svg:x="21.009cm" svg:y="14.586cm">
          <text:p text:style-name="P17"><text:span text:style-name="T13">S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34" draw:id="id34" draw:layer="layout" svg:width="2.841cm" svg:height="1.5cm" svg:x="21.009cm" svg:y="17.251cm">
          <text:p text:style-name="P17"><text:span text:style-name="T13">Seq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6" draw:layer="layout" draw:type="curve" svg:x1="6.429cm" svg:y1="17.251cm" svg:x2="6.429cm" svg:y2="16.086cm" draw:start-shape="id35" draw:start-glue-point="0" draw:end-shape="id27" draw:end-glue-point="2" svg:d="M6429 17251v-1165" svg:viewBox="0 0 1 1166">
          <text:p/>
        </draw:connector>
        <draw:custom-shape draw:style-name="gr50" draw:text-style-name="P52" xml:id="id27" draw:id="id27" draw:layer="layout" svg:width="2.84cm" svg:height="1.5cm" svg:x="5.009cm" svg:y="14.586cm">
          <text:p text:style-name="P17"><text:span text:style-name="T13">S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2" xml:id="id35" draw:id="id35" draw:layer="layout" svg:width="2.841cm" svg:height="1.5cm" svg:x="5.009cm" svg:y="17.251cm">
          <text:p text:style-name="P17"><text:span text:style-name="T13">Seq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22" draw:layer="layout" svg:width="16.799cm" svg:height="14.521cm" svg:x="2.1cm" svg:y="14.107cm" presentation:class="notes" presentation:user-transformed="true">
            <draw:text-box>
              <text:p text:style-name="P21"><text:span text:style-name="T15">Соединение слиянием может использоваться в параллельных планах.</text:span></text:p>
              <text:p text:style-name="P21"><text:span text:style-name="T15">Так же, как и при соединении вложенным циклом, сканирование одного набора строк выполняется рабочими процессами параллельно,</text:span><text:span text:style-name="T15"><text:line-break/></text:span><text:span text:style-name="T15">но другой набор строк каждый рабочий процесс читает полностью самостоятельно. Поэтому при соединении больших объемов строк</text:span><text:span text:style-name="T15"><text:line-break/></text:span><text:span text:style-name="T15">в параллельных планах гораздо чаще используется соединение хешированием, имеющее эффективный параллельный алгоритм.</text:span></text:p>
              <text:p text:style-name="P21"><text:span text:style-name="T15"/></text:p>
            </draw:text-box>
          </draw:frame>
        </presentation:notes>
      </draw:page>
      <draw:page draw:name="page17" draw:style-name="dp1" draw:master-page-name="master_5f_" presentation:presentation-page-layout-name="AL1T1">
        <office:forms form:automatic-focus="false" form:apply-design-mode="false"/>
        <draw:custom-shape draw:style-name="gr51" draw:text-style-name="P54" draw:layer="layout" svg:width="10.23cm" svg:height="2.795cm" svg:x="1.2cm" svg:y="8.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6cm" svg:height="2.343cm" svg:x="1.2cm" svg:y="4.8cm" presentation:class="outline" presentation:user-transformed="true">
          <draw:text-box>
            <text:list text:style-name="L3">
              <text:list-item>
                <text:p text:style-name="P12"><text:span text:style-name="T23">SELECT a.title, s.name</text:span><text:span text:style-name="T23"><text:line-break/></text:span><text:span text:style-name="T23">FROM albums a JOIN songs s ON a.id = s.album_id;</text:span></text:p>
              </text:list-item>
            </text:list>
          </draw:text-box>
        </draw:frame>
        <draw:frame presentation:style-name="pr14" draw:text-style-name="P8" draw:layer="layout" svg:width="20.136cm" svg:height="1.803cm" svg:x="1.2cm" svg:y="0.737cm" presentation:class="title" presentation:user-transformed="true">
          <draw:text-box>
            <text:p>В параллельных планах</text:p>
          </draw:text-box>
        </draw:frame>
        <draw:custom-shape draw:style-name="gr9" draw:text-style-name="P24" draw:layer="layout" svg:width="6cm" svg:height="1cm" svg:x="18.128cm" svg:y="9.201cm">
          <text:p text:style-name="P23"><text:span text:style-name="T21">name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draw:layer="layout" svg:width="1.5cm" svg:height="1cm" svg:x="16.628cm" svg:y="9.201cm">
          <text:p text:style-name="P23"><text:span text:style-name="T21">album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.5cm" svg:height="1cm" svg:x="1.702cm" svg:y="7.703cm">
          <text:p text:style-name="P25"><text:span text:style-name="T22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5.5cm" svg:height="1cm" svg:x="3.202cm" svg:y="7.703cm">
          <text:p text:style-name="P25"><text:span text:style-name="T22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.114cm" svg:height="1cm" svg:x="8.702cm" svg:y="7.703cm">
          <text:p text:style-name="P25"><text:span text:style-name="T22">year</text:span></text:p>
          <draw:enhanced-geometry svg:viewBox="0 0 21600 21600" draw:type="rectangle" draw:enhanced-path="M 0 0 L 21600 0 21600 21600 0 21600 0 0 Z N"/>
        </draw:custom-shape>
        <draw:custom-shape draw:style-name="gr52" draw:text-style-name="P55" draw:layer="layout" svg:width="1.5cm" svg:height="1cm" svg:x="1.7cm" svg:y="9.101cm">
          <text:p text:style-name="P25"><text:span text:style-name="T22">1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1.5cm" svg:height="1cm" svg:x="1.7cm" svg:y="10.10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7" draw:layer="layout" svg:width="5.5cm" svg:height="1cm" svg:x="3.2cm" svg:y="9.101cm">
          <text:p text:style-name="P56"><text:span text:style-name="T22">Yellow Submarine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draw:layer="layout" svg:width="5.5cm" svg:height="1cm" svg:x="3.2cm" svg:y="10.10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4" draw:layer="layout" svg:width="1.5cm" svg:height="1cm" svg:x="16.8cm" svg:y="15.201cm">
          <text:p text:style-name="P23"><text:span text:style-name="T21">5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xml:id="id39" draw:id="id39" draw:layer="layout" svg:width="1.5cm" svg:height="1cm" svg:x="16.8cm" svg:y="12.2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draw:layer="layout" svg:width="1.5cm" svg:height="1cm" svg:x="16.8cm" svg:y="13.2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cm" svg:y="15.201cm">
          <text:p text:style-name="P28"><text:span text:style-name="T21">A Day in the Life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cm" svg:y="12.201cm">
          <text:p text:style-name="P28"><text:span text:style-name="T21">Another Girl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cm" svg:y="13.201cm">
          <text:p text:style-name="P28"><text:span text:style-name="T21">Act Naturally</text:span></text:p>
          <draw:enhanced-geometry svg:viewBox="0 0 21600 21600" draw:type="rectangle" draw:enhanced-path="M 0 0 L 21600 0 21600 21600 0 21600 0 0 Z N"/>
        </draw:custom-shape>
        <draw:custom-shape draw:style-name="gr57" draw:text-style-name="P58" xml:id="id37" draw:id="id37" draw:layer="layout" svg:width="1.5cm" svg:height="1cm" svg:x="16.8cm" svg:y="10.2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8" draw:text-style-name="P37" draw:layer="layout" svg:width="6cm" svg:height="1cm" svg:x="18.3cm" svg:y="10.201cm">
          <text:p text:style-name="P28"><text:span text:style-name="T21">All Together Now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1.5cm" svg:height="1cm" svg:x="16.8cm" svg:y="14.201cm">
          <text:p text:style-name="P23"><text:span text:style-name="T21">3</text:span></text:p>
          <draw:enhanced-geometry svg:viewBox="0 0 21600 21600" draw:type="rectangle" draw:enhanced-path="M 0 0 L 21600 0 21600 21600 0 21600 0 0 Z N"/>
        </draw:custom-shape>
        <draw:custom-shape draw:style-name="gr57" draw:text-style-name="P58" xml:id="id38" draw:id="id38" draw:layer="layout" svg:width="1.5cm" svg:height="1cm" svg:x="16.8cm" svg:y="11.2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6cm" svg:height="1cm" svg:x="18.3cm" svg:y="14.201cm">
          <text:p text:style-name="P28"><text:span text:style-name="T21">Across the Universe</text:span></text:p>
          <draw:enhanced-geometry svg:viewBox="0 0 21600 21600" draw:type="rectangle" draw:enhanced-path="M 0 0 L 21600 0 21600 21600 0 21600 0 0 Z N"/>
        </draw:custom-shape>
        <draw:custom-shape draw:style-name="gr38" draw:text-style-name="P37" draw:layer="layout" svg:width="6cm" svg:height="1cm" svg:x="18.3cm" svg:y="11.201cm">
          <text:p text:style-name="P28"><text:span text:style-name="T21">All You Need Is Love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702cm" svg:y="10.1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5" xml:id="id36" draw:id="id36" draw:layer="layout" svg:width="2.114cm" svg:height="1cm" svg:x="8.702cm" svg:y="9.103cm">
          <text:p text:style-name="P25"><text:span text:style-name="T22">1969</text:span></text:p>
          <draw:enhanced-geometry svg:viewBox="0 0 21600 21600" draw:type="rectangle" draw:enhanced-path="M 0 0 L 21600 0 21600 21600 0 21600 0 0 Z N"/>
        </draw:custom-shape>
        <draw:connector draw:style-name="gr3" draw:text-style-name="P16" draw:layer="layout" draw:type="curve" svg:x1="10.816cm" svg:y1="9.603cm" svg:x2="16.8cm" svg:y2="10.701cm" draw:start-shape="id36" draw:start-glue-point="1" draw:end-shape="id37" draw:end-glue-point="3" svg:d="M10816 9603c4488 0 1496 1098 5984 1098" svg:viewBox="0 0 5985 1099">
          <text:p/>
        </draw:connector>
        <draw:custom-shape draw:style-name="gr60" draw:text-style-name="P59" draw:layer="layout" svg:width="10.23cm" svg:height="2.795cm" svg:x="1.2cm" svg:y="11.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0" draw:layer="layout" svg:width="10.23cm" svg:height="2.795cm" svg:x="1.2cm" svg:y="14.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4" draw:layer="layout" svg:width="1.5cm" svg:height="1cm" svg:x="1.7cm" svg:y="14.701cm">
          <text:p text:style-name="P25"><text:span text:style-name="T22">6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1.5cm" svg:height="1cm" svg:x="1.7cm" svg:y="15.70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5.5cm" svg:height="1cm" svg:x="3.2cm" svg:y="14.701cm">
          <text:p text:style-name="P31"><text:span text:style-name="T22">Abbey Road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draw:layer="layout" svg:width="5.5cm" svg:height="1cm" svg:x="3.2cm" svg:y="15.7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2.114cm" svg:height="1cm" svg:x="8.702cm" svg:y="14.703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702cm" svg:y="15.70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1" draw:layer="layout" svg:width="1.5cm" svg:height="1cm" svg:x="1.7cm" svg:y="12.901cm">
          <text:p text:style-name="P25"><text:span text:style-name="T22">4</text:span></text:p>
          <draw:enhanced-geometry svg:viewBox="0 0 21600 21600" draw:type="rectangle" draw:enhanced-path="M 0 0 L 21600 0 21600 21600 0 21600 0 0 Z N"/>
        </draw:custom-shape>
        <draw:custom-shape draw:style-name="gr65" draw:text-style-name="P62" draw:layer="layout" svg:width="5.5cm" svg:height="1cm" svg:x="3.2cm" svg:y="12.901cm">
          <text:p text:style-name="P31"><text:span text:style-name="T22">The Beat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63" draw:layer="layout" svg:width="2.114cm" svg:height="1cm" svg:x="8.702cm" svg:y="12.903cm">
          <text:p text:style-name="P23"><text:span text:style-name="T21">1968</text:span></text:p>
          <draw:enhanced-geometry svg:viewBox="0 0 21600 21600" draw:type="rectangle" draw:enhanced-path="M 0 0 L 21600 0 21600 21600 0 21600 0 0 Z N"/>
        </draw:custom-shape>
        <draw:custom-shape draw:style-name="gr64" draw:text-style-name="P61" draw:layer="layout" svg:width="1.5cm" svg:height="1cm" svg:x="1.7cm" svg:y="11.901cm">
          <text:p text:style-name="P25"><text:span text:style-name="T22">3</text:span></text:p>
          <draw:enhanced-geometry svg:viewBox="0 0 21600 21600" draw:type="rectangle" draw:enhanced-path="M 0 0 L 21600 0 21600 21600 0 21600 0 0 Z N"/>
        </draw:custom-shape>
        <draw:custom-shape draw:style-name="gr65" draw:text-style-name="P62" draw:layer="layout" svg:width="5.5cm" svg:height="1cm" svg:x="3.2cm" svg:y="11.901cm">
          <text:p text:style-name="P31"><text:span text:style-name="T22">Let It Be</text:span></text:p>
          <draw:enhanced-geometry svg:viewBox="0 0 21600 21600" draw:type="rectangle" draw:enhanced-path="M 0 0 L 21600 0 21600 21600 0 21600 0 0 Z N"/>
        </draw:custom-shape>
        <draw:custom-shape draw:style-name="gr66" draw:text-style-name="P63" draw:layer="layout" svg:width="2.114cm" svg:height="1cm" svg:x="8.702cm" svg:y="11.903cm">
          <text:p text:style-name="P23"><text:span text:style-name="T21">1970</text:span></text:p>
          <draw:enhanced-geometry svg:viewBox="0 0 21600 21600" draw:type="rectangle" draw:enhanced-path="M 0 0 L 21600 0 21600 21600 0 21600 0 0 Z N"/>
        </draw:custom-shape>
        <draw:custom-shape draw:style-name="gr67" draw:text-style-name="P19" draw:layer="layout" svg:width="4.922cm" svg:height="1.587cm" svg:x="11.08cm" svg:y="17.272cm">
          <text:p text:style-name="P17"><text:span text:style-name="T13">Parallel Index Sca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98.90310786106 -15071.03274559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3" draw:text-style-name="P16" draw:layer="layout" draw:type="curve" svg:x1="16.8cm" svg:y1="10.701cm" svg:x2="16.8cm" svg:y2="11.701cm" draw:start-shape="id37" draw:start-glue-point="3" draw:end-shape="id38" draw:end-glue-point="3" svg:d="M16800 10701c-751 0-751 1000 0 1000" svg:viewBox="0 0 564 1001">
          <text:p/>
        </draw:connector>
        <draw:connector draw:style-name="gr3" draw:text-style-name="P16" draw:layer="layout" draw:type="curve" svg:x1="16.8cm" svg:y1="11.701cm" svg:x2="16.8cm" svg:y2="12.701cm" draw:start-shape="id38" draw:start-glue-point="3" draw:end-shape="id39" draw:end-glue-point="3" svg:d="M16800 11701c-751 0-751 1000 0 1000" svg:viewBox="0 0 564 1001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9" draw:layer="layout" svg:width="16.799cm" svg:height="13.364cm" svg:x="2.1cm" svg:y="14.107cm" presentation:class="notes" presentation:user-transformed="true">
            <draw:text-box>
              <text:p text:style-name="P21"><text:span text:style-name="T5">Внутренний набор данных будет просканирован каждым из рабочих процессов от начала и до того момента, как станет понятно, что больше нет соответствий.</text:span></text:p>
              <text:p text:style-name="P21"><text:span text:style-name="T5">На этом слайде показаны строки, перебираемые первым процессом.</text:span></text:p>
            </draw:text-box>
          </draw:frame>
        </presentation:notes>
      </draw:page>
      <draw:page draw:name="page18" draw:style-name="dp1" draw:master-page-name="master_5f_" presentation:presentation-page-layout-name="AL1T1">
        <office:forms form:automatic-focus="false" form:apply-design-mode="false"/>
        <draw:custom-shape draw:style-name="gr51" draw:text-style-name="P54" draw:layer="layout" svg:width="10.23cm" svg:height="2.795cm" svg:x="1.2cm" svg:y="8.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6cm" svg:height="2.343cm" svg:x="1.2cm" svg:y="4.8cm" presentation:class="outline" presentation:user-transformed="true">
          <draw:text-box>
            <text:list text:style-name="L3">
              <text:list-item>
                <text:p text:style-name="P12"><text:span text:style-name="T23">SELECT a.title, s.name</text:span><text:span text:style-name="T23"><text:line-break/></text:span><text:span text:style-name="T23">FROM albums a JOIN songs s ON a.id = s.album_id;</text:span></text:p>
              </text:list-item>
            </text:list>
          </draw:text-box>
        </draw:frame>
        <draw:frame presentation:style-name="pr14" draw:text-style-name="P8" draw:layer="layout" svg:width="20.136cm" svg:height="1.803cm" svg:x="1.2cm" svg:y="0.737cm" presentation:class="title" presentation:user-transformed="true">
          <draw:text-box>
            <text:p>В параллельных планах</text:p>
          </draw:text-box>
        </draw:frame>
        <draw:custom-shape draw:style-name="gr9" draw:text-style-name="P24" draw:layer="layout" svg:width="6cm" svg:height="1cm" svg:x="18.128cm" svg:y="9.201cm">
          <text:p text:style-name="P23"><text:span text:style-name="T21">name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draw:layer="layout" svg:width="1.5cm" svg:height="1cm" svg:x="16.628cm" svg:y="9.201cm">
          <text:p text:style-name="P23"><text:span text:style-name="T21">album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.5cm" svg:height="1cm" svg:x="1.702cm" svg:y="7.703cm">
          <text:p text:style-name="P25"><text:span text:style-name="T22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5.5cm" svg:height="1cm" svg:x="3.202cm" svg:y="7.703cm">
          <text:p text:style-name="P25"><text:span text:style-name="T22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.114cm" svg:height="1cm" svg:x="8.702cm" svg:y="7.703cm">
          <text:p text:style-name="P25"><text:span text:style-name="T22">year</text:span></text:p>
          <draw:enhanced-geometry svg:viewBox="0 0 21600 21600" draw:type="rectangle" draw:enhanced-path="M 0 0 L 21600 0 21600 21600 0 21600 0 0 Z N"/>
        </draw:custom-shape>
        <draw:custom-shape draw:style-name="gr52" draw:text-style-name="P55" draw:layer="layout" svg:width="1.5cm" svg:height="1cm" svg:x="1.7cm" svg:y="9.101cm">
          <text:p text:style-name="P25"><text:span text:style-name="T22">1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1.5cm" svg:height="1cm" svg:x="1.7cm" svg:y="10.10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64" draw:layer="layout" svg:width="5.5cm" svg:height="1cm" svg:x="3.2cm" svg:y="9.101cm">
          <text:p text:style-name="P56"><text:span text:style-name="T22">Yellow Submarine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draw:layer="layout" svg:width="5.5cm" svg:height="1cm" svg:x="3.2cm" svg:y="10.10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4" xml:id="id46" draw:id="id46" draw:layer="layout" svg:width="1.5cm" svg:height="1cm" svg:x="16.8cm" svg:y="15.201cm">
          <text:p text:style-name="P23"><text:span text:style-name="T21">5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xml:id="id42" draw:id="id42" draw:layer="layout" svg:width="1.5cm" svg:height="1cm" svg:x="16.8cm" svg:y="12.2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xml:id="id44" draw:id="id44" draw:layer="layout" svg:width="1.5cm" svg:height="1cm" svg:x="16.8cm" svg:y="13.2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cm" svg:y="15.201cm">
          <text:p text:style-name="P28"><text:span text:style-name="T21">A Day in the Life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cm" svg:y="12.201cm">
          <text:p text:style-name="P28"><text:span text:style-name="T21">Another Girl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cm" svg:y="13.201cm">
          <text:p text:style-name="P28"><text:span text:style-name="T21">Act Naturally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xml:id="id40" draw:id="id40" draw:layer="layout" svg:width="1.5cm" svg:height="1cm" svg:x="16.8cm" svg:y="10.2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6cm" svg:height="1cm" svg:x="18.3cm" svg:y="10.201cm">
          <text:p text:style-name="P28"><text:span text:style-name="T21">All Together Now</text:span></text:p>
          <draw:enhanced-geometry svg:viewBox="0 0 21600 21600" draw:type="rectangle" draw:enhanced-path="M 0 0 L 21600 0 21600 21600 0 21600 0 0 Z N"/>
        </draw:custom-shape>
        <draw:custom-shape draw:style-name="gr69" draw:text-style-name="P63" xml:id="id45" draw:id="id45" draw:layer="layout" svg:width="1.5cm" svg:height="1cm" svg:x="16.8cm" svg:y="14.201cm">
          <text:p text:style-name="P23"><text:span text:style-name="T21">3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xml:id="id41" draw:id="id41" draw:layer="layout" svg:width="1.5cm" svg:height="1cm" svg:x="16.8cm" svg:y="11.2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70" draw:text-style-name="P65" draw:layer="layout" svg:width="6cm" svg:height="1cm" svg:x="18.3cm" svg:y="14.201cm">
          <text:p text:style-name="P28"><text:span text:style-name="T21">Across the Universe</text:span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6cm" svg:height="1cm" svg:x="18.3cm" svg:y="11.201cm">
          <text:p text:style-name="P28"><text:span text:style-name="T21">All You Need Is Love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702cm" svg:y="10.1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5" draw:layer="layout" svg:width="2.114cm" svg:height="1cm" svg:x="8.702cm" svg:y="9.103cm">
          <text:p text:style-name="P25"><text:span text:style-name="T22">1969</text:span></text:p>
          <draw:enhanced-geometry svg:viewBox="0 0 21600 21600" draw:type="rectangle" draw:enhanced-path="M 0 0 L 21600 0 21600 21600 0 21600 0 0 Z N"/>
        </draw:custom-shape>
        <draw:custom-shape draw:style-name="gr60" draw:text-style-name="P59" draw:layer="layout" svg:width="10.23cm" svg:height="2.795cm" svg:x="1.2cm" svg:y="11.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0" draw:layer="layout" svg:width="10.23cm" svg:height="2.795cm" svg:x="1.2cm" svg:y="14.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4" draw:layer="layout" svg:width="1.5cm" svg:height="1cm" svg:x="1.7cm" svg:y="14.701cm">
          <text:p text:style-name="P25"><text:span text:style-name="T22">6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1.5cm" svg:height="1cm" svg:x="1.7cm" svg:y="15.70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5.5cm" svg:height="1cm" svg:x="3.2cm" svg:y="14.701cm">
          <text:p text:style-name="P31"><text:span text:style-name="T22">Abbey Road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draw:layer="layout" svg:width="5.5cm" svg:height="1cm" svg:x="3.2cm" svg:y="15.7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2.114cm" svg:height="1cm" svg:x="8.702cm" svg:y="14.703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702cm" svg:y="15.70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1" draw:layer="layout" svg:width="1.5cm" svg:height="1cm" svg:x="1.7cm" svg:y="12.901cm">
          <text:p text:style-name="P25"><text:span text:style-name="T22">4</text:span></text:p>
          <draw:enhanced-geometry svg:viewBox="0 0 21600 21600" draw:type="rectangle" draw:enhanced-path="M 0 0 L 21600 0 21600 21600 0 21600 0 0 Z N"/>
        </draw:custom-shape>
        <draw:custom-shape draw:style-name="gr65" draw:text-style-name="P62" draw:layer="layout" svg:width="5.5cm" svg:height="1cm" svg:x="3.2cm" svg:y="12.901cm">
          <text:p text:style-name="P31"><text:span text:style-name="T22">The Beat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63" xml:id="id47" draw:id="id47" draw:layer="layout" svg:width="2.114cm" svg:height="1cm" svg:x="8.702cm" svg:y="12.903cm">
          <text:p text:style-name="P23"><text:span text:style-name="T21">1968</text:span></text:p>
          <draw:enhanced-geometry svg:viewBox="0 0 21600 21600" draw:type="rectangle" draw:enhanced-path="M 0 0 L 21600 0 21600 21600 0 21600 0 0 Z N"/>
        </draw:custom-shape>
        <draw:custom-shape draw:style-name="gr64" draw:text-style-name="P61" draw:layer="layout" svg:width="1.5cm" svg:height="1cm" svg:x="1.7cm" svg:y="11.901cm">
          <text:p text:style-name="P25"><text:span text:style-name="T22">3</text:span></text:p>
          <draw:enhanced-geometry svg:viewBox="0 0 21600 21600" draw:type="rectangle" draw:enhanced-path="M 0 0 L 21600 0 21600 21600 0 21600 0 0 Z N"/>
        </draw:custom-shape>
        <draw:custom-shape draw:style-name="gr65" draw:text-style-name="P62" draw:layer="layout" svg:width="5.5cm" svg:height="1cm" svg:x="3.2cm" svg:y="11.901cm">
          <text:p text:style-name="P31"><text:span text:style-name="T22">Let It Be</text:span></text:p>
          <draw:enhanced-geometry svg:viewBox="0 0 21600 21600" draw:type="rectangle" draw:enhanced-path="M 0 0 L 21600 0 21600 21600 0 21600 0 0 Z N"/>
        </draw:custom-shape>
        <draw:custom-shape draw:style-name="gr66" draw:text-style-name="P63" xml:id="id43" draw:id="id43" draw:layer="layout" svg:width="2.114cm" svg:height="1cm" svg:x="8.702cm" svg:y="11.903cm">
          <text:p text:style-name="P23"><text:span text:style-name="T21">1970</text:span></text:p>
          <draw:enhanced-geometry svg:viewBox="0 0 21600 21600" draw:type="rectangle" draw:enhanced-path="M 0 0 L 21600 0 21600 21600 0 21600 0 0 Z N"/>
        </draw:custom-shape>
        <draw:connector draw:style-name="gr3" draw:text-style-name="P16" draw:layer="layout" draw:type="curve" svg:x1="16.8cm" svg:y1="10.701cm" svg:x2="16.8cm" svg:y2="11.701cm" draw:start-shape="id40" draw:start-glue-point="3" draw:end-shape="id41" draw:end-glue-point="3" svg:d="M16800 10701c-751 0-751 1000 0 1000" svg:viewBox="0 0 564 1001">
          <text:p/>
        </draw:connector>
        <draw:connector draw:style-name="gr3" draw:text-style-name="P16" draw:layer="layout" draw:type="curve" svg:x1="16.8cm" svg:y1="11.701cm" svg:x2="16.8cm" svg:y2="12.701cm" draw:start-shape="id41" draw:start-glue-point="3" draw:end-shape="id42" draw:end-glue-point="3" svg:d="M16800 11701c-751 0-751 1000 0 1000" svg:viewBox="0 0 564 1001">
          <text:p/>
        </draw:connector>
        <draw:connector draw:style-name="gr3" draw:text-style-name="P16" draw:layer="layout" draw:type="curve" svg:x1="10.816cm" svg:y1="12.403cm" svg:x2="16.8cm" svg:y2="10.701cm" draw:start-shape="id43" draw:end-shape="id40" draw:end-glue-point="3" svg:d="M10816 12403c4488 0 1496-1702 5984-1702" svg:viewBox="0 0 5985 1703">
          <text:p/>
        </draw:connector>
        <draw:connector draw:style-name="gr3" draw:text-style-name="P16" draw:layer="layout" draw:type="curve" svg:x1="16.8cm" svg:y1="12.701cm" svg:x2="16.8cm" svg:y2="13.701cm" draw:start-shape="id42" draw:start-glue-point="3" draw:end-shape="id44" draw:end-glue-point="3" svg:d="M16800 12701c-751 0-751 1000 0 1000" svg:viewBox="0 0 564 1001">
          <text:p/>
        </draw:connector>
        <draw:connector draw:style-name="gr3" draw:text-style-name="P16" draw:layer="layout" draw:type="curve" svg:x1="16.8cm" svg:y1="13.701cm" svg:x2="16.8cm" svg:y2="14.701cm" draw:start-shape="id44" draw:start-glue-point="3" draw:end-shape="id45" draw:end-glue-point="3" svg:d="M16800 13701c-751 0-751 1000 0 1000" svg:viewBox="0 0 564 1001">
          <text:p/>
        </draw:connector>
        <draw:connector draw:style-name="gr3" draw:text-style-name="P16" draw:layer="layout" draw:type="curve" svg:x1="16.8cm" svg:y1="14.701cm" svg:x2="16.8cm" svg:y2="15.701cm" draw:start-shape="id45" draw:start-glue-point="3" draw:end-shape="id46" draw:end-glue-point="3" svg:d="M16800 14701c-751 0-751 1000 0 1000" svg:viewBox="0 0 564 1001">
          <text:p/>
        </draw:connector>
        <draw:connector draw:style-name="gr3" draw:text-style-name="P16" draw:layer="layout" draw:type="curve" svg:x1="10.816cm" svg:y1="12.403cm" svg:x2="10.816cm" svg:y2="13.403cm" draw:start-shape="id43" draw:start-glue-point="1" draw:end-shape="id47" draw:end-glue-point="1" svg:d="M10816 12403c751 0 751 1000 0 1000" svg:viewBox="0 0 564 1001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9" draw:layer="layout" svg:width="16.799cm" svg:height="13.364cm" svg:x="2.1cm" svg:y="14.107cm" presentation:class="notes" presentation:user-transformed="true">
            <draw:text-box>
              <text:p text:style-name="P21"><text:span text:style-name="T5">Второй процесс просканирует весь набор и найдет одно соответствие.</text:span></text:p>
            </draw:text-box>
          </draw:frame>
        </presentation:notes>
      </draw:page>
      <draw:page draw:name="page19" draw:style-name="dp1" draw:master-page-name="master_5f_" presentation:presentation-page-layout-name="AL1T1">
        <office:forms form:automatic-focus="false" form:apply-design-mode="false"/>
        <draw:custom-shape draw:style-name="gr51" draw:text-style-name="P54" draw:layer="layout" svg:width="10.23cm" svg:height="2.795cm" svg:x="1.2cm" svg:y="8.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6cm" svg:height="2.343cm" svg:x="1.2cm" svg:y="4.8cm" presentation:class="outline" presentation:user-transformed="true">
          <draw:text-box>
            <text:list text:style-name="L3">
              <text:list-item>
                <text:p text:style-name="P12"><text:span text:style-name="T23">SELECT a.title, s.name</text:span><text:span text:style-name="T23"><text:line-break/></text:span><text:span text:style-name="T23">FROM albums a JOIN songs s ON a.id = s.album_id;</text:span></text:p>
              </text:list-item>
            </text:list>
          </draw:text-box>
        </draw:frame>
        <draw:frame presentation:style-name="pr14" draw:text-style-name="P8" draw:layer="layout" svg:width="20.136cm" svg:height="1.803cm" svg:x="1.2cm" svg:y="0.737cm" presentation:class="title" presentation:user-transformed="true">
          <draw:text-box>
            <text:p>В параллельных планах</text:p>
          </draw:text-box>
        </draw:frame>
        <draw:custom-shape draw:style-name="gr9" draw:text-style-name="P24" draw:layer="layout" svg:width="6cm" svg:height="1cm" svg:x="18.128cm" svg:y="9.201cm">
          <text:p text:style-name="P23"><text:span text:style-name="T21">name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draw:layer="layout" svg:width="1.5cm" svg:height="1cm" svg:x="16.628cm" svg:y="9.201cm">
          <text:p text:style-name="P23"><text:span text:style-name="T21">album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.5cm" svg:height="1cm" svg:x="1.702cm" svg:y="7.703cm">
          <text:p text:style-name="P25"><text:span text:style-name="T22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5.5cm" svg:height="1cm" svg:x="3.202cm" svg:y="7.703cm">
          <text:p text:style-name="P25"><text:span text:style-name="T22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.114cm" svg:height="1cm" svg:x="8.702cm" svg:y="7.703cm">
          <text:p text:style-name="P25"><text:span text:style-name="T22">year</text:span></text:p>
          <draw:enhanced-geometry svg:viewBox="0 0 21600 21600" draw:type="rectangle" draw:enhanced-path="M 0 0 L 21600 0 21600 21600 0 21600 0 0 Z N"/>
        </draw:custom-shape>
        <draw:custom-shape draw:style-name="gr52" draw:text-style-name="P55" draw:layer="layout" svg:width="1.5cm" svg:height="1cm" svg:x="1.7cm" svg:y="9.101cm">
          <text:p text:style-name="P25"><text:span text:style-name="T22">1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1.5cm" svg:height="1cm" svg:x="1.7cm" svg:y="10.10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4" draw:layer="layout" svg:width="5.5cm" svg:height="1cm" svg:x="3.2cm" svg:y="9.101cm">
          <text:p text:style-name="P56"><text:span text:style-name="T22">Yellow Submarine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draw:layer="layout" svg:width="5.5cm" svg:height="1cm" svg:x="3.2cm" svg:y="10.10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4" xml:id="id54" draw:id="id54" draw:layer="layout" svg:width="1.5cm" svg:height="1cm" svg:x="16.8cm" svg:y="15.201cm">
          <text:p text:style-name="P23"><text:span text:style-name="T21">5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xml:id="id50" draw:id="id50" draw:layer="layout" svg:width="1.5cm" svg:height="1cm" svg:x="16.8cm" svg:y="12.2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xml:id="id52" draw:id="id52" draw:layer="layout" svg:width="1.5cm" svg:height="1cm" svg:x="16.8cm" svg:y="13.201cm">
          <text:p text:style-name="P23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cm" svg:y="15.201cm">
          <text:p text:style-name="P28"><text:span text:style-name="T21">A Day in the Life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cm" svg:y="12.201cm">
          <text:p text:style-name="P28"><text:span text:style-name="T21">Another Girl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6cm" svg:height="1cm" svg:x="18.3cm" svg:y="13.201cm">
          <text:p text:style-name="P28"><text:span text:style-name="T21">Act Naturally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xml:id="id48" draw:id="id48" draw:layer="layout" svg:width="1.5cm" svg:height="1cm" svg:x="16.8cm" svg:y="10.2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6cm" svg:height="1cm" svg:x="18.3cm" svg:y="10.201cm">
          <text:p text:style-name="P28"><text:span text:style-name="T21">All Together Now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xml:id="id53" draw:id="id53" draw:layer="layout" svg:width="1.5cm" svg:height="1cm" svg:x="16.8cm" svg:y="14.201cm">
          <text:p text:style-name="P23"><text:span text:style-name="T21">3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xml:id="id49" draw:id="id49" draw:layer="layout" svg:width="1.5cm" svg:height="1cm" svg:x="16.8cm" svg:y="11.201cm">
          <text:p text:style-name="P23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6cm" svg:height="1cm" svg:x="18.3cm" svg:y="14.201cm">
          <text:p text:style-name="P28"><text:span text:style-name="T21">Across the Universe</text:span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6cm" svg:height="1cm" svg:x="18.3cm" svg:y="11.201cm">
          <text:p text:style-name="P28"><text:span text:style-name="T21">All You Need Is Love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702cm" svg:y="10.1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5" draw:layer="layout" svg:width="2.114cm" svg:height="1cm" svg:x="8.702cm" svg:y="9.103cm">
          <text:p text:style-name="P25"><text:span text:style-name="T22">1969</text:span></text:p>
          <draw:enhanced-geometry svg:viewBox="0 0 21600 21600" draw:type="rectangle" draw:enhanced-path="M 0 0 L 21600 0 21600 21600 0 21600 0 0 Z N"/>
        </draw:custom-shape>
        <draw:custom-shape draw:style-name="gr60" draw:text-style-name="P59" draw:layer="layout" svg:width="10.23cm" svg:height="2.795cm" svg:x="1.2cm" svg:y="11.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0" draw:layer="layout" svg:width="10.23cm" svg:height="2.795cm" svg:x="1.2cm" svg:y="14.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4" draw:layer="layout" svg:width="1.5cm" svg:height="1cm" svg:x="1.7cm" svg:y="14.701cm">
          <text:p text:style-name="P25"><text:span text:style-name="T22">6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1.5cm" svg:height="1cm" svg:x="1.7cm" svg:y="15.70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5.5cm" svg:height="1cm" svg:x="3.2cm" svg:y="14.701cm">
          <text:p text:style-name="P31"><text:span text:style-name="T22">Abbey Road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draw:layer="layout" svg:width="5.5cm" svg:height="1cm" svg:x="3.2cm" svg:y="15.7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xml:id="id51" draw:id="id51" draw:layer="layout" svg:width="2.114cm" svg:height="1cm" svg:x="8.702cm" svg:y="14.703cm">
          <text:p text:style-name="P23"><text:span text:style-name="T21">1969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114cm" svg:height="1cm" svg:x="8.702cm" svg:y="15.70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1" draw:layer="layout" svg:width="1.5cm" svg:height="1cm" svg:x="1.7cm" svg:y="12.901cm">
          <text:p text:style-name="P25"><text:span text:style-name="T22">4</text:span></text:p>
          <draw:enhanced-geometry svg:viewBox="0 0 21600 21600" draw:type="rectangle" draw:enhanced-path="M 0 0 L 21600 0 21600 21600 0 21600 0 0 Z N"/>
        </draw:custom-shape>
        <draw:custom-shape draw:style-name="gr65" draw:text-style-name="P62" draw:layer="layout" svg:width="5.5cm" svg:height="1cm" svg:x="3.2cm" svg:y="12.901cm">
          <text:p text:style-name="P31"><text:span text:style-name="T22">The Beat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63" draw:layer="layout" svg:width="2.114cm" svg:height="1cm" svg:x="8.702cm" svg:y="12.903cm">
          <text:p text:style-name="P23"><text:span text:style-name="T21">1968</text:span></text:p>
          <draw:enhanced-geometry svg:viewBox="0 0 21600 21600" draw:type="rectangle" draw:enhanced-path="M 0 0 L 21600 0 21600 21600 0 21600 0 0 Z N"/>
        </draw:custom-shape>
        <draw:custom-shape draw:style-name="gr64" draw:text-style-name="P61" draw:layer="layout" svg:width="1.5cm" svg:height="1cm" svg:x="1.7cm" svg:y="11.901cm">
          <text:p text:style-name="P25"><text:span text:style-name="T22">3</text:span></text:p>
          <draw:enhanced-geometry svg:viewBox="0 0 21600 21600" draw:type="rectangle" draw:enhanced-path="M 0 0 L 21600 0 21600 21600 0 21600 0 0 Z N"/>
        </draw:custom-shape>
        <draw:custom-shape draw:style-name="gr65" draw:text-style-name="P62" draw:layer="layout" svg:width="5.5cm" svg:height="1cm" svg:x="3.2cm" svg:y="11.901cm">
          <text:p text:style-name="P31"><text:span text:style-name="T22">Let It Be</text:span></text:p>
          <draw:enhanced-geometry svg:viewBox="0 0 21600 21600" draw:type="rectangle" draw:enhanced-path="M 0 0 L 21600 0 21600 21600 0 21600 0 0 Z N"/>
        </draw:custom-shape>
        <draw:custom-shape draw:style-name="gr66" draw:text-style-name="P63" draw:layer="layout" svg:width="2.114cm" svg:height="1cm" svg:x="8.702cm" svg:y="11.903cm">
          <text:p text:style-name="P23"><text:span text:style-name="T21">1970</text:span></text:p>
          <draw:enhanced-geometry svg:viewBox="0 0 21600 21600" draw:type="rectangle" draw:enhanced-path="M 0 0 L 21600 0 21600 21600 0 21600 0 0 Z N"/>
        </draw:custom-shape>
        <draw:connector draw:style-name="gr3" draw:text-style-name="P16" draw:layer="layout" draw:type="curve" svg:x1="16.8cm" svg:y1="10.701cm" svg:x2="16.8cm" svg:y2="11.701cm" draw:start-shape="id48" draw:start-glue-point="3" draw:end-shape="id49" draw:end-glue-point="3" svg:d="M16800 10701c-751 0-751 1000 0 1000" svg:viewBox="0 0 564 1001">
          <text:p/>
        </draw:connector>
        <draw:connector draw:style-name="gr3" draw:text-style-name="P16" draw:layer="layout" draw:type="curve" svg:x1="16.8cm" svg:y1="11.701cm" svg:x2="16.8cm" svg:y2="12.701cm" draw:start-shape="id49" draw:start-glue-point="3" draw:end-shape="id50" draw:end-glue-point="3" svg:d="M16800 11701c-751 0-751 1000 0 1000" svg:viewBox="0 0 564 1001">
          <text:p/>
        </draw:connector>
        <draw:connector draw:style-name="gr3" draw:text-style-name="P16" draw:layer="layout" draw:type="curve" svg:x1="10.816cm" svg:y1="15.203cm" svg:x2="16.8cm" svg:y2="10.701cm" draw:start-shape="id51" draw:start-glue-point="1" draw:end-shape="id48" draw:end-glue-point="3" svg:d="M10816 15203c4488 0 1496-4502 5984-4502" svg:viewBox="0 0 5985 4503">
          <text:p/>
        </draw:connector>
        <draw:connector draw:style-name="gr3" draw:text-style-name="P16" draw:layer="layout" draw:type="curve" svg:x1="16.8cm" svg:y1="12.701cm" svg:x2="16.8cm" svg:y2="13.701cm" draw:start-shape="id50" draw:start-glue-point="3" draw:end-shape="id52" draw:end-glue-point="3" svg:d="M16800 12701c-751 0-751 1000 0 1000" svg:viewBox="0 0 564 1001">
          <text:p/>
        </draw:connector>
        <draw:connector draw:style-name="gr3" draw:text-style-name="P16" draw:layer="layout" draw:type="curve" svg:x1="16.8cm" svg:y1="13.701cm" svg:x2="16.8cm" svg:y2="14.701cm" draw:start-shape="id52" draw:start-glue-point="3" draw:end-shape="id53" draw:end-glue-point="3" svg:d="M16800 13701c-751 0-751 1000 0 1000" svg:viewBox="0 0 564 1001">
          <text:p/>
        </draw:connector>
        <draw:connector draw:style-name="gr3" draw:text-style-name="P16" draw:layer="layout" draw:type="curve" svg:x1="16.8cm" svg:y1="14.701cm" svg:x2="16.8cm" svg:y2="15.701cm" draw:start-shape="id53" draw:start-glue-point="3" draw:end-shape="id54" draw:end-glue-point="3" svg:d="M16800 14701c-751 0-751 1000 0 1000" svg:viewBox="0 0 564 1001">
          <text:p/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39" draw:layer="layout" svg:width="16.799cm" svg:height="13.364cm" svg:x="2.1cm" svg:y="14.107cm" presentation:class="notes" presentation:user-transformed="true">
            <draw:text-box>
              <text:p text:style-name="P21"><text:span text:style-name="T5">А третий процесс не обнаружит ни одного соответствия.</text:span></text:p>
              <text:p text:style-name="P21"><text:span text:style-name="T5">Конечно, все три процесса сканируют внутренний набор одновременно, а не по очереди.</text:span></text:p>
            </draw:text-box>
          </draw:frame>
        </presentation:notes>
      </draw:page>
      <draw:page draw:name="page20" draw:style-name="dp1" draw:master-page-name="master_5f__5f_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43" draw:text-style-name="P49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_5f__5f_" presentation:presentation-page-layout-name="AL1T1">
        <office:forms form:automatic-focus="false" form:apply-design-mode="false"/>
        <draw:frame presentation:style-name="pr15" draw:text-style-name="P8" draw:layer="layout" svg:width="20.136cm" svg:height="2.057cm" svg:x="1.2cm" svg:y="0.737cm" presentation:class="title" presentation:user-transformed="true">
          <draw:text-box>
            <text:p>Итоги</text:p>
          </draw:text-box>
        </draw:frame>
        <draw:frame presentation:style-name="pr8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2"><text:span text:style-name="T10">Соединение слиянием может потребовать подготовки</text:span></text:p>
                <text:list>
                  <text:list-item>
                    <text:p text:style-name="P51"><text:span text:style-name="T33">надо отсортировать наборы строк</text:span></text:p>
                  </text:list-item>
                  <text:list-item>
                    <text:p text:style-name="P50"><text:span text:style-name="T33">или получить их заранее отсортированными</text:span></text:p>
                  </text:list-item>
                </text:list>
              </text:list-item>
              <text:list-item>
                <text:p text:style-name="P12"><text:span text:style-name="T10">Эффективно для больших выборок</text:span></text:p>
                <text:list>
                  <text:list-item>
                    <text:p text:style-name="P51"><text:span text:style-name="T33">хорошо, если наборы уже отсортированы</text:span></text:p>
                  </text:list-item>
                  <text:list-item>
                    <text:p text:style-name="P50"><text:span text:style-name="T33">хорошо, если нужен отсортированный результат</text:span></text:p>
                  </text:list-item>
                </text:list>
              </text:list-item>
              <text:list-item>
                <text:p text:style-name="P12"><text:span text:style-name="T10">Не зависит от порядка соединения</text:span></text:p>
              </text:list-item>
              <text:list-item>
                <text:p text:style-name="P66"><text:span text:style-name="T10">Поддерживает только эквисоединения</text:span></text:p>
                <text:list>
                  <text:list-item>
                    <text:p text:style-name="P67"><text:span text:style-name="T33">другие не реализованы, но принципиальных ограничений не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6" draw:text-style-name="P39" draw:layer="layout" svg:width="16.799cm" svg:height="13.566cm" svg:x="2.1cm" svg:y="14.107cm" presentation:class="notes" presentation:user-transformed="true">
            <draw:text-box>
              <text:p text:style-name="P21"><text:span text:style-name="T5">Чтобы начать соединение слиянием, оба набора строк должны быть отсортированы. Хорошо, если удается получить данные уже в нужном порядке; если нет — требуется выполнить сортировку.</text:span></text:p>
              <text:p text:style-name="P21"><text:span text:style-name="T5">Само слияние выполняется очень эффективно даже для больших наборов строк. В качестве приятного бонуса результирующая выборка тоже упорядочена, поэтому такой способ соединения привлекателен, если вышестоящим узлам плана также требуется сортировка (например, запрос с фразой ORDER BY или еще одна сортировка слиянием).</text:span></text:p>
              <text:p text:style-name="P21"><text:span text:style-name="T5">Итак, в распоряжении планировщика есть три способа соединения: вложенный цикл, хеширование и слияние (не считая различных модификаций). Для каждого способа есть ситуации, в которых он оказывается более эффективным, чем остальные. Это позволяет планировщику выбрать именно тот способ, который — как предполагается — лучше подойдет в каждом конкретном случае.</text:span><text:span text:style-name="T5"><text:line-break/></text:span><text:span text:style-name="T5">А точность предположений напрямую зависит от имеющейся статистики.</text:span></text:p>
            </draw:text-box>
          </draw:frame>
        </presentation:notes>
      </draw:page>
      <draw:page draw:name="page22" draw:style-name="dp1" draw:master-page-name="master_5f_" presentation:presentation-page-layout-name="AL1T1">
        <office:forms form:automatic-focus="false" form:apply-design-mode="false"/>
        <draw:frame presentation:style-name="pr17" draw:text-style-name="P8" draw:layer="layout" svg:width="19.8cm" svg:height="1.741cm" svg:x="1.2cm" svg:y="0.737cm" presentation:class="title" presentation:user-transformed="true">
          <draw:text-box>
            <text:p><text:span text:style-name="T9">Практика</text:span></text:p>
          </draw:text-box>
        </draw:frame>
        <draw:frame presentation:style-name="pr18" draw:text-style-name="P70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68"><text:span text:style-name="T37">Проверьте план выполнения запроса, показывающего все места в салонах в порядке кодов самолетов:</text:span></text:p>
                <text:p text:style-name="P20"><text:span text:style-name="T38">SELECT * FROM aircrafts a</text:span><text:span text:style-name="T38"><text:line-break/></text:span><text:span text:style-name="T38"> <text:s/>JOIN seats s ON a.aircraft_code = s.aircraft_code</text:span><text:span text:style-name="T38"><text:line-break/></text:span><text:span text:style-name="T38">ORDER BY a.aircraft_code;</text:span></text:p>
                <text:p text:style-name="P68"><text:span text:style-name="T37">Но оформите его в виде курсора.</text:span></text:p>
                <text:p text:style-name="P68"><text:span text:style-name="T37">Уменьшите значение параметра </text:span><text:span text:style-name="T39">cursor_tuple_fraction</text:span><text:span text:style-name="T39"><text:line-break/></text:span><text:span text:style-name="T37">в десять раз. Как при этом изменился план выполнения?</text:span></text:p>
              </text:list-item>
              <text:list-item>
                <text:p text:style-name="P69"><text:span text:style-name="T40">Самолет можно заменить другим, если его вместимость отличается не более, чем на 20%. Получите таблицу замен между моделями Боинг и Аэробус, выполнив полное соединение</text:span><text:span text:style-name="T37">. Как выполняется запрос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9" draw:text-style-name="P71" draw:layer="layout" svg:width="16.799cm" svg:height="13.364cm" svg:x="2.1cm" svg:y="14.107cm" presentation:class="notes" presentation:user-transformed="true">
            <draw:text-box>
              <text:p text:style-name="P20"><text:span text:style-name="T41">2. Запрос, который нужно выполнить:</text:span></text:p>
              <text:p text:style-name="P20"><text:span text:style-name="T42">WITH cap AS (</text:span><text:span text:style-name="T42"><text:line-break/></text:span><text:span text:style-name="T42"> <text:s text:c="3"/>SELECT a.model, count(*)::numeric capacity</text:span><text:span text:style-name="T42"><text:line-break/></text:span><text:span text:style-name="T42"> <text:s text:c="3"/>FROM aircrafts a</text:span><text:span text:style-name="T42"><text:line-break/></text:span><text:span text:style-name="T42"> <text:s text:c="5"/>JOIN seats s ON a.aircraft_code = s.aircraft_code</text:span><text:span text:style-name="T42"><text:line-break/></text:span><text:span text:style-name="T42"> <text:s text:c="3"/>GROUP BY a.model</text:span><text:span text:style-name="T42"><text:line-break/></text:span><text:span text:style-name="T42">), a AS (</text:span><text:span text:style-name="T42"><text:line-break/></text:span><text:span text:style-name="T42"> <text:s text:c="3"/>SELECT * FROM cap WHERE model LIKE 'Аэробус%'</text:span><text:span text:style-name="T42"><text:line-break/></text:span><text:span text:style-name="T42">), b AS (</text:span><text:span text:style-name="T42"><text:line-break/></text:span><text:span text:style-name="T42"> <text:s text:c="3"/>SELECT * FROM cap WHERE model LIKE 'Боинг%'</text:span><text:span text:style-name="T42"><text:line-break/></text:span><text:span text:style-name="T42">)</text:span><text:span text:style-name="T42"><text:line-break/></text:span><text:span text:style-name="T42">SELECT a.model AS airbus, b.model AS boeing</text:span><text:span text:style-name="T42"><text:line-break/></text:span><text:span text:style-name="T42">FROM a FULL JOIN b</text:span><text:span text:style-name="T42"><text:line-break/></text:span><text:span text:style-name="T42"> <text:s/>ON b.capacity::numeric/a.capacity BETWEEN 0.8 AND 1.2</text:span><text:span text:style-name="T42"><text:line-break/></text:span><text:span text:style-name="T42">ORDER BY 1,2;</text:span></text:p>
              <text:p text:style-name="P20"><text:span text:style-name="T4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, 'Arial Unicode MS'" style:font-charset="x-symbol"/>
    <style:font-face style:name="OpenSymbol2" svg:font-family="OpenSymbol, 'Arial Unicode MS'"/>
    <style:font-face style:name="Liberation Serif3" svg:font-family="'Liberation Serif'" style:font-family-generic="roman"/>
    <style:font-face style:name="Liberation Serif2" svg:font-family="'Liberation Serif'" style:font-adornments="Regular" style:font-family-generic="roman"/>
    <style:font-face style:name="FreeSans2" svg:font-family="FreeSans" style:font-family-generic="swiss"/>
    <style:font-face style:name="Liberation Sans3" svg:font-family="'Liberation Sans'" style:font-family-generic="swiss"/>
    <style:font-face style:name="Liberation Mono" svg:font-family="'Liberation Mono'" style:font-pitch="fixed"/>
    <style:font-face style:name="Liberation Mono3" svg:font-family="'Liberation Mono'" style:font-family-generic="modern" style:font-pitch="fixed"/>
    <style:font-face style:name="Liberation Mono4" svg:font-family="'Liberation Mono', 'Courier New'" style:font-family-generic="modern" style:font-pitch="fixed"/>
    <style:font-face style:name="Liberation Mono1" svg:font-family="'Liberation Mono'" style:font-pitch="variable"/>
    <style:font-face style:name="Liberation Sans5" svg:font-family="'Liberation Sans'" style:font-pitch="variable"/>
    <style:font-face style:name="Liberation Serif4" svg:font-family="'Liberation Serif'" style:font-pitch="variable"/>
    <style:font-face style:name="OpenSymbol3" svg:font-family="OpenSymbol, 'Arial Unicode MS'" style:font-pitch="variable"/>
    <style:font-face style:name="PT Mono" svg:font-family="'PT Mono'" style:font-pitch="variable"/>
    <style:font-face style:name="Liberation Mono2" svg:font-family="'Liberation Mono'" style:font-family-generic="modern" style:font-pitch="variable"/>
    <style:font-face style:name="Liberation Mono5" svg:font-family="'Liberation Mono', 'Courier New'" style:font-family-generic="modern" style:font-pitch="variable"/>
    <style:font-face style:name="Liberation Sans6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Droid Sans Fallback2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Mono6" svg:font-family="'Liberation Mono', 'Courier New'" style:font-family-generic="roman" style:font-pitch="variable"/>
    <style:font-face style:name="Liberation Sans4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7" svg:font-family="'Liberation Mono', 'Courier New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e6e6ff" draw:end-color="#f0e6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pty" xlink:href="Pictures/10000000000000080000000804B398AF1D13287F.png" xlink:type="simple" xlink:show="embed" xlink:actuate="onLoad"/>
    <draw:opacity draw:name="Transparency_20_2" draw:display-name="Transparency 2" draw:style="linear" draw:start="100%" draw:end="50%" draw:angle="0" draw:border="25%"/>
    <draw:opacity draw:name="Transparency_20_5" draw:display-name="Transparency 5" draw:style="rectangular" draw:cx="50%" draw:cy="50%" draw:start="20%" draw:end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4" fo:font-family="'Liberation Mono', 'Courier New'" style:font-family-generic="modern" style:font-pitch="fixed" fo:font-size="10pt" style:font-name-asian="Liberation Mono4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20_Drawing_20_Style_5f_1" style:display-name="Default Drawing Style_1" style:family="graphic">
      <style:graphic-properties draw:stroke="solid" draw:stroke-dash="Long_20_Dash_20__28_Rounded_29_" svg:stroke-width="0cm" svg:stroke-color="#b2b2b2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shrink-to-fit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shrink-to-fit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style:text-outline="false" style:text-line-through-style="none" style:text-line-through-type="none" style:font-name="Liberation Serif4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4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shrink-to-fit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shrink-to-fit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shrink-to-fit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shrink-to-fit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_5f_-background" style:display-name="master__-background" style:family="presentation">
      <style:graphic-properties draw:stroke="none" draw:fill="none"/>
      <style:text-properties style:letter-kerning="true"/>
    </style:style>
    <style:style style:name="master_5f__5f_-backgroundobjects" style:display-name="master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_5f_-notes" style:display-name="master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_5f_-outline1" style:display-name="master__-outline1" style:family="presentation">
      <style:graphic-properties draw:stroke="none" draw:fill="none" draw:auto-grow-height="false" draw:fit-to-size="shrink-to-fit" style:shrink-to-fit="true">
        <text:list-style style:name="master_5f__5f_-outline1" style:display-name="master_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_5f_-outline2" style:display-name="master__-outline2" style:family="presentation" style:parent-style-name="master_5f__5f_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_5f__5f_-outline3" style:display-name="master__-outline3" style:family="presentation" style:parent-style-name="master_5f__5f_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4" style:display-name="master__-outline4" style:family="presentation" style:parent-style-name="master_5f__5f_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5" style:display-name="master__-outline5" style:family="presentation" style:parent-style-name="master_5f__5f_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6" style:display-name="master__-outline6" style:family="presentation" style:parent-style-name="master_5f__5f_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7" style:display-name="master__-outline7" style:family="presentation" style:parent-style-name="master_5f__5f_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8" style:display-name="master__-outline8" style:family="presentation" style:parent-style-name="master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outline9" style:display-name="master__-outline9" style:family="presentation" style:parent-style-name="master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subtitle" style:display-name="master__-subtitle" style:family="presentation">
      <style:graphic-properties draw:stroke="none" draw:fill="none" draw:textarea-vertical-align="middle">
        <text:list-style style:name="master_5f__5f_-subtitle" style:display-name="master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_5f_-title" style:display-name="master__-title" style:family="presentation">
      <style:graphic-properties draw:stroke="none" draw:fill="none" draw:textarea-horizontal-align="left" draw:textarea-vertical-align="top">
        <text:list-style style:name="master_5f__5f_-title" style:display-name="master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shrink-to-fit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shrink-to-fit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gr6" style:family="graphic" style:parent-style-name="standard">
      <style:graphic-properties draw:stroke="none" draw:fill="none" draw:fill-color="#ffffff" fo:min-height="1.31cm"/>
    </style:style>
    <style:style style:name="Mgr7" style:family="graphic" style:parent-style-name="standard">
      <style:graphic-properties fo:min-height="14.15cm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template2-outline1">
      <style:graphic-properties fo:min-height="12.18cm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6" style:family="presentation" style:parent-style-name="template21-outline1">
      <style:graphic-properties fo:min-height="12.18cm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8" style:family="presentation" style:parent-style-name="template21-title">
      <style:graphic-properties draw:auto-grow-height="false" fo:min-height="3.507cm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5" style:family="presentation" style:parent-style-name="master-outline1">
      <style:graphic-properties fo:min-height="12.18cm"/>
      <style:paragraph-properties style:writing-mode="lr-tb"/>
    </style:style>
    <style:style style:name="Mpr16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9" style:family="presentation" style:parent-style-name="master_5f_-outline1">
      <style:graphic-properties fo:min-height="12.18cm"/>
      <style:paragraph-properties style:writing-mode="lr-tb"/>
    </style:style>
    <style:style style:name="Mpr20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master_5f_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3" style:family="presentation" style:parent-style-name="master_5f__5f_-outline1">
      <style:graphic-properties fo:min-height="12.18cm"/>
      <style:paragraph-properties style:writing-mode="lr-tb"/>
    </style:style>
    <style:style style:name="Mpr24" style:family="presentation" style:parent-style-name="master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aster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7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30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/>
    </style:style>
    <style:style style:name="MT6" style:family="text">
      <style:text-properties fo:color="#000033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1" style:page-layout-name="PM1" draw:style-name="Mdp1"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0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4" draw:text-style-name="MP9" draw:layer="backgroundobjects" svg:width="4.87cm" svg:height="2.16cm" svg:x="22.15cm" svg:y="0.28cm">
        <draw:image xlink:href="Pictures/10001A070000819B00003A65B4E95F85BABC18C4.svg" xlink:type="simple" xlink:show="embed" xlink:actuate="onLoad" loext:mime-type="image/svg+xml">
          <text:p/>
        </draw:image>
        <draw:image xlink:href="Pictures/100002010000041E000001DBBD3DD6AA1C9FC508.png" xlink:type="simple" xlink:show="embed" xlink:actuate="onLoad" loext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2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DFD01664D17F7F3C.jpg" xlink:type="simple" xlink:show="embed" xlink:actuate="onLoad" loext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3" style:page-layout-name="PM1" draw:style-name="Mdp1"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2" draw:layer="backgroundobjects" svg:width="19.8cm" svg:height="1.56cm" svg:x="1.4cm" svg:y="0.837cm">
        <draw:text-box>
          <text:p/>
        </draw:text-box>
      </draw:frame>
      <draw:frame draw:style-name="Mgr7" draw:text-style-name="MP6" draw:layer="backgroundobjects" svg:width="25.6cm" svg:height="14.4cm" svg:x="1.2cm" svg:y="4.8cm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13" draw:layer="backgroundobjects" svg:width="2.2cm" svg:height="1.19cm" svg:x="24.6cm" svg:y="19.2cm">
        <draw:text-box>
          <text:p text:style-name="MP7"><text:span text:style-name="MT6"><text:page-number>&lt;number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" style:page-layout-name="PM1" draw:style-name="Mdp1">
      <draw:custom-shape presentation:style-name="Mpr14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5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draw:custom-shape presentation:style-name="Mpr18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9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_5f_" style:display-name="master__" style:page-layout-name="PM1" draw:style-name="Mdp1">
      <draw:custom-shape presentation:style-name="Mpr22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_5f_-title" draw:layer="backgroundobjects" svg:width="19.8cm" svg:height="1.56cm" svg:x="1.4cm" svg:y="0.837cm" presentation:class="title" presentation:placeholder="true">
        <draw:text-box/>
      </draw:frame>
      <draw:frame presentation:style-name="Mpr23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13" draw:layer="backgroundobjects" svg:width="2.2cm" svg:height="1.19cm" svg:x="24.6cm" svg:y="19.2cm">
        <draw:text-box>
          <text:p text:style-name="MP7"><text:span text:style-name="MT6"><text:page-number>&lt;number&gt;</text:page-number></text:span></text:p>
        </draw:text-box>
      </draw:frame>
      <presentation:notes style:page-layout-name="PM0">
        <draw:page-thumbnail presentation:style-name="master_5f__5f_-title" draw:layer="backgroundobjects" svg:width="14.848cm" svg:height="11.136cm" svg:x="3.075cm" svg:y="2.257cm" presentation:class="page"/>
        <draw:frame presentation:style-name="master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4" draw:text-style-name="MP9" draw:layer="backgroundobjects" svg:width="28cm" svg:height="21.64cm" svg:x="0cm" svg:y="1.235cm">
        <draw:image xlink:href="Pictures/10000000000008A80000067E0718B814CD2AB836.jpg" xlink:type="simple" xlink:show="embed" xlink:actuate="onLoad" loext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8.288cm" svg:height="3.498cm" svg:x="0.856cm" svg:y="5.646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custom-shape presentation:style-name="Mpr26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9" draw:layer="backgroundobjects" svg:width="28cm" svg:height="21.64cm" svg:x="0cm" svg:y="0cm">
        <draw:image xlink:href="Pictures/10000000000008A80000067E0718B814CD2AB836.jpg" xlink:type="simple" xlink:show="embed" xlink:actuate="onLoad" loext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9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9" draw:layer="backgroundobjects" svg:width="6.698cm" svg:height="3.018cm" svg:x="1.43cm" svg:y="5.522cm">
        <draw:image xlink:href="Pictures/10001EB70000819B00003A653728BE2E112D5303.svg" xlink:type="simple" xlink:show="embed" xlink:actuate="onLoad" loext:mime-type="image/svg+xml">
          <text:p/>
        </draw:image>
        <draw:image xlink:href="Pictures/100002010000041E000001DBA002318E9994B0B7.png" xlink:type="simple" xlink:show="embed" xlink:actuate="onLoad" loext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6-01T16:50:20.766729314</meta:creation-date>
    <meta:editing-duration>P24DT6H7M52S</meta:editing-duration>
    <meta:editing-cycles>1221</meta:editing-cycles>
    <meta:generator>LibreOffice/6.4.7.2$MacOSX_X86_64 LibreOffice_project/639b8ac485750d5696d7590a72ef1b496725cfb5</meta:generator>
    <dc:date>2024-12-26T19:43:37.021762441</dc:date>
    <dc:creator>Егориус </dc:creator>
    <meta:document-statistic meta:object-count="645"/>
    <meta:template xlink:type="simple" xlink:actuate="onRequest" xlink:title="master" xlink:href="../../../../tmp/DBA1/master.otp" meta:date="2015-06-01T16:50:20.490561969"/>
  </office:meta>
</office:document-meta>
</file>